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45.56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43.83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44.11mm"/>
    </style:style>
    <style:style style:name="co15" style:family="table-column">
      <style:table-column-properties fo:break-before="auto" style:column-width="53.09mm"/>
    </style:style>
    <style:style style:name="co16" style:family="table-column">
      <style:table-column-properties fo:break-before="auto" style:column-width="65.99mm"/>
    </style:style>
    <style:style style:name="co17" style:family="table-column">
      <style:table-column-properties fo:break-before="auto" style:column-width="12.79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26.14mm"/>
    </style:style>
    <style:style style:name="co20" style:family="table-column">
      <style:table-column-properties fo:break-before="auto" style:column-width="34.31mm"/>
    </style:style>
    <style:style style:name="co21" style:family="table-column">
      <style:table-column-properties fo:break-before="auto" style:column-width="17.97mm"/>
    </style:style>
    <style:style style:name="co22" style:family="table-column">
      <style:table-column-properties fo:break-before="auto" style:column-width="17.78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9.33mm"/>
    </style:style>
    <style:style style:name="co27" style:family="table-column">
      <style:table-column-properties fo:break-before="auto" style:column-width="25.52mm"/>
    </style:style>
    <style:style style:name="co28" style:family="table-column">
      <style:table-column-properties fo:break-before="auto" style:column-width="23.67mm"/>
    </style:style>
    <style:style style:name="co29" style:family="table-column">
      <style:table-column-properties fo:break-before="auto" style:column-width="13.35mm"/>
    </style:style>
    <style:style style:name="co30" style:family="table-column">
      <style:table-column-properties fo:break-before="auto" style:column-width="17.43mm"/>
    </style:style>
    <style:style style:name="co31" style:family="table-column">
      <style:table-column-properties fo:break-before="auto" style:column-width="15.79mm"/>
    </style:style>
    <style:style style:name="co32" style:family="table-column">
      <style:table-column-properties fo:break-before="auto" style:column-width="26.23mm"/>
    </style:style>
    <style:style style:name="co33" style:family="table-column">
      <style:table-column-properties fo:break-before="auto" style:column-width="24.32mm"/>
    </style:style>
    <style:style style:name="co34" style:family="table-column">
      <style:table-column-properties fo:break-before="auto" style:column-width="13.69mm"/>
    </style:style>
    <style:style style:name="co35" style:family="table-column">
      <style:table-column-properties fo:break-before="auto" style:column-width="18.79mm"/>
    </style:style>
    <style:style style:name="co36" style:family="table-column">
      <style:table-column-properties fo:break-before="auto" style:column-width="16.14mm"/>
    </style:style>
    <style:style style:name="co37" style:family="table-column">
      <style:table-column-properties fo:break-before="auto" style:column-width="31.4mm"/>
    </style:style>
    <style:style style:name="co38" style:family="table-column">
      <style:table-column-properties fo:break-before="auto" style:column-width="60.2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fo:background-color="transparent" fo:border="0.06pt solid #000000"/>
      <style:text-properties fo:color="#ff3300" fo:font-size="11pt" style:font-size-asian="11pt" style:font-size-complex="11pt"/>
    </style:style>
    <style:style style:name="ce20" style:family="table-cell" style:parent-style-name="Default">
      <style:table-cell-properties fo:background-color="#ffff99" fo:border="0.06pt solid #000000"/>
      <style:text-properties style:use-window-font-color="true" fo:font-size="11pt" style:font-size-asian="11pt" style:font-size-complex="11pt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2"/>
    </style:style>
    <style:style style:name="ce2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9"/>
    </style:style>
    <style:style style:name="ce2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59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63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0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5"/>
    </style:style>
    <style:style style:name="ce28" style:family="table-cell" style:parent-style-name="Default">
      <style:map style:condition="cell-content()&lt;100" style:apply-style-name="fonte_20_vermelha" style:base-cell-address="CBO.D79"/>
    </style:style>
    <style:style style:name="ce2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8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15"/>
    </style:style>
    <style:style style:name="ce3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42"/>
    </style:style>
    <style:style style:name="ce33" style:family="table-cell" style:parent-style-name="Default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eeeeee" fo:border="0.06pt solid #000000"/>
      <style:text-properties style:use-window-font-color="true" fo:font-size="11pt" style:font-size-asian="11pt" style:font-size-complex="11pt"/>
    </style:style>
    <style:style style:name="ce36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38" style:family="table-cell" style:parent-style-name="Default" style:data-style-name="N1">
      <style:table-cell-properties fo:background-color="#eeeeee" fo:border="0.06pt solid #000000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fo:background-color="#ffff99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">
      <style:table-cell-properties fo:background-color="#ff3300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">
      <style:table-cell-properties fo:background-color="#ff3300"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2"/>
    </style:style>
    <style:style style:name="ce4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1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9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59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63"/>
    </style:style>
    <style:style style:name="ce4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2"/>
    </style:style>
    <style:style style:name="ce5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0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7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14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41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2"/>
    </style:style>
    <style:style style:name="ce5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1"/>
    </style:style>
    <style:style style:name="ce5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9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59"/>
    </style:style>
    <style:style style:name="ce6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3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3" style:family="table-cell" style:parent-style-name="Default">
      <style:map style:condition="cell-content()&lt;100" style:apply-style-name="fonte_20_vermelha" style:base-cell-address="LOC.D64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75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0"/>
    </style:style>
    <style:style style:name="ce6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7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14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41"/>
    </style:style>
    <style:style style:name="ce7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0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1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9"/>
    </style:style>
    <style:style style:name="ce7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59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63"/>
    </style:style>
    <style:style style:name="ce7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0"/>
    </style:style>
    <style:style style:name="ce7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5"/>
    </style:style>
    <style:style style:name="ce7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0"/>
    </style:style>
    <style:style style:name="ce7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7"/>
    </style:style>
    <style:style style:name="ce8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14"/>
    </style:style>
    <style:style style:name="ce8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41"/>
    </style:style>
    <style:style style:name="ce82" style:family="table-cell" style:parent-style-name="Default">
      <style:table-cell-properties fo:background-color="#666666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85" style:family="table-cell" style:parent-style-name="Default">
      <style:table-cell-properties fo:background-color="#dcffc5" fo:border="0.06pt solid #000000"/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#cafffd" fo:border="0.06pt solid #000000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#fdecff" fo:border="0.06pt solid #000000"/>
      <style:text-properties fo:font-size="11pt" style:font-size-asian="11pt" style:font-size-complex="11pt"/>
    </style:style>
    <style:style style:name="ce8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">
      <style:table-cell-properties fo:background-color="#dcffc5" fo:border="0.06pt solid #000000"/>
      <style:text-properties fo:font-size="11pt" style:font-size-asian="11pt" style:font-size-complex="11pt"/>
    </style:style>
    <style:style style:name="ce91" style:family="table-cell" style:parent-style-name="Default" style:data-style-name="N1">
      <style:table-cell-properties fo:background-color="#cafffd" fo:border="0.06pt solid #000000"/>
      <style:text-properties fo:font-size="11pt" style:font-size-asian="11pt" style:font-size-complex="11pt"/>
    </style:style>
    <style:style style:name="ce92" style:family="table-cell" style:parent-style-name="Default" style:data-style-name="N1">
      <style:table-cell-properties fo:background-color="#fdecff" fo:border="0.06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ackground-color="transparent" fo:border="0.06pt solid #000000"/>
      <style:text-properties fo:color="#000000" fo:font-size="11pt" style:font-size-asian="11pt" style:font-size-complex="11pt"/>
    </style:style>
    <style:style style:name="ce9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2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3"/>
    </style:style>
    <style:style style:name="ce9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4"/>
    </style:style>
    <style:style style:name="ce9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5"/>
    </style:style>
    <style:style style:name="ce9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6"/>
    </style:style>
    <style:style style:name="ce9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7"/>
    </style:style>
    <style:style style:name="ce10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8"/>
    </style:style>
    <style:style style:name="ce10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9"/>
    </style:style>
    <style:style style:name="ce10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0"/>
    </style:style>
    <style:style style:name="ce10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1"/>
    </style:style>
    <style:style style:name="ce10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2"/>
    </style:style>
    <style:style style:name="ce105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10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77mm" fo:min-width="2.34mm"/>
    </style:style>
    <style:style style:name="gr2" style:family="graphic">
      <style:graphic-properties svg:stroke-color="#990000" draw:fill-color="#ff3333" draw:textarea-horizontal-align="justify" draw:textarea-vertical-align="middle" draw:auto-grow-height="false" fo:min-height="1.77mm" fo:min-width="2.34mm"/>
    </style:style>
    <style:style style:name="gr3" style:family="graphic">
      <style:graphic-properties draw:stroke="none" draw:fill-color="#666666" draw:textarea-horizontal-align="justify" draw:textarea-vertical-align="middle" draw:auto-grow-height="false" fo:min-height="1.09mm" fo:min-width="4.41mm"/>
    </style:style>
    <style:style style:name="gr4" style:family="graphic">
      <style:graphic-properties svg:stroke-color="#990000" draw:fill-color="#ff3333" draw:textarea-horizontal-align="justify" draw:textarea-vertical-align="middle" draw:auto-grow-height="false" fo:min-height="3.52mm" fo:min-width="4.68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ff3333"/>
    </style:style>
    <style:style style:name="P2" style:family="paragraph">
      <loext:graphic-properties draw:fill-color="#666666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rrament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16" table:default-cell-style-name="ce5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 / Interface de usuário</text:p>
          </table:table-cell>
          <table:table-cell table:style-name="ce16" table:number-columns-repeated="1016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0" office:value-type="float" office:value="59" calcext:value-type="float">
            <text:p>59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11"/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Cppcheck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PMD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AVERAGE([.D36])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Academia</text:p>
          </table:table-cell>
          <table:table-cell table:style-name="ce9" office:value-type="string" calcext:value-type="string">
            <text:p>Indústria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8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</text:p>
          </table:table-cell>
          <table:covered-table-cell table:style-name="ce8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obsoletas</text:p>
          </table:table-cell>
          <table:covered-table-cell table:style-name="ce8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BO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style-name="ce43" table:formula="of:=[.P2]-[.Q2]" office:value-type="float" office:value="-0.345062867489324" calcext:value-type="float">
            <text:p>0</text:p>
          </table:table-cell>
          <table:table-cell table:style-name="ce43" table:formula="of:=[.P2]" office:value-type="float" office:value="0.529411764705882" calcext:value-type="float">
            <text:p>1</text:p>
          </table:table-cell>
          <table:table-cell table:style-name="ce43" table:formula="of:=[.P2]+[.Q2]" office:value-type="float" office:value="1.40388639690109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style-name="ce43" table:formula="of:=[.P3]-[.Q3]" office:value-type="float" office:value="-0.18704886081786" calcext:value-type="float">
            <text:p>0</text:p>
          </table:table-cell>
          <table:table-cell table:style-name="ce43" table:formula="of:=[.P3]" office:value-type="float" office:value="1.21052631578947" calcext:value-type="float">
            <text:p>1</text:p>
          </table:table-cell>
          <table:table-cell table:style-name="ce43" table:formula="of:=[.P3]+[.Q3]" office:value-type="float" office:value="2.6081014923968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style-name="ce43" table:formula="of:=[.P4]-[.Q4]" office:value-type="float" office:value="-0.30065457613906" calcext:value-type="float">
            <text:p>0</text:p>
          </table:table-cell>
          <table:table-cell table:style-name="ce43" table:formula="of:=[.P4]" office:value-type="float" office:value="2.89473684210526" calcext:value-type="float">
            <text:p>3</text:p>
          </table:table-cell>
          <table:table-cell table:style-name="ce43" table:formula="of:=[.P4]+[.Q4]" office:value-type="float" office:value="6.0901282603495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style-name="ce43" table:formula="of:=[.P5]-[.Q5]" office:value-type="float" office:value="-1.96233131424138" calcext:value-type="float">
            <text:p>-2</text:p>
          </table:table-cell>
          <table:table-cell table:style-name="ce43" table:formula="of:=[.P5]" office:value-type="float" office:value="2.52272727272727" calcext:value-type="float">
            <text:p>3</text:p>
          </table:table-cell>
          <table:table-cell table:style-name="ce43" table:formula="of:=[.P5]+[.Q5]" office:value-type="float" office:value="7.00778585969592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style-name="ce43" table:formula="of:=[.P6]-[.Q6]" office:value-type="float" office:value="-2.31507179552068" calcext:value-type="float">
            <text:p>-2</text:p>
          </table:table-cell>
          <table:table-cell table:style-name="ce43" table:formula="of:=[.P6]" office:value-type="float" office:value="4.12820512820513" calcext:value-type="float">
            <text:p>4</text:p>
          </table:table-cell>
          <table:table-cell table:style-name="ce43" table:formula="of:=[.P6]+[.Q6]" office:value-type="float" office:value="10.5714820519309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4.95" calcext:value-type="float">
            <text:p>5</text:p>
          </table:table-cell>
          <table:table-cell table:style-name="ce37" office:value-type="float" office:value="2.82075471698113" calcext:value-type="float">
            <text:p>3</text:p>
          </table:table-cell>
          <table:table-cell table:style-name="ce37" office:value-type="float" office:value="0.944126402063185" calcext:value-type="float">
            <text:p>1</text:p>
          </table:table-cell>
          <table:table-cell table:style-name="ce43" table:formula="of:=[.P7]-[.Q7]" office:value-type="float" office:value="1.87662831491794" calcext:value-type="float">
            <text:p>2</text:p>
          </table:table-cell>
          <table:table-cell table:style-name="ce43" table:formula="of:=[.P7]" office:value-type="float" office:value="2.82075471698113" calcext:value-type="float">
            <text:p>3</text:p>
          </table:table-cell>
          <table:table-cell table:style-name="ce43" table:formula="of:=[.P7]+[.Q7]" office:value-type="float" office:value="3.7648811190443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style-name="ce43" table:formula="of:=[.P8]-[.Q8]" office:value-type="float" office:value="-0.7534529434604" calcext:value-type="float">
            <text:p>-1</text:p>
          </table:table-cell>
          <table:table-cell table:style-name="ce43" table:formula="of:=[.P8]" office:value-type="float" office:value="2.86390532544379" calcext:value-type="float">
            <text:p>3</text:p>
          </table:table-cell>
          <table:table-cell table:style-name="ce43" table:formula="of:=[.P8]+[.Q8]" office:value-type="float" office:value="6.4812635943479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style-name="ce43" table:formula="of:=[.P9]-[.Q9]" office:value-type="float" office:value="-2.08555051247238" calcext:value-type="float">
            <text:p>-2</text:p>
          </table:table-cell>
          <table:table-cell table:style-name="ce43" table:formula="of:=[.P9]" office:value-type="float" office:value="4.13664596273292" calcext:value-type="float">
            <text:p>4</text:p>
          </table:table-cell>
          <table:table-cell table:style-name="ce43" table:formula="of:=[.P9]+[.Q9]" office:value-type="float" office:value="10.3588424379382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style-name="ce43" table:formula="of:=[.P10]-[.Q10]" office:value-type="float" office:value="-5.41759803856159" calcext:value-type="float">
            <text:p>-5</text:p>
          </table:table-cell>
          <table:table-cell table:style-name="ce43" table:formula="of:=[.P10]" office:value-type="float" office:value="5.75330396475771" calcext:value-type="float">
            <text:p>6</text:p>
          </table:table-cell>
          <table:table-cell table:style-name="ce43" table:formula="of:=[.P10]+[.Q10]" office:value-type="float" office:value="16.92420596807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21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style-name="ce43" table:formula="of:=[.P11]-[.Q11]" office:value-type="float" office:value="-1.27704974529266" calcext:value-type="float">
            <text:p>-1</text:p>
          </table:table-cell>
          <table:table-cell table:style-name="ce43" table:formula="of:=[.P11]" office:value-type="float" office:value="1.24684270952928" calcext:value-type="float">
            <text:p>1</text:p>
          </table:table-cell>
          <table:table-cell table:style-name="ce43" table:formula="of:=[.P11]+[.Q11]" office:value-type="float" office:value="3.7707351643512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style-name="ce43" table:formula="of:=[.P12]-[.Q12]" office:value-type="float" office:value="-3.93337898478183" calcext:value-type="float">
            <text:p>-4</text:p>
          </table:table-cell>
          <table:table-cell table:style-name="ce43" table:formula="of:=[.P12]" office:value-type="float" office:value="2.74523227383863" calcext:value-type="float">
            <text:p>3</text:p>
          </table:table-cell>
          <table:table-cell table:style-name="ce43" table:formula="of:=[.P12]+[.Q12]" office:value-type="float" office:value="9.4238435324590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style-name="ce43" table:formula="of:=[.P13]-[.Q13]" office:value-type="float" office:value="-0.75014809505765" calcext:value-type="float">
            <text:p>-1</text:p>
          </table:table-cell>
          <table:table-cell table:style-name="ce43" table:formula="of:=[.P13]" office:value-type="float" office:value="1.70588235294118" calcext:value-type="float">
            <text:p>2</text:p>
          </table:table-cell>
          <table:table-cell table:style-name="ce43" table:formula="of:=[.P13]+[.Q13]" office:value-type="float" office:value="4.1619128009400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style-name="ce43" table:formula="of:=[.P14]-[.Q14]" office:value-type="float" office:value="-0.24563734282296" calcext:value-type="float">
            <text:p>0</text:p>
          </table:table-cell>
          <table:table-cell table:style-name="ce43" table:formula="of:=[.P14]" office:value-type="float" office:value="1.1864406779661" calcext:value-type="float">
            <text:p>1</text:p>
          </table:table-cell>
          <table:table-cell table:style-name="ce43" table:formula="of:=[.P14]+[.Q14]" office:value-type="float" office:value="2.61851869875516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style-name="ce43" table:formula="of:=[.P15]-[.Q15]" office:value-type="float" office:value="-0.360654820894355" calcext:value-type="float">
            <text:p>0</text:p>
          </table:table-cell>
          <table:table-cell table:style-name="ce43" table:formula="of:=[.P15]" office:value-type="float" office:value="0.725274725274725" calcext:value-type="float">
            <text:p>1</text:p>
          </table:table-cell>
          <table:table-cell table:style-name="ce43" table:formula="of:=[.P15]+[.Q15]" office:value-type="float" office:value="1.811204271443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style-name="ce43" table:formula="of:=[.P16]-[.Q16]" office:value-type="float" office:value="-0.287337413688254" calcext:value-type="float">
            <text:p>0</text:p>
          </table:table-cell>
          <table:table-cell table:style-name="ce43" table:formula="of:=[.P16]" office:value-type="float" office:value="0.351648351648352" calcext:value-type="float">
            <text:p>0</text:p>
          </table:table-cell>
          <table:table-cell table:style-name="ce43" table:formula="of:=[.P16]+[.Q16]" office:value-type="float" office:value="0.990634116984958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style-name="ce43" table:formula="of:=[.P17]-[.Q17]" office:value-type="float" office:value="-0.25087367787667" calcext:value-type="float">
            <text:p>0</text:p>
          </table:table-cell>
          <table:table-cell table:style-name="ce43" table:formula="of:=[.P17]" office:value-type="float" office:value="1.37062937062937" calcext:value-type="float">
            <text:p>1</text:p>
          </table:table-cell>
          <table:table-cell table:style-name="ce43" table:formula="of:=[.P17]+[.Q17]" office:value-type="float" office:value="2.99213241913541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style-name="ce43" table:formula="of:=[.P18]-[.Q18]" office:value-type="float" office:value="-0.585683085434213" calcext:value-type="float">
            <text:p>-1</text:p>
          </table:table-cell>
          <table:table-cell table:style-name="ce43" table:formula="of:=[.P18]" office:value-type="float" office:value="0.946745562130177" calcext:value-type="float">
            <text:p>1</text:p>
          </table:table-cell>
          <table:table-cell table:style-name="ce43" table:formula="of:=[.P18]+[.Q18]" office:value-type="float" office:value="2.47917420969457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style-name="ce43" table:formula="of:=[.P19]-[.Q19]" office:value-type="float" office:value="-0.581901126128176" calcext:value-type="float">
            <text:p>-1</text:p>
          </table:table-cell>
          <table:table-cell table:style-name="ce43" table:formula="of:=[.P19]" office:value-type="float" office:value="0.610169491525424" calcext:value-type="float">
            <text:p>1</text:p>
          </table:table-cell>
          <table:table-cell table:style-name="ce43" table:formula="of:=[.P19]+[.Q19]" office:value-type="float" office:value="1.8022401091790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style-name="ce43" table:formula="of:=[.P20]-[.Q20]" office:value-type="float" office:value="-2.26116095234381" calcext:value-type="float">
            <text:p>-2</text:p>
          </table:table-cell>
          <table:table-cell table:style-name="ce43" table:formula="of:=[.P20]" office:value-type="float" office:value="2.8471615720524" calcext:value-type="float">
            <text:p>3</text:p>
          </table:table-cell>
          <table:table-cell table:style-name="ce43" table:formula="of:=[.P20]+[.Q20]" office:value-type="float" office:value="7.95548409644861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style-name="ce43" table:formula="of:=[.P21]-[.Q21]" office:value-type="float" office:value="-1.25364129149018" calcext:value-type="float">
            <text:p>-1</text:p>
          </table:table-cell>
          <table:table-cell table:style-name="ce43" table:formula="of:=[.P21]" office:value-type="float" office:value="0.5875" calcext:value-type="float">
            <text:p>1</text:p>
          </table:table-cell>
          <table:table-cell table:style-name="ce43" table:formula="of:=[.P21]+[.Q21]" office:value-type="float" office:value="2.4286412914901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style-name="ce43" table:formula="of:=[.P22]-[.Q22]" office:value-type="float" office:value="-7.57481171999141" calcext:value-type="float">
            <text:p>-8</text:p>
          </table:table-cell>
          <table:table-cell table:style-name="ce43" table:formula="of:=[.P22]" office:value-type="float" office:value="5.73770491803279" calcext:value-type="float">
            <text:p>6</text:p>
          </table:table-cell>
          <table:table-cell table:style-name="ce43" table:formula="of:=[.P22]+[.Q22]" office:value-type="float" office:value="19.050221556057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style-name="ce43" table:formula="of:=[.P23]-[.Q23]" office:value-type="float" office:value="-0.546633666541926" calcext:value-type="float">
            <text:p>-1</text:p>
          </table:table-cell>
          <table:table-cell table:style-name="ce43" table:formula="of:=[.P23]" office:value-type="float" office:value="0.238805970149254" calcext:value-type="float">
            <text:p>0</text:p>
          </table:table-cell>
          <table:table-cell table:style-name="ce43" table:formula="of:=[.P23]+[.Q23]" office:value-type="float" office:value="1.02424560684043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4]-[.Q24]" office:value-type="float" office:value="-1.43130526008717" calcext:value-type="float">
            <text:p>-1</text:p>
          </table:table-cell>
          <table:table-cell table:style-name="ce43" table:formula="of:=[.P24]" office:value-type="float" office:value="1.34640522875817" calcext:value-type="float">
            <text:p>1</text:p>
          </table:table-cell>
          <table:table-cell table:style-name="ce43" table:formula="of:=[.P24]+[.Q24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5]-[.Q25]" office:value-type="float" office:value="-1.43130526008717" calcext:value-type="float">
            <text:p>-1</text:p>
          </table:table-cell>
          <table:table-cell table:style-name="ce43" table:formula="of:=[.P25]" office:value-type="float" office:value="1.34640522875817" calcext:value-type="float">
            <text:p>1</text:p>
          </table:table-cell>
          <table:table-cell table:style-name="ce43" table:formula="of:=[.P25]+[.Q25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style-name="ce43" table:formula="of:=[.P26]-[.Q26]" office:value-type="float" office:value="-2.62300890027156" calcext:value-type="float">
            <text:p>-3</text:p>
          </table:table-cell>
          <table:table-cell table:style-name="ce43" table:formula="of:=[.P26]" office:value-type="float" office:value="1.00591715976331" calcext:value-type="float">
            <text:p>1</text:p>
          </table:table-cell>
          <table:table-cell table:style-name="ce43" table:formula="of:=[.P26]+[.Q26]" office:value-type="float" office:value="4.63484321979818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style-name="ce43" table:formula="of:=[.P27]-[.Q27]" office:value-type="float" office:value="-1.79631694565229" calcext:value-type="float">
            <text:p>-2</text:p>
          </table:table-cell>
          <table:table-cell table:style-name="ce43" table:formula="of:=[.P27]" office:value-type="float" office:value="1.71564885496183" calcext:value-type="float">
            <text:p>2</text:p>
          </table:table-cell>
          <table:table-cell table:style-name="ce43" table:formula="of:=[.P27]+[.Q27]" office:value-type="float" office:value="5.2276146555759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style-name="ce43" table:formula="of:=[.P28]-[.Q28]" office:value-type="float" office:value="-3.79645402616086" calcext:value-type="float">
            <text:p>-4</text:p>
          </table:table-cell>
          <table:table-cell table:style-name="ce43" table:formula="of:=[.P28]" office:value-type="float" office:value="2.59082568807339" calcext:value-type="float">
            <text:p>3</text:p>
          </table:table-cell>
          <table:table-cell table:style-name="ce43" table:formula="of:=[.P28]+[.Q28]" office:value-type="float" office:value="8.97810540230764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style-name="ce43" table:formula="of:=[.P29]-[.Q29]" office:value-type="float" office:value="-1.40359638734605" calcext:value-type="float">
            <text:p>-1</text:p>
          </table:table-cell>
          <table:table-cell table:style-name="ce43" table:formula="of:=[.P29]" office:value-type="float" office:value="2.10305775764439" calcext:value-type="float">
            <text:p>2</text:p>
          </table:table-cell>
          <table:table-cell table:style-name="ce43" table:formula="of:=[.P29]+[.Q29]" office:value-type="float" office:value="5.60971190263483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style-name="ce43" table:formula="of:=[.P30]-[.Q30]" office:value-type="float" office:value="-0.71064594726715" calcext:value-type="float">
            <text:p>-1</text:p>
          </table:table-cell>
          <table:table-cell table:style-name="ce43" table:formula="of:=[.P30]" office:value-type="float" office:value="1.87910447761194" calcext:value-type="float">
            <text:p>2</text:p>
          </table:table-cell>
          <table:table-cell table:style-name="ce43" table:formula="of:=[.P30]+[.Q30]" office:value-type="float" office:value="4.46885490249103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style-name="ce43" table:formula="of:=[.P31]-[.Q31]" office:value-type="float" office:value="-2.15244439986199" calcext:value-type="float">
            <text:p>-2</text:p>
          </table:table-cell>
          <table:table-cell table:style-name="ce43" table:formula="of:=[.P31]" office:value-type="float" office:value="2.79946164199192" calcext:value-type="float">
            <text:p>3</text:p>
          </table:table-cell>
          <table:table-cell table:style-name="ce43" table:formula="of:=[.P31]+[.Q31]" office:value-type="float" office:value="7.75136768384583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style-name="ce43" table:formula="of:=[.P32]-[.Q32]" office:value-type="float" office:value="-1.11284185721185" calcext:value-type="float">
            <text:p>-1</text:p>
          </table:table-cell>
          <table:table-cell table:style-name="ce43" table:formula="of:=[.P32]" office:value-type="float" office:value="0.513799177921315" calcext:value-type="float">
            <text:p>1</text:p>
          </table:table-cell>
          <table:table-cell table:style-name="ce43" table:formula="of:=[.P32]+[.Q32]" office:value-type="float" office:value="2.1404402130544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style-name="ce43" table:formula="of:=[.P33]-[.Q33]" office:value-type="float" office:value="-1.98551506624188" calcext:value-type="float">
            <text:p>-2</text:p>
          </table:table-cell>
          <table:table-cell table:style-name="ce43" table:formula="of:=[.P33]" office:value-type="float" office:value="1.82030401737242" calcext:value-type="float">
            <text:p>2</text:p>
          </table:table-cell>
          <table:table-cell table:style-name="ce43" table:formula="of:=[.P33]+[.Q33]" office:value-type="float" office:value="5.62612310098672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style-name="ce43" table:formula="of:=[.P34]-[.Q34]" office:value-type="float" office:value="-2.24052914825363" calcext:value-type="float">
            <text:p>-2</text:p>
          </table:table-cell>
          <table:table-cell table:style-name="ce43" table:formula="of:=[.P34]" office:value-type="float" office:value="2.46648895658797" calcext:value-type="float">
            <text:p>2</text:p>
          </table:table-cell>
          <table:table-cell table:style-name="ce43" table:formula="of:=[.P34]+[.Q34]" office:value-type="float" office:value="7.1735070614295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style-name="ce43" table:formula="of:=[.P35]-[.Q35]" office:value-type="float" office:value="-4.8932698440719" calcext:value-type="float">
            <text:p>-5</text:p>
          </table:table-cell>
          <table:table-cell table:style-name="ce43" table:formula="of:=[.P35]" office:value-type="float" office:value="2.24907612712491" calcext:value-type="float">
            <text:p>2</text:p>
          </table:table-cell>
          <table:table-cell table:style-name="ce43" table:formula="of:=[.P35]+[.Q35]" office:value-type="float" office:value="9.39142209832172" calcext:value-type="float">
            <text:p>9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2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CBO.G41:.G45])" office:value-type="float" office:value="0" calcext:value-type="float">
            <text:p>0</text:p>
          </table:table-cell>
          <table:table-cell table:style-name="ce38" table:formula="of:=AVERAGE([CBO.H41:.H45])" office:value-type="float" office:value="0" calcext:value-type="float">
            <text:p>0</text:p>
          </table:table-cell>
          <table:table-cell table:style-name="ce38" table:formula="of:=AVERAGE([CBO.I41:.I45])" office:value-type="float" office:value="0" calcext:value-type="float">
            <text:p>0</text:p>
          </table:table-cell>
          <table:table-cell table:style-name="ce38" table:formula="of:=AVERAGE([CBO.J41:.J45])" office:value-type="float" office:value="0" calcext:value-type="float">
            <text:p>0</text:p>
          </table:table-cell>
          <table:table-cell table:style-name="ce38" table:formula="of:=AVERAGE([CBO.K41:.K45])" office:value-type="float" office:value="1" calcext:value-type="float">
            <text:p>1</text:p>
          </table:table-cell>
          <table:table-cell table:style-name="ce42" table:formula="of:=AVERAGE([CBO.L41:.L45])" office:value-type="float" office:value="4.2" calcext:value-type="float">
            <text:p>4</text:p>
          </table:table-cell>
          <table:table-cell table:style-name="ce42" table:formula="of:=AVERAGE([CBO.M41:.M45])" office:value-type="float" office:value="9" calcext:value-type="float">
            <text:p>9</text:p>
          </table:table-cell>
          <table:table-cell table:style-name="ce42" table:formula="of:=AVERAGE([CBO.N41:.N45])" office:value-type="float" office:value="15.18" calcext:value-type="float">
            <text:p>15</text:p>
          </table:table-cell>
          <table:table-cell table:style-name="ce38" table:formula="of:=AVERAGE([CBO.O41:.O45])" office:value-type="float" office:value="28.754" calcext:value-type="float">
            <text:p>29</text:p>
          </table:table-cell>
          <table:table-cell table:style-name="ce38" table:formula="of:=AVERAGE([CBO.P41:.P45])" office:value-type="float" office:value="3.34918604726047" calcext:value-type="float">
            <text:p>3</text:p>
          </table:table-cell>
          <table:table-cell table:style-name="ce38" table:formula="of:=AVERAGE([CBO.Q41:.Q45])" office:value-type="float" office:value="6.04259209217424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CBO.G41:.G45])" office:value-type="float" office:value="0" calcext:value-type="float">
            <text:p>0</text:p>
          </table:table-cell>
          <table:table-cell table:style-name="ce38" table:formula="of:=MIN([CBO.H41:.H45])" office:value-type="float" office:value="0" calcext:value-type="float">
            <text:p>0</text:p>
          </table:table-cell>
          <table:table-cell table:style-name="ce38" table:formula="of:=MIN([CBO.I41:.I45])" office:value-type="float" office:value="0" calcext:value-type="float">
            <text:p>0</text:p>
          </table:table-cell>
          <table:table-cell table:style-name="ce38" table:formula="of:=MIN([CBO.J41:.J45])" office:value-type="float" office:value="0" calcext:value-type="float">
            <text:p>0</text:p>
          </table:table-cell>
          <table:table-cell table:style-name="ce38" table:formula="of:=MIN([CBO.K41:.K45])" office:value-type="float" office:value="0" calcext:value-type="float">
            <text:p>0</text:p>
          </table:table-cell>
          <table:table-cell table:style-name="ce38" table:formula="of:=MIN([CBO.L41:.L45])" office:value-type="float" office:value="1" calcext:value-type="float">
            <text:p>1</text:p>
          </table:table-cell>
          <table:table-cell table:style-name="ce38" table:formula="of:=MIN([CBO.M41:.M45])" office:value-type="float" office:value="4" calcext:value-type="float">
            <text:p>4</text:p>
          </table:table-cell>
          <table:table-cell table:style-name="ce38" table:formula="of:=MIN([CBO.N41:.N45])" office:value-type="float" office:value="7" calcext:value-type="float">
            <text:p>7</text:p>
          </table:table-cell>
          <table:table-cell table:style-name="ce38" table:formula="of:=MIN([CBO.O41:.O45])" office:value-type="float" office:value="11" calcext:value-type="float">
            <text:p>11</text:p>
          </table:table-cell>
          <table:table-cell table:style-name="ce38" table:formula="of:=MIN([CBO.P41:.P45])" office:value-type="float" office:value="1.24684270952928" calcext:value-type="float">
            <text:p>1</text:p>
          </table:table-cell>
          <table:table-cell table:style-name="ce38" table:formula="of:=MIN([CBO.Q41:.Q45])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CBO.G41:.G45])" office:value-type="float" office:value="0" calcext:value-type="float">
            <text:p>0</text:p>
          </table:table-cell>
          <table:table-cell table:style-name="ce38" table:formula="of:=MAX([CBO.H41:.H45])" office:value-type="float" office:value="0" calcext:value-type="float">
            <text:p>0</text:p>
          </table:table-cell>
          <table:table-cell table:style-name="ce38" table:formula="of:=MAX([CBO.I41:.I45])" office:value-type="float" office:value="0" calcext:value-type="float">
            <text:p>0</text:p>
          </table:table-cell>
          <table:table-cell table:style-name="ce38" table:formula="of:=MAX([CBO.J41:.J45])" office:value-type="float" office:value="0" calcext:value-type="float">
            <text:p>0</text:p>
          </table:table-cell>
          <table:table-cell table:style-name="ce38" table:formula="of:=MAX([CBO.K41:.K45])" office:value-type="float" office:value="2" calcext:value-type="float">
            <text:p>2</text:p>
          </table:table-cell>
          <table:table-cell table:style-name="ce38" table:formula="of:=MAX([CBO.L41:.L45])" office:value-type="float" office:value="7" calcext:value-type="float">
            <text:p>7</text:p>
          </table:table-cell>
          <table:table-cell table:style-name="ce38" table:formula="of:=MAX([CBO.M41:.M45])" office:value-type="float" office:value="14" calcext:value-type="float">
            <text:p>14</text:p>
          </table:table-cell>
          <table:table-cell table:style-name="ce38" table:formula="of:=MAX([CBO.N41:.N45])" office:value-type="float" office:value="24" calcext:value-type="float">
            <text:p>24</text:p>
          </table:table-cell>
          <table:table-cell table:style-name="ce38" table:formula="of:=MAX([CBO.O41:.O45])" office:value-type="float" office:value="59.4000000000001" calcext:value-type="float">
            <text:p>59</text:p>
          </table:table-cell>
          <table:table-cell table:style-name="ce38" table:formula="of:=MAX([CBO.P41:.P45])" office:value-type="float" office:value="5.75330396475771" calcext:value-type="float">
            <text:p>6</text:p>
          </table:table-cell>
          <table:table-cell table:style-name="ce38" table:formula="of:=MAX([CBO.Q41:.Q45])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3" office:value-type="string" calcext:value-type="string">
            <text:p>MÉDIA</text:p>
          </table:table-cell>
          <table:table-cell table:style-name="ce38" table:formula="of:=AVERAGE([CBO.G49:.G53])" office:value-type="float" office:value="0" calcext:value-type="float">
            <text:p>0</text:p>
          </table:table-cell>
          <table:table-cell table:style-name="ce38" table:formula="of:=AVERAGE([CBO.H49:.H53])" office:value-type="float" office:value="0" calcext:value-type="float">
            <text:p>0</text:p>
          </table:table-cell>
          <table:table-cell table:style-name="ce38" table:formula="of:=AVERAGE([CBO.I49:.I53])" office:value-type="float" office:value="0" calcext:value-type="float">
            <text:p>0</text:p>
          </table:table-cell>
          <table:table-cell table:style-name="ce38" table:formula="of:=AVERAGE([CBO.J49:.J53])" office:value-type="float" office:value="0" calcext:value-type="float">
            <text:p>0</text:p>
          </table:table-cell>
          <table:table-cell table:style-name="ce38" table:formula="of:=AVERAGE([CBO.K49:.K53])" office:value-type="float" office:value="1" calcext:value-type="float">
            <text:p>1</text:p>
          </table:table-cell>
          <table:table-cell table:style-name="ce42" table:formula="of:=AVERAGE([CBO.L49:.L53])" office:value-type="float" office:value="3.2" calcext:value-type="float">
            <text:p>3</text:p>
          </table:table-cell>
          <table:table-cell table:style-name="ce42" table:formula="of:=AVERAGE([CBO.M49:.M53])" office:value-type="float" office:value="6.82" calcext:value-type="float">
            <text:p>7</text:p>
          </table:table-cell>
          <table:table-cell table:style-name="ce42" table:formula="of:=AVERAGE([CBO.N49:.N53])" office:value-type="float" office:value="8.05" calcext:value-type="float">
            <text:p>8</text:p>
          </table:table-cell>
          <table:table-cell table:style-name="ce38" table:formula="of:=AVERAGE([CBO.O49:.O53])" office:value-type="float" office:value="11.774" calcext:value-type="float">
            <text:p>12</text:p>
          </table:table-cell>
          <table:table-cell table:style-name="ce38" table:formula="of:=AVERAGE([CBO.P49:.P53])" office:value-type="float" office:value="2.2571214647066" calcext:value-type="float">
            <text:p>2</text:p>
          </table:table-cell>
          <table:table-cell table:style-name="ce38" table:formula="of:=AVERAGE([CBO.Q49:.Q53])" office:value-type="float" office:value="3.27915534754826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ÍNIMO</text:p>
          </table:table-cell>
          <table:table-cell table:style-name="ce38" table:formula="of:=MIN([CBO.G49:.G53])" office:value-type="float" office:value="0" calcext:value-type="float">
            <text:p>0</text:p>
          </table:table-cell>
          <table:table-cell table:style-name="ce38" table:formula="of:=MIN([CBO.H49:.H53])" office:value-type="float" office:value="0" calcext:value-type="float">
            <text:p>0</text:p>
          </table:table-cell>
          <table:table-cell table:style-name="ce38" table:formula="of:=MIN([CBO.I49:.I53])" office:value-type="float" office:value="0" calcext:value-type="float">
            <text:p>0</text:p>
          </table:table-cell>
          <table:table-cell table:style-name="ce38" table:formula="of:=MIN([CBO.J49:.J53])" office:value-type="float" office:value="0" calcext:value-type="float">
            <text:p>0</text:p>
          </table:table-cell>
          <table:table-cell table:style-name="ce38" table:formula="of:=MIN([CBO.K49:.K53])" office:value-type="float" office:value="0" calcext:value-type="float">
            <text:p>0</text:p>
          </table:table-cell>
          <table:table-cell table:style-name="ce38" table:formula="of:=MIN([CBO.L49:.L53])" office:value-type="float" office:value="1" calcext:value-type="float">
            <text:p>1</text:p>
          </table:table-cell>
          <table:table-cell table:style-name="ce38" table:formula="of:=MIN([CBO.M49:.M53])" office:value-type="float" office:value="1.4" calcext:value-type="float">
            <text:p>1</text:p>
          </table:table-cell>
          <table:table-cell table:style-name="ce38" table:formula="of:=MIN([CBO.N49:.N53])" office:value-type="float" office:value="2.2" calcext:value-type="float">
            <text:p>2</text:p>
          </table:table-cell>
          <table:table-cell table:style-name="ce38" table:formula="of:=MIN([CBO.O49:.O53])" office:value-type="float" office:value="2.84" calcext:value-type="float">
            <text:p>3</text:p>
          </table:table-cell>
          <table:table-cell table:style-name="ce38" table:formula="of:=MIN([CBO.P49:.P53])" office:value-type="float" office:value="0.529411764705882" calcext:value-type="float">
            <text:p>1</text:p>
          </table:table-cell>
          <table:table-cell table:style-name="ce38" table:formula="of:=MIN([CBO.Q49:.Q53])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ÁXIMO</text:p>
          </table:table-cell>
          <table:table-cell table:style-name="ce38" table:formula="of:=MAX([CBO.G49:.G53])" office:value-type="float" office:value="0" calcext:value-type="float">
            <text:p>0</text:p>
          </table:table-cell>
          <table:table-cell table:style-name="ce38" table:formula="of:=MAX([CBO.H49:.H53])" office:value-type="float" office:value="0" calcext:value-type="float">
            <text:p>0</text:p>
          </table:table-cell>
          <table:table-cell table:style-name="ce38" table:formula="of:=MAX([CBO.I49:.I53])" office:value-type="float" office:value="0" calcext:value-type="float">
            <text:p>0</text:p>
          </table:table-cell>
          <table:table-cell table:style-name="ce38" table:formula="of:=MAX([CBO.J49:.J53])" office:value-type="float" office:value="0" calcext:value-type="float">
            <text:p>0</text:p>
          </table:table-cell>
          <table:table-cell table:style-name="ce38" table:formula="of:=MAX([CBO.K49:.K53])" office:value-type="float" office:value="2" calcext:value-type="float">
            <text:p>2</text:p>
          </table:table-cell>
          <table:table-cell table:style-name="ce38" table:formula="of:=MAX([CBO.L49:.L53])" office:value-type="float" office:value="6.25" calcext:value-type="float">
            <text:p>6</text:p>
          </table:table-cell>
          <table:table-cell table:style-name="ce38" table:formula="of:=MAX([CBO.M49:.M53])" office:value-type="float" office:value="15.6" calcext:value-type="float">
            <text:p>16</text:p>
          </table:table-cell>
          <table:table-cell table:style-name="ce38" table:formula="of:=MAX([CBO.N49:.N53])" office:value-type="float" office:value="18" calcext:value-type="float">
            <text:p>18</text:p>
          </table:table-cell>
          <table:table-cell table:style-name="ce38" table:formula="of:=MAX([CBO.O49:.O53])" office:value-type="float" office:value="22.69" calcext:value-type="float">
            <text:p>23</text:p>
          </table:table-cell>
          <table:table-cell table:style-name="ce38" table:formula="of:=MAX([CBO.P49:.P53])" office:value-type="float" office:value="4.12820512820513" calcext:value-type="float">
            <text:p>4</text:p>
          </table:table-cell>
          <table:table-cell table:style-name="ce38" table:formula="of:=MAX([CBO.Q49:.Q53])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CBO.G59:.G68])" office:value-type="float" office:value="0" calcext:value-type="float">
            <text:p>0</text:p>
          </table:table-cell>
          <table:table-cell table:style-name="ce35" table:formula="of:=AVERAGE([CBO.H59:.H68])" office:value-type="float" office:value="0" calcext:value-type="float">
            <text:p>0</text:p>
          </table:table-cell>
          <table:table-cell table:style-name="ce35" table:formula="of:=AVERAGE([CBO.I59:.I68])" office:value-type="float" office:value="0" calcext:value-type="float">
            <text:p>0</text:p>
          </table:table-cell>
          <table:table-cell table:style-name="ce35" table:formula="of:=AVERAGE([CBO.J59:.J68])" office:value-type="float" office:value="0" calcext:value-type="float">
            <text:p>0</text:p>
          </table:table-cell>
          <table:table-cell table:style-name="ce35" table:formula="of:=AVERAGE([CBO.K59:.K68])" office:value-type="float" office:value="0.7" calcext:value-type="float">
            <text:p>1</text:p>
          </table:table-cell>
          <table:table-cell table:style-name="ce35" table:formula="of:=AVERAGE([CBO.L59:.L68])" office:value-type="float" office:value="2.66666666666667" calcext:value-type="float">
            <text:p>3</text:p>
          </table:table-cell>
          <table:table-cell table:style-name="ce35" table:formula="of:=AVERAGE([CBO.M59:.M68])" office:value-type="float" office:value="4.8" calcext:value-type="float">
            <text:p>5</text:p>
          </table:table-cell>
          <table:table-cell table:style-name="ce35" table:formula="of:=AVERAGE([CBO.N59:.N68])" office:value-type="float" office:value="7.16" calcext:value-type="float">
            <text:p>7</text:p>
          </table:table-cell>
          <table:table-cell table:style-name="ce35" table:formula="of:=AVERAGE([CBO.O59:.O68])" office:value-type="float" office:value="24.0839999999999" calcext:value-type="float">
            <text:p>24</text:p>
          </table:table-cell>
          <table:table-cell table:style-name="ce35" table:formula="of:=AVERAGE([CBO.P59:.P68])" office:value-type="float" office:value="2.07342952003035" calcext:value-type="float">
            <text:p>2</text:p>
          </table:table-cell>
          <table:table-cell table:style-name="ce35" table:formula="of:=AVERAGE([CBO.Q59:.Q68])" office:value-type="float" office:value="4.6312435839009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8"/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CBO.G70:.G78])" office:value-type="float" office:value="0" calcext:value-type="float">
            <text:p>0</text:p>
          </table:table-cell>
          <table:table-cell table:style-name="ce38" table:formula="of:=AVERAGE([CBO.H70:.H78])" office:value-type="float" office:value="0" calcext:value-type="float">
            <text:p>0</text:p>
          </table:table-cell>
          <table:table-cell table:style-name="ce38" table:formula="of:=AVERAGE([CBO.I70:.I78])" office:value-type="float" office:value="0" calcext:value-type="float">
            <text:p>0</text:p>
          </table:table-cell>
          <table:table-cell table:style-name="ce38" table:formula="of:=AVERAGE([CBO.J70:.J78])" office:value-type="float" office:value="0" calcext:value-type="float">
            <text:p>0</text:p>
          </table:table-cell>
          <table:table-cell table:style-name="ce38" table:formula="of:=AVERAGE([CBO.K70:.K78])" office:value-type="float" office:value="0.666666666666667" calcext:value-type="float">
            <text:p>1</text:p>
          </table:table-cell>
          <table:table-cell table:style-name="ce38" table:formula="of:=AVERAGE([CBO.L70:.L78])" office:value-type="float" office:value="2.28571428571429" calcext:value-type="float">
            <text:p>2</text:p>
          </table:table-cell>
          <table:table-cell table:style-name="ce38" table:formula="of:=AVERAGE([CBO.M70:.M78])" office:value-type="float" office:value="4.12222222222222" calcext:value-type="float">
            <text:p>4</text:p>
          </table:table-cell>
          <table:table-cell table:style-name="ce38" table:formula="of:=AVERAGE([CBO.N70:.N78])" office:value-type="float" office:value="6.35" calcext:value-type="float">
            <text:p>6</text:p>
          </table:table-cell>
          <table:table-cell table:style-name="ce38" table:formula="of:=AVERAGE([CBO.O70:.O78])" office:value-type="float" office:value="12.3477777777778" calcext:value-type="float">
            <text:p>12</text:p>
          </table:table-cell>
          <table:table-cell table:style-name="ce38" table:formula="of:=AVERAGE([CBO.P70:.P78])" office:value-type="float" office:value="1.49343511119841" calcext:value-type="float">
            <text:p>1</text:p>
          </table:table-cell>
          <table:table-cell table:style-name="ce38" table:formula="of:=AVERAGE([CBO.Q70:.Q78])" office:value-type="float" office:value="2.94385710271106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0:.G83])" office:value-type="float" office:value="0" calcext:value-type="float">
            <text:p>0</text:p>
          </table:table-cell>
          <table:table-cell table:style-name="ce38" table:formula="of:=AVERAGE([CBO.H80:.H83])" office:value-type="float" office:value="0" calcext:value-type="float">
            <text:p>0</text:p>
          </table:table-cell>
          <table:table-cell table:style-name="ce38" table:formula="of:=AVERAGE([CBO.I80:.I83])" office:value-type="float" office:value="0" calcext:value-type="float">
            <text:p>0</text:p>
          </table:table-cell>
          <table:table-cell table:style-name="ce38" table:formula="of:=AVERAGE([CBO.J80:.J83])" office:value-type="float" office:value="0" calcext:value-type="float">
            <text:p>0</text:p>
          </table:table-cell>
          <table:table-cell table:style-name="ce38" table:formula="of:=AVERAGE([CBO.K80:.K83])" office:value-type="float" office:value="0.5" calcext:value-type="float">
            <text:p>1</text:p>
          </table:table-cell>
          <table:table-cell table:style-name="ce38" table:formula="of:=AVERAGE([CBO.L80:.L83])" office:value-type="float" office:value="1.75" calcext:value-type="float">
            <text:p>2</text:p>
          </table:table-cell>
          <table:table-cell table:style-name="ce38" table:formula="of:=AVERAGE([CBO.M80:.M83])" office:value-type="float" office:value="2.675" calcext:value-type="float">
            <text:p>3</text:p>
          </table:table-cell>
          <table:table-cell table:style-name="ce38" table:formula="of:=AVERAGE([CBO.N80:.N83])" office:value-type="float" office:value="3.5" calcext:value-type="float">
            <text:p>4</text:p>
          </table:table-cell>
          <table:table-cell table:style-name="ce38" table:formula="of:=AVERAGE([CBO.O80:.O83])" office:value-type="float" office:value="5.4225" calcext:value-type="float">
            <text:p>5</text:p>
          </table:table-cell>
          <table:table-cell table:style-name="ce38" table:formula="of:=AVERAGE([CBO.P80:.P83])" office:value-type="float" office:value="0.992311526957589" calcext:value-type="float">
            <text:p>1</text:p>
          </table:table-cell>
          <table:table-cell table:style-name="ce38" table:formula="of:=AVERAGE([CBO.Q80:.Q83])" office:value-type="float" office:value="1.40325594507339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8:.G99])" office:value-type="float" office:value="0" calcext:value-type="float">
            <text:p>0</text:p>
          </table:table-cell>
          <table:table-cell table:style-name="ce38" table:formula="of:=AVERAGE([CBO.H88:.H99])" office:value-type="float" office:value="0" calcext:value-type="float">
            <text:p>0</text:p>
          </table:table-cell>
          <table:table-cell table:style-name="ce38" table:formula="of:=AVERAGE([CBO.I88:.I99])" office:value-type="float" office:value="0" calcext:value-type="float">
            <text:p>0</text:p>
          </table:table-cell>
          <table:table-cell table:style-name="ce38" table:formula="of:=AVERAGE([CBO.J88:.J99])" office:value-type="float" office:value="0" calcext:value-type="float">
            <text:p>0</text:p>
          </table:table-cell>
          <table:table-cell table:style-name="ce38" table:formula="of:=AVERAGE([CBO.K88:.K99])" office:value-type="float" office:value="0.666666666666667" calcext:value-type="float">
            <text:p>1</text:p>
          </table:table-cell>
          <table:table-cell table:style-name="ce38" table:formula="of:=AVERAGE([CBO.L88:.L99])" office:value-type="float" office:value="2.54545454545455" calcext:value-type="float">
            <text:p>3</text:p>
          </table:table-cell>
          <table:table-cell table:style-name="ce38" table:formula="of:=AVERAGE([CBO.M88:.M99])" office:value-type="float" office:value="4.475" calcext:value-type="float">
            <text:p>4</text:p>
          </table:table-cell>
          <table:table-cell table:style-name="ce38" table:formula="of:=AVERAGE([CBO.N88:.N99])" office:value-type="float" office:value="6.55" calcext:value-type="float">
            <text:p>7</text:p>
          </table:table-cell>
          <table:table-cell table:style-name="ce38" table:formula="of:=AVERAGE([CBO.O88:.O99])" office:value-type="float" office:value="21.0441666666666" calcext:value-type="float">
            <text:p>21</text:p>
          </table:table-cell>
          <table:table-cell table:style-name="ce38" table:formula="of:=AVERAGE([CBO.P88:.P99])" office:value-type="float" office:value="1.89931882540775" calcext:value-type="float">
            <text:p>2</text:p>
          </table:table-cell>
          <table:table-cell table:style-name="ce38" table:formula="of:=AVERAGE([CBO.Q88:.Q99])" office:value-type="float" office:value="4.1172876710287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01:.G111])" office:value-type="float" office:value="0" calcext:value-type="float">
            <text:p>0</text:p>
          </table:table-cell>
          <table:table-cell table:style-name="ce38" table:formula="of:=AVERAGE([CBO.H101:.H111])" office:value-type="float" office:value="0" calcext:value-type="float">
            <text:p>0</text:p>
          </table:table-cell>
          <table:table-cell table:style-name="ce38" table:formula="of:=AVERAGE([CBO.I101:.I111])" office:value-type="float" office:value="0" calcext:value-type="float">
            <text:p>0</text:p>
          </table:table-cell>
          <table:table-cell table:style-name="ce38" table:formula="of:=AVERAGE([CBO.J101:.J111])" office:value-type="float" office:value="0" calcext:value-type="float">
            <text:p>0</text:p>
          </table:table-cell>
          <table:table-cell table:style-name="ce38" table:formula="of:=AVERAGE([CBO.K101:.K111])" office:value-type="float" office:value="0.636363636363636" calcext:value-type="float">
            <text:p>1</text:p>
          </table:table-cell>
          <table:table-cell table:style-name="ce38" table:formula="of:=AVERAGE([CBO.L101:.L111])" office:value-type="float" office:value="2.11111111111111" calcext:value-type="float">
            <text:p>2</text:p>
          </table:table-cell>
          <table:table-cell table:style-name="ce38" table:formula="of:=AVERAGE([CBO.M101:.M111])" office:value-type="float" office:value="3.82727272727273" calcext:value-type="float">
            <text:p>4</text:p>
          </table:table-cell>
          <table:table-cell table:style-name="ce38" table:formula="of:=AVERAGE([CBO.N101:.N111])" office:value-type="float" office:value="5.83181818181818" calcext:value-type="float">
            <text:p>6</text:p>
          </table:table-cell>
          <table:table-cell table:style-name="ce38" table:formula="of:=AVERAGE([CBO.O101:.O111])" office:value-type="float" office:value="11.0118181818182" calcext:value-type="float">
            <text:p>11</text:p>
          </table:table-cell>
          <table:table-cell table:style-name="ce38" table:formula="of:=AVERAGE([CBO.P101:.P111])" office:value-type="float" office:value="1.39569376400241" calcext:value-type="float">
            <text:p>1</text:p>
          </table:table-cell>
          <table:table-cell table:style-name="ce38" table:formula="of:=AVERAGE([CBO.Q101:.Q111])" office:value-type="float" office:value="2.63752013557797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15:.G131])" office:value-type="float" office:value="0" calcext:value-type="float">
            <text:p>0</text:p>
          </table:table-cell>
          <table:table-cell table:style-name="ce38" table:formula="of:=AVERAGE([CBO.H115:.H131])" office:value-type="float" office:value="0" calcext:value-type="float">
            <text:p>0</text:p>
          </table:table-cell>
          <table:table-cell table:style-name="ce38" table:formula="of:=AVERAGE([CBO.I115:.I131])" office:value-type="float" office:value="0" calcext:value-type="float">
            <text:p>0</text:p>
          </table:table-cell>
          <table:table-cell table:style-name="ce38" table:formula="of:=AVERAGE([CBO.J115:.J131])" office:value-type="float" office:value="0" calcext:value-type="float">
            <text:p>0</text:p>
          </table:table-cell>
          <table:table-cell table:style-name="ce38" table:formula="of:=AVERAGE([CBO.K115:.K131])" office:value-type="float" office:value="0.647058823529412" calcext:value-type="float">
            <text:p>1</text:p>
          </table:table-cell>
          <table:table-cell table:style-name="ce38" table:formula="of:=AVERAGE([CBO.L115:.L131])" office:value-type="float" office:value="2.33333333333333" calcext:value-type="float">
            <text:p>2</text:p>
          </table:table-cell>
          <table:table-cell table:style-name="ce38" table:formula="of:=AVERAGE([CBO.M115:.M131])" office:value-type="float" office:value="3.81176470588235" calcext:value-type="float">
            <text:p>4</text:p>
          </table:table-cell>
          <table:table-cell table:style-name="ce38" table:formula="of:=AVERAGE([CBO.N115:.N131])" office:value-type="float" office:value="5.44705882352941" calcext:value-type="float">
            <text:p>5</text:p>
          </table:table-cell>
          <table:table-cell table:style-name="ce38" table:formula="of:=AVERAGE([CBO.O115:.O131])" office:value-type="float" office:value="16.3529411764706" calcext:value-type="float">
            <text:p>16</text:p>
          </table:table-cell>
          <table:table-cell table:style-name="ce38" table:formula="of:=AVERAGE([CBO.P115:.P131])" office:value-type="float" office:value="1.59219021852075" calcext:value-type="float">
            <text:p>2</text:p>
          </table:table-cell>
          <table:table-cell table:style-name="ce38" table:formula="of:=AVERAGE([CBO.Q115:.Q131])" office:value-type="float" office:value="3.3676188154561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33:.G138])" office:value-type="float" office:value="0" calcext:value-type="float">
            <text:p>0</text:p>
          </table:table-cell>
          <table:table-cell table:style-name="ce38" table:formula="of:=AVERAGE([CBO.H133:.H138])" office:value-type="float" office:value="0" calcext:value-type="float">
            <text:p>0</text:p>
          </table:table-cell>
          <table:table-cell table:style-name="ce38" table:formula="of:=AVERAGE([CBO.I133:.I138])" office:value-type="float" office:value="0" calcext:value-type="float">
            <text:p>0</text:p>
          </table:table-cell>
          <table:table-cell table:style-name="ce38" table:formula="of:=AVERAGE([CBO.J133:.J138])" office:value-type="float" office:value="0" calcext:value-type="float">
            <text:p>0</text:p>
          </table:table-cell>
          <table:table-cell table:style-name="ce38" table:formula="of:=AVERAGE([CBO.K133:.K138])" office:value-type="float" office:value="0.666666666666667" calcext:value-type="float">
            <text:p>1</text:p>
          </table:table-cell>
          <table:table-cell table:style-name="ce38" table:formula="of:=AVERAGE([CBO.L133:.L138])" office:value-type="float" office:value="2.4" calcext:value-type="float">
            <text:p>2</text:p>
          </table:table-cell>
          <table:table-cell table:style-name="ce38" table:formula="of:=AVERAGE([CBO.M133:.M138])" office:value-type="float" office:value="5.16666666666667" calcext:value-type="float">
            <text:p>5</text:p>
          </table:table-cell>
          <table:table-cell table:style-name="ce38" table:formula="of:=AVERAGE([CBO.N133:.N138])" office:value-type="float" office:value="8.35833333333333" calcext:value-type="float">
            <text:p>8</text:p>
          </table:table-cell>
          <table:table-cell table:style-name="ce38" table:formula="of:=AVERAGE([CBO.O133:.O138])" office:value-type="float" office:value="15.9433333333333" calcext:value-type="float">
            <text:p>16</text:p>
          </table:table-cell>
          <table:table-cell table:style-name="ce38" table:formula="of:=AVERAGE([CBO.P133:.P138])" office:value-type="float" office:value="1.84620393234445" calcext:value-type="float">
            <text:p>2</text:p>
          </table:table-cell>
          <table:table-cell table:style-name="ce38" table:formula="of:=AVERAGE([CBO.Q133:.Q138])" office:value-type="float" office:value="3.52844228015791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42:.G157])" office:value-type="float" office:value="0" calcext:value-type="float">
            <text:p>0</text:p>
          </table:table-cell>
          <table:table-cell table:style-name="ce38" table:formula="of:=AVERAGE([CBO.H142:.H157])" office:value-type="float" office:value="0" calcext:value-type="float">
            <text:p>0</text:p>
          </table:table-cell>
          <table:table-cell table:style-name="ce38" table:formula="of:=AVERAGE([CBO.I142:.I157])" office:value-type="float" office:value="0" calcext:value-type="float">
            <text:p>0</text:p>
          </table:table-cell>
          <table:table-cell table:style-name="ce38" table:formula="of:=AVERAGE([CBO.J142:.J157])" office:value-type="float" office:value="0" calcext:value-type="float">
            <text:p>0</text:p>
          </table:table-cell>
          <table:table-cell table:style-name="ce38" table:formula="of:=AVERAGE([CBO.K142:.K157])" office:value-type="float" office:value="0.4375" calcext:value-type="float">
            <text:p>0</text:p>
          </table:table-cell>
          <table:table-cell table:style-name="ce38" table:formula="of:=AVERAGE([CBO.L142:.L157])" office:value-type="float" office:value="2.2" calcext:value-type="float">
            <text:p>2</text:p>
          </table:table-cell>
          <table:table-cell table:style-name="ce38" table:formula="of:=AVERAGE([CBO.M142:.M157])" office:value-type="float" office:value="4.425" calcext:value-type="float">
            <text:p>4</text:p>
          </table:table-cell>
          <table:table-cell table:style-name="ce38" table:formula="of:=AVERAGE([CBO.N142:.N157])" office:value-type="float" office:value="6.4125" calcext:value-type="float">
            <text:p>6</text:p>
          </table:table-cell>
          <table:table-cell table:style-name="ce38" table:formula="of:=AVERAGE([CBO.O142:.O157])" office:value-type="float" office:value="13.915" calcext:value-type="float">
            <text:p>14</text:p>
          </table:table-cell>
          <table:table-cell table:style-name="ce38" table:formula="of:=AVERAGE([CBO.P142:.P157])" office:value-type="float" office:value="1.59615172687937" calcext:value-type="float">
            <text:p>2</text:p>
          </table:table-cell>
          <table:table-cell table:style-name="ce38" table:formula="of:=AVERAGE([CBO.Q142:.Q157])" office:value-type="float" office:value="3.1451311827765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59:.G165])" office:value-type="float" office:value="0" calcext:value-type="float">
            <text:p>0</text:p>
          </table:table-cell>
          <table:table-cell table:style-name="ce38" table:formula="of:=AVERAGE([CBO.H159:.H165])" office:value-type="float" office:value="0" calcext:value-type="float">
            <text:p>0</text:p>
          </table:table-cell>
          <table:table-cell table:style-name="ce38" table:formula="of:=AVERAGE([CBO.I159:.I165])" office:value-type="float" office:value="0" calcext:value-type="float">
            <text:p>0</text:p>
          </table:table-cell>
          <table:table-cell table:style-name="ce38" table:formula="of:=AVERAGE([CBO.J159:.J165])" office:value-type="float" office:value="0" calcext:value-type="float">
            <text:p>0</text:p>
          </table:table-cell>
          <table:table-cell table:style-name="ce38" table:formula="of:=AVERAGE([CBO.K159:.K165])" office:value-type="float" office:value="1.14285714285714" calcext:value-type="float">
            <text:p>1</text:p>
          </table:table-cell>
          <table:table-cell table:style-name="ce38" table:formula="of:=AVERAGE([CBO.L159:.L165])" office:value-type="float" office:value="2.8" calcext:value-type="float">
            <text:p>3</text:p>
          </table:table-cell>
          <table:table-cell table:style-name="ce38" table:formula="of:=AVERAGE([CBO.M159:.M165])" office:value-type="float" office:value="3.57142857142857" calcext:value-type="float">
            <text:p>4</text:p>
          </table:table-cell>
          <table:table-cell table:style-name="ce38" table:formula="of:=AVERAGE([CBO.N159:.N165])" office:value-type="float" office:value="5.73571428571428" calcext:value-type="float">
            <text:p>6</text:p>
          </table:table-cell>
          <table:table-cell table:style-name="ce38" table:formula="of:=AVERAGE([CBO.O159:.O165])" office:value-type="float" office:value="21.5742857142856" calcext:value-type="float">
            <text:p>22</text:p>
          </table:table-cell>
          <table:table-cell table:style-name="ce38" table:formula="of:=AVERAGE([CBO.P159:.P165])" office:value-type="float" office:value="1.8008613826928" calcext:value-type="float">
            <text:p>2</text:p>
          </table:table-cell>
          <table:table-cell table:style-name="ce38" table:formula="of:=AVERAGE([CBO.Q159:.Q165])" office:value-type="float" office:value="4.01401065989675" calcext:value-type="float">
            <text:p>4</text:p>
          </table:table-cell>
          <table:table-cell table:number-columns-repeated="1005"/>
        </table:table-row>
        <table:table-row table:style-name="ro1" table:number-rows-repeated="1048406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CBO.D2:CBO.D35">
            <calcext:condition calcext:apply-style-name="fonte vermelha" calcext:value="&lt;100" calcext:base-cell-address="CBO.D2"/>
          </calcext:conditional-format>
          <calcext:conditional-format calcext:target-range-address="CBO.D41:CBO.D45">
            <calcext:condition calcext:apply-style-name="fonte vermelha" calcext:value="&lt;100" calcext:base-cell-address="CBO.D41"/>
          </calcext:conditional-format>
          <calcext:conditional-format calcext:target-range-address="CBO.D79:CBO.D79">
            <calcext:condition calcext:apply-style-name="fonte vermelha" calcext:value="&lt;100" calcext:base-cell-address="CBO.D79"/>
          </calcext:conditional-format>
          <calcext:conditional-format calcext:target-range-address="CBO.D59:CBO.D62">
            <calcext:condition calcext:apply-style-name="fonte vermelha" calcext:value="&lt;100" calcext:base-cell-address="CBO.D59"/>
          </calcext:conditional-format>
          <calcext:conditional-format calcext:target-range-address="CBO.D63:CBO.D68">
            <calcext:condition calcext:apply-style-name="fonte vermelha" calcext:value="&lt;100" calcext:base-cell-address="CBO.D63"/>
          </calcext:conditional-format>
          <calcext:conditional-format calcext:target-range-address="CBO.D70:CBO.D74">
            <calcext:condition calcext:apply-style-name="fonte vermelha" calcext:value="&lt;100" calcext:base-cell-address="CBO.D70"/>
          </calcext:conditional-format>
          <calcext:conditional-format calcext:target-range-address="CBO.D75:CBO.D78">
            <calcext:condition calcext:apply-style-name="fonte vermelha" calcext:value="&lt;100" calcext:base-cell-address="CBO.D75"/>
          </calcext:conditional-format>
          <calcext:conditional-format calcext:target-range-address="CBO.D49:CBO.D53">
            <calcext:condition calcext:apply-style-name="fonte vermelha" calcext:value="&lt;100" calcext:base-cell-address="CBO.D49"/>
          </calcext:conditional-format>
          <calcext:conditional-format calcext:target-range-address="CBO.D80:CBO.D83">
            <calcext:condition calcext:apply-style-name="fonte vermelha" calcext:value="&lt;100" calcext:base-cell-address="CBO.D80"/>
          </calcext:conditional-format>
          <calcext:conditional-format calcext:target-range-address="CBO.D101:CBO.D111 CBO.D88:CBO.D99">
            <calcext:condition calcext:apply-style-name="fonte vermelha" calcext:value="&lt;100" calcext:base-cell-address="CBO.D88"/>
          </calcext:conditional-format>
          <calcext:conditional-format calcext:target-range-address="CBO.D133:CBO.D138 CBO.D115:CBO.D131">
            <calcext:condition calcext:apply-style-name="fonte vermelha" calcext:value="&lt;100" calcext:base-cell-address="CBO.D115"/>
          </calcext:conditional-format>
          <calcext:conditional-format calcext:target-range-address="CBO.D159:CBO.D165 CBO.D142:CBO.D157">
            <calcext:condition calcext:apply-style-name="fonte vermelha" calcext:value="&lt;100" calcext:base-cell-address="CBO.D142"/>
          </calcext:conditional-format>
        </calcext:conditional-formats>
      </table:table>
      <table:table table:name="LCOM4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style-name="ce43" table:formula="of:=[.P2]-[.Q2]" office:value-type="float" office:value="-5.49564501845837" calcext:value-type="float">
            <text:p>-5</text:p>
          </table:table-cell>
          <table:table-cell table:style-name="ce43" table:formula="of:=[.P2]" office:value-type="float" office:value="4.23529411764706" calcext:value-type="float">
            <text:p>4</text:p>
          </table:table-cell>
          <table:table-cell table:style-name="ce43" table:formula="of:=[.P2]+[.Q2]" office:value-type="float" office:value="13.966233253752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style-name="ce43" table:formula="of:=[.P3]-[.Q3]" office:value-type="float" office:value="-7.1422439113627" calcext:value-type="float">
            <text:p>-7</text:p>
          </table:table-cell>
          <table:table-cell table:style-name="ce43" table:formula="of:=[.P3]" office:value-type="float" office:value="14.1578947368421" calcext:value-type="float">
            <text:p>14</text:p>
          </table:table-cell>
          <table:table-cell table:style-name="ce43" table:formula="of:=[.P3]+[.Q3]" office:value-type="float" office:value="35.4580333850469" calcext:value-type="float">
            <text:p>3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style-name="ce43" table:formula="of:=[.P4]-[.Q4]" office:value-type="float" office:value="0.17726391754444" calcext:value-type="float">
            <text:p>0</text:p>
          </table:table-cell>
          <table:table-cell table:style-name="ce43" table:formula="of:=[.P4]" office:value-type="float" office:value="2.36842105263158" calcext:value-type="float">
            <text:p>2</text:p>
          </table:table-cell>
          <table:table-cell table:style-name="ce43" table:formula="of:=[.P4]+[.Q4]" office:value-type="float" office:value="4.55957818771872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style-name="ce43" table:formula="of:=[.P5]-[.Q5]" office:value-type="float" office:value="0.0831226944190799" calcext:value-type="float">
            <text:p>0</text:p>
          </table:table-cell>
          <table:table-cell table:style-name="ce43" table:formula="of:=[.P5]" office:value-type="float" office:value="2" calcext:value-type="float">
            <text:p>2</text:p>
          </table:table-cell>
          <table:table-cell table:style-name="ce43" table:formula="of:=[.P5]+[.Q5]" office:value-type="float" office:value="3.9168773055809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style-name="ce43" table:formula="of:=[.P6]-[.Q6]" office:value-type="float" office:value="-26.7990293011333" calcext:value-type="float">
            <text:p>-27</text:p>
          </table:table-cell>
          <table:table-cell table:style-name="ce43" table:formula="of:=[.P6]" office:value-type="float" office:value="9.1025641025641" calcext:value-type="float">
            <text:p>9</text:p>
          </table:table-cell>
          <table:table-cell table:style-name="ce43" table:formula="of:=[.P6]+[.Q6]" office:value-type="float" office:value="45.004157506261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.75" calcext:value-type="float">
            <text:p>22</text:p>
          </table:table-cell>
          <table:table-cell table:style-name="ce37" office:value-type="float" office:value="91.5500000000002" calcext:value-type="float">
            <text:p>92</text:p>
          </table:table-cell>
          <table:table-cell table:style-name="ce37" office:value-type="float" office:value="8.90566037735849" calcext:value-type="float">
            <text:p>9</text:p>
          </table:table-cell>
          <table:table-cell table:style-name="ce37" office:value-type="float" office:value="15.8237484583784" calcext:value-type="float">
            <text:p>16</text:p>
          </table:table-cell>
          <table:table-cell table:style-name="ce43" table:formula="of:=[.P7]-[.Q7]" office:value-type="float" office:value="-6.91808808101991" calcext:value-type="float">
            <text:p>-7</text:p>
          </table:table-cell>
          <table:table-cell table:style-name="ce43" table:formula="of:=[.P7]" office:value-type="float" office:value="8.90566037735849" calcext:value-type="float">
            <text:p>9</text:p>
          </table:table-cell>
          <table:table-cell table:style-name="ce43" table:formula="of:=[.P7]+[.Q7]" office:value-type="float" office:value="24.729408835736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style-name="ce43" table:formula="of:=[.P8]-[.Q8]" office:value-type="float" office:value="-15.8439053714366" calcext:value-type="float">
            <text:p>-16</text:p>
          </table:table-cell>
          <table:table-cell table:style-name="ce43" table:formula="of:=[.P8]" office:value-type="float" office:value="5.62426035502959" calcext:value-type="float">
            <text:p>6</text:p>
          </table:table-cell>
          <table:table-cell table:style-name="ce43" table:formula="of:=[.P8]+[.Q8]" office:value-type="float" office:value="27.0924260814958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style-name="ce43" table:formula="of:=[.P9]-[.Q9]" office:value-type="float" office:value="-8.01560597450526" calcext:value-type="float">
            <text:p>-8</text:p>
          </table:table-cell>
          <table:table-cell table:style-name="ce43" table:formula="of:=[.P9]" office:value-type="float" office:value="2.82608695652174" calcext:value-type="float">
            <text:p>3</text:p>
          </table:table-cell>
          <table:table-cell table:style-name="ce43" table:formula="of:=[.P9]+[.Q9]" office:value-type="float" office:value="13.6677798875487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style-name="ce43" table:formula="of:=[.P10]-[.Q10]" office:value-type="float" office:value="-13.6423111912779" calcext:value-type="float">
            <text:p>-14</text:p>
          </table:table-cell>
          <table:table-cell table:style-name="ce43" table:formula="of:=[.P10]" office:value-type="float" office:value="4.93098384728341" calcext:value-type="float">
            <text:p>5</text:p>
          </table:table-cell>
          <table:table-cell table:style-name="ce43" table:formula="of:=[.P10]+[.Q10]" office:value-type="float" office:value="23.5042788858447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44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style-name="ce43" table:formula="of:=[.P11]-[.Q11]" office:value-type="float" office:value="-4.36108134327925" calcext:value-type="float">
            <text:p>-4</text:p>
          </table:table-cell>
          <table:table-cell table:style-name="ce43" table:formula="of:=[.P11]" office:value-type="float" office:value="3.06773823191734" calcext:value-type="float">
            <text:p>3</text:p>
          </table:table-cell>
          <table:table-cell table:style-name="ce43" table:formula="of:=[.P11]+[.Q11]" office:value-type="float" office:value="10.496557807113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style-name="ce43" table:formula="of:=[.P12]-[.Q12]" office:value-type="float" office:value="-13.7399340354929" calcext:value-type="float">
            <text:p>-14</text:p>
          </table:table-cell>
          <table:table-cell table:style-name="ce43" table:formula="of:=[.P12]" office:value-type="float" office:value="2.58728606356968" calcext:value-type="float">
            <text:p>3</text:p>
          </table:table-cell>
          <table:table-cell table:style-name="ce43" table:formula="of:=[.P12]+[.Q12]" office:value-type="float" office:value="18.914506162632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style-name="ce43" table:formula="of:=[.P13]-[.Q13]" office:value-type="float" office:value="0.28195942556805" calcext:value-type="float">
            <text:p>0</text:p>
          </table:table-cell>
          <table:table-cell table:style-name="ce43" table:formula="of:=[.P13]" office:value-type="float" office:value="2.61764705882353" calcext:value-type="float">
            <text:p>3</text:p>
          </table:table-cell>
          <table:table-cell table:style-name="ce43" table:formula="of:=[.P13]+[.Q13]" office:value-type="float" office:value="4.95333469207901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style-name="ce43" table:formula="of:=[.P14]-[.Q14]" office:value-type="float" office:value="-12.7870642826601" calcext:value-type="float">
            <text:p>-13</text:p>
          </table:table-cell>
          <table:table-cell table:style-name="ce43" table:formula="of:=[.P14]" office:value-type="float" office:value="8.35593220338983" calcext:value-type="float">
            <text:p>8</text:p>
          </table:table-cell>
          <table:table-cell table:style-name="ce43" table:formula="of:=[.P14]+[.Q14]" office:value-type="float" office:value="29.4989286894397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style-name="ce43" table:formula="of:=[.P15]-[.Q15]" office:value-type="float" office:value="0.39598876584275" calcext:value-type="float">
            <text:p>0</text:p>
          </table:table-cell>
          <table:table-cell table:style-name="ce43" table:formula="of:=[.P15]" office:value-type="float" office:value="1.73626373626374" calcext:value-type="float">
            <text:p>2</text:p>
          </table:table-cell>
          <table:table-cell table:style-name="ce43" table:formula="of:=[.P15]+[.Q15]" office:value-type="float" office:value="3.0765387066847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style-name="ce43" table:formula="of:=[.P16]-[.Q16]" office:value-type="float" office:value="-2.36455269255941" calcext:value-type="float">
            <text:p>-2</text:p>
          </table:table-cell>
          <table:table-cell table:style-name="ce43" table:formula="of:=[.P16]" office:value-type="float" office:value="4.06593406593407" calcext:value-type="float">
            <text:p>4</text:p>
          </table:table-cell>
          <table:table-cell table:style-name="ce43" table:formula="of:=[.P16]+[.Q16]" office:value-type="float" office:value="10.496420824427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style-name="ce43" table:formula="of:=[.P17]-[.Q17]" office:value-type="float" office:value="1.04063175062988" calcext:value-type="float">
            <text:p>1</text:p>
          </table:table-cell>
          <table:table-cell table:style-name="ce43" table:formula="of:=[.P17]" office:value-type="float" office:value="2.53146853146853" calcext:value-type="float">
            <text:p>3</text:p>
          </table:table-cell>
          <table:table-cell table:style-name="ce43" table:formula="of:=[.P17]+[.Q17]" office:value-type="float" office:value="4.02230531230718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style-name="ce43" table:formula="of:=[.P18]-[.Q18]" office:value-type="float" office:value="-3.49202243266966" calcext:value-type="float">
            <text:p>-3</text:p>
          </table:table-cell>
          <table:table-cell table:style-name="ce43" table:formula="of:=[.P18]" office:value-type="float" office:value="3.44378698224852" calcext:value-type="float">
            <text:p>3</text:p>
          </table:table-cell>
          <table:table-cell table:style-name="ce43" table:formula="of:=[.P18]+[.Q18]" office:value-type="float" office:value="10.3795963971667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style-name="ce43" table:formula="of:=[.P19]-[.Q19]" office:value-type="float" office:value="-2.07757470085597" calcext:value-type="float">
            <text:p>-2</text:p>
          </table:table-cell>
          <table:table-cell table:style-name="ce43" table:formula="of:=[.P19]" office:value-type="float" office:value="3.36158192090396" calcext:value-type="float">
            <text:p>3</text:p>
          </table:table-cell>
          <table:table-cell table:style-name="ce43" table:formula="of:=[.P19]+[.Q19]" office:value-type="float" office:value="8.8007385426638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style-name="ce43" table:formula="of:=[.P20]-[.Q20]" office:value-type="float" office:value="-0.21508020759649" calcext:value-type="float">
            <text:p>0</text:p>
          </table:table-cell>
          <table:table-cell table:style-name="ce43" table:formula="of:=[.P20]" office:value-type="float" office:value="3.57205240174673" calcext:value-type="float">
            <text:p>4</text:p>
          </table:table-cell>
          <table:table-cell table:style-name="ce43" table:formula="of:=[.P20]+[.Q20]" office:value-type="float" office:value="7.3591850110899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style-name="ce43" table:formula="of:=[.P21]-[.Q21]" office:value-type="float" office:value="-0.9704745443594" calcext:value-type="float">
            <text:p>-1</text:p>
          </table:table-cell>
          <table:table-cell table:style-name="ce43" table:formula="of:=[.P21]" office:value-type="float" office:value="1.675" calcext:value-type="float">
            <text:p>2</text:p>
          </table:table-cell>
          <table:table-cell table:style-name="ce43" table:formula="of:=[.P21]+[.Q21]" office:value-type="float" office:value="4.320474544359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style-name="ce43" table:formula="of:=[.P22]-[.Q22]" office:value-type="float" office:value="-12.954281397003" calcext:value-type="float">
            <text:p>-13</text:p>
          </table:table-cell>
          <table:table-cell table:style-name="ce43" table:formula="of:=[.P22]" office:value-type="float" office:value="7.31967213114754" calcext:value-type="float">
            <text:p>7</text:p>
          </table:table-cell>
          <table:table-cell table:style-name="ce43" table:formula="of:=[.P22]+[.Q22]" office:value-type="float" office:value="27.59362565929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style-name="ce43" table:formula="of:=[.P23]-[.Q23]" office:value-type="float" office:value="-1.87333291092036" calcext:value-type="float">
            <text:p>-2</text:p>
          </table:table-cell>
          <table:table-cell table:style-name="ce43" table:formula="of:=[.P23]" office:value-type="float" office:value="2.22014925373134" calcext:value-type="float">
            <text:p>2</text:p>
          </table:table-cell>
          <table:table-cell table:style-name="ce43" table:formula="of:=[.P23]+[.Q23]" office:value-type="float" office:value="6.31363141838304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4]-[.Q24]" office:value-type="float" office:value="-4.51581269882547" calcext:value-type="float">
            <text:p>-5</text:p>
          </table:table-cell>
          <table:table-cell table:style-name="ce43" table:formula="of:=[.P24]" office:value-type="float" office:value="4.53921568627451" calcext:value-type="float">
            <text:p>5</text:p>
          </table:table-cell>
          <table:table-cell table:style-name="ce43" table:formula="of:=[.P24]+[.Q24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5]-[.Q25]" office:value-type="float" office:value="-4.51581269882547" calcext:value-type="float">
            <text:p>-5</text:p>
          </table:table-cell>
          <table:table-cell table:style-name="ce43" table:formula="of:=[.P25]" office:value-type="float" office:value="4.53921568627451" calcext:value-type="float">
            <text:p>5</text:p>
          </table:table-cell>
          <table:table-cell table:style-name="ce43" table:formula="of:=[.P25]+[.Q25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style-name="ce43" table:formula="of:=[.P26]-[.Q26]" office:value-type="float" office:value="-10.3825270567057" calcext:value-type="float">
            <text:p>-10</text:p>
          </table:table-cell>
          <table:table-cell table:style-name="ce43" table:formula="of:=[.P26]" office:value-type="float" office:value="4.12721893491124" calcext:value-type="float">
            <text:p>4</text:p>
          </table:table-cell>
          <table:table-cell table:style-name="ce43" table:formula="of:=[.P26]+[.Q26]" office:value-type="float" office:value="18.6369649265281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style-name="ce43" table:formula="of:=[.P27]-[.Q27]" office:value-type="float" office:value="-1.22820649549926" calcext:value-type="float">
            <text:p>-1</text:p>
          </table:table-cell>
          <table:table-cell table:style-name="ce43" table:formula="of:=[.P27]" office:value-type="float" office:value="3.83969465648855" calcext:value-type="float">
            <text:p>4</text:p>
          </table:table-cell>
          <table:table-cell table:style-name="ce43" table:formula="of:=[.P27]+[.Q27]" office:value-type="float" office:value="8.90759580847636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style-name="ce43" table:formula="of:=[.P28]-[.Q28]" office:value-type="float" office:value="-3.00983897332293" calcext:value-type="float">
            <text:p>-3</text:p>
          </table:table-cell>
          <table:table-cell table:style-name="ce43" table:formula="of:=[.P28]" office:value-type="float" office:value="3.3651376146789" calcext:value-type="float">
            <text:p>3</text:p>
          </table:table-cell>
          <table:table-cell table:style-name="ce43" table:formula="of:=[.P28]+[.Q28]" office:value-type="float" office:value="9.74011420268073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style-name="ce43" table:formula="of:=[.P29]-[.Q29]" office:value-type="float" office:value="-9.89320443822159" calcext:value-type="float">
            <text:p>-10</text:p>
          </table:table-cell>
          <table:table-cell table:style-name="ce43" table:formula="of:=[.P29]" office:value-type="float" office:value="5.39297848244621" calcext:value-type="float">
            <text:p>5</text:p>
          </table:table-cell>
          <table:table-cell table:style-name="ce43" table:formula="of:=[.P29]+[.Q29]" office:value-type="float" office:value="20.679161403114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style-name="ce43" table:formula="of:=[.P30]-[.Q30]" office:value-type="float" office:value="-0.83699182455409" calcext:value-type="float">
            <text:p>-1</text:p>
          </table:table-cell>
          <table:table-cell table:style-name="ce43" table:formula="of:=[.P30]" office:value-type="float" office:value="3.08432835820896" calcext:value-type="float">
            <text:p>3</text:p>
          </table:table-cell>
          <table:table-cell table:style-name="ce43" table:formula="of:=[.P30]+[.Q30]" office:value-type="float" office:value="7.00564854097201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style-name="ce43" table:formula="of:=[.P31]-[.Q31]" office:value-type="float" office:value="-3.96585666048309" calcext:value-type="float">
            <text:p>-4</text:p>
          </table:table-cell>
          <table:table-cell table:style-name="ce43" table:formula="of:=[.P31]" office:value-type="float" office:value="3.53970390309556" calcext:value-type="float">
            <text:p>4</text:p>
          </table:table-cell>
          <table:table-cell table:style-name="ce43" table:formula="of:=[.P31]+[.Q31]" office:value-type="float" office:value="11.0452644666742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style-name="ce43" table:formula="of:=[.P32]-[.Q32]" office:value-type="float" office:value="-2.99109834928304" calcext:value-type="float">
            <text:p>-3</text:p>
          </table:table-cell>
          <table:table-cell table:style-name="ce43" table:formula="of:=[.P32]" office:value-type="float" office:value="2.6347621843805" calcext:value-type="float">
            <text:p>3</text:p>
          </table:table-cell>
          <table:table-cell table:style-name="ce43" table:formula="of:=[.P32]+[.Q32]" office:value-type="float" office:value="8.26062271804404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style-name="ce43" table:formula="of:=[.P33]-[.Q33]" office:value-type="float" office:value="-12.3256106995241" calcext:value-type="float">
            <text:p>-12</text:p>
          </table:table-cell>
          <table:table-cell table:style-name="ce43" table:formula="of:=[.P33]" office:value-type="float" office:value="6.16938110749186" calcext:value-type="float">
            <text:p>6</text:p>
          </table:table-cell>
          <table:table-cell table:style-name="ce43" table:formula="of:=[.P33]+[.Q33]" office:value-type="float" office:value="24.664372914507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style-name="ce43" table:formula="of:=[.P34]-[.Q34]" office:value-type="float" office:value="-2.99602634334845" calcext:value-type="float">
            <text:p>-3</text:p>
          </table:table-cell>
          <table:table-cell table:style-name="ce43" table:formula="of:=[.P34]" office:value-type="float" office:value="3.72353389185072" calcext:value-type="float">
            <text:p>4</text:p>
          </table:table-cell>
          <table:table-cell table:style-name="ce43" table:formula="of:=[.P34]+[.Q34]" office:value-type="float" office:value="10.443094127049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style-name="ce43" table:formula="of:=[.P35]-[.Q35]" office:value-type="float" office:value="-3.18468799090325" calcext:value-type="float">
            <text:p>-3</text:p>
          </table:table-cell>
          <table:table-cell table:style-name="ce43" table:formula="of:=[.P35]" office:value-type="float" office:value="3.52451342695245" calcext:value-type="float">
            <text:p>4</text:p>
          </table:table-cell>
          <table:table-cell table:style-name="ce43" table:formula="of:=[.P35]+[.Q35]" office:value-type="float" office:value="10.2337148448082" calcext:value-type="float">
            <text:p>1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45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5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1:.G45])" office:value-type="float" office:value="0" calcext:value-type="float">
            <text:p>0</text:p>
          </table:table-cell>
          <table:table-cell table:style-name="ce38" table:formula="of:=AVERAGE([LCOM4.H41:.H45])" office:value-type="float" office:value="0" calcext:value-type="float">
            <text:p>0</text:p>
          </table:table-cell>
          <table:table-cell table:style-name="ce38" table:formula="of:=AVERAGE([LCOM4.I41:.I45])" office:value-type="float" office:value="0.240000000000001" calcext:value-type="float">
            <text:p>0</text:p>
          </table:table-cell>
          <table:table-cell table:style-name="ce38" table:formula="of:=AVERAGE([LCOM4.J41:.J45])" office:value-type="float" office:value="0.6" calcext:value-type="float">
            <text:p>1</text:p>
          </table:table-cell>
          <table:table-cell table:style-name="ce38" table:formula="of:=AVERAGE([LCOM4.K41:.K45])" office:value-type="float" office:value="1" calcext:value-type="float">
            <text:p>1</text:p>
          </table:table-cell>
          <table:table-cell table:style-name="ce42" table:formula="of:=AVERAGE([LCOM4.L41:.L45])" office:value-type="float" office:value="3" calcext:value-type="float">
            <text:p>3</text:p>
          </table:table-cell>
          <table:table-cell table:style-name="ce42" table:formula="of:=AVERAGE([LCOM4.M41:.M45])" office:value-type="float" office:value="6.4" calcext:value-type="float">
            <text:p>6</text:p>
          </table:table-cell>
          <table:table-cell table:style-name="ce42" table:formula="of:=AVERAGE([LCOM4.N41:.N45])" office:value-type="float" office:value="10.86" calcext:value-type="float">
            <text:p>11</text:p>
          </table:table-cell>
          <table:table-cell table:style-name="ce38" table:formula="of:=AVERAGE([LCOM4.O41:.O45])" office:value-type="float" office:value="42.7300000000002" calcext:value-type="float">
            <text:p>43</text:p>
          </table:table-cell>
          <table:table-cell table:style-name="ce38" table:formula="of:=AVERAGE([LCOM4.P41:.P45])" office:value-type="float" office:value="3.80727109086435" calcext:value-type="float">
            <text:p>4</text:p>
          </table:table-cell>
          <table:table-cell table:style-name="ce38" table:formula="of:=AVERAGE([LCOM4.Q41:.Q45])" office:value-type="float" office:value="14.9278386740627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1:.G45])" office:value-type="float" office:value="0" calcext:value-type="float">
            <text:p>0</text:p>
          </table:table-cell>
          <table:table-cell table:style-name="ce38" table:formula="of:=MIN([LCOM4.H41:.H45])" office:value-type="float" office:value="0" calcext:value-type="float">
            <text:p>0</text:p>
          </table:table-cell>
          <table:table-cell table:style-name="ce38" table:formula="of:=MIN([LCOM4.I41:.I45])" office:value-type="float" office:value="0" calcext:value-type="float">
            <text:p>0</text:p>
          </table:table-cell>
          <table:table-cell table:style-name="ce38" table:formula="of:=MIN([LCOM4.J41:.J45])" office:value-type="float" office:value="0" calcext:value-type="float">
            <text:p>0</text:p>
          </table:table-cell>
          <table:table-cell table:style-name="ce38" table:formula="of:=MIN([LCOM4.K41:.K45])" office:value-type="float" office:value="0" calcext:value-type="float">
            <text:p>0</text:p>
          </table:table-cell>
          <table:table-cell table:style-name="ce38" table:formula="of:=MIN([LCOM4.L41:.L45])" office:value-type="float" office:value="1" calcext:value-type="float">
            <text:p>1</text:p>
          </table:table-cell>
          <table:table-cell table:style-name="ce38" table:formula="of:=MIN([LCOM4.M41:.M45])" office:value-type="float" office:value="3" calcext:value-type="float">
            <text:p>3</text:p>
          </table:table-cell>
          <table:table-cell table:style-name="ce38" table:formula="of:=MIN([LCOM4.N41:.N45])" office:value-type="float" office:value="7" calcext:value-type="float">
            <text:p>7</text:p>
          </table:table-cell>
          <table:table-cell table:style-name="ce38" table:formula="of:=MIN([LCOM4.O41:.O45])" office:value-type="float" office:value="30.3" calcext:value-type="float">
            <text:p>30</text:p>
          </table:table-cell>
          <table:table-cell table:style-name="ce38" table:formula="of:=MIN([LCOM4.P41:.P45])" office:value-type="float" office:value="2.58728606356968" calcext:value-type="float">
            <text:p>3</text:p>
          </table:table-cell>
          <table:table-cell table:style-name="ce38" table:formula="of:=MIN([LCOM4.Q41:.Q45])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1:.G45])" office:value-type="float" office:value="0" calcext:value-type="float">
            <text:p>0</text:p>
          </table:table-cell>
          <table:table-cell table:style-name="ce38" table:formula="of:=MAX([LCOM4.H41:.H45])" office:value-type="float" office:value="0" calcext:value-type="float">
            <text:p>0</text:p>
          </table:table-cell>
          <table:table-cell table:style-name="ce38" table:formula="of:=MAX([LCOM4.I41:.I45])" office:value-type="float" office:value="1" calcext:value-type="float">
            <text:p>1</text:p>
          </table:table-cell>
          <table:table-cell table:style-name="ce38" table:formula="of:=MAX([LCOM4.J41:.J45])" office:value-type="float" office:value="1" calcext:value-type="float">
            <text:p>1</text:p>
          </table:table-cell>
          <table:table-cell table:style-name="ce38" table:formula="of:=MAX([LCOM4.K41:.K45])" office:value-type="float" office:value="2" calcext:value-type="float">
            <text:p>2</text:p>
          </table:table-cell>
          <table:table-cell table:style-name="ce38" table:formula="of:=MAX([LCOM4.L41:.L45])" office:value-type="float" office:value="5" calcext:value-type="float">
            <text:p>5</text:p>
          </table:table-cell>
          <table:table-cell table:style-name="ce38" table:formula="of:=MAX([LCOM4.M41:.M45])" office:value-type="float" office:value="9" calcext:value-type="float">
            <text:p>9</text:p>
          </table:table-cell>
          <table:table-cell table:style-name="ce38" table:formula="of:=MAX([LCOM4.N41:.N45])" office:value-type="float" office:value="14.3" calcext:value-type="float">
            <text:p>14</text:p>
          </table:table-cell>
          <table:table-cell table:style-name="ce38" table:formula="of:=MAX([LCOM4.O41:.O45])" office:value-type="float" office:value="65.200000000001" calcext:value-type="float">
            <text:p>65</text:p>
          </table:table-cell>
          <table:table-cell table:style-name="ce38" table:formula="of:=MAX([LCOM4.P41:.P45])" office:value-type="float" office:value="5.62426035502959" calcext:value-type="float">
            <text:p>6</text:p>
          </table:table-cell>
          <table:table-cell table:style-name="ce38" table:formula="of:=MAX([LCOM4.Q41:.Q45])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6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6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9:.G53])" office:value-type="float" office:value="0" calcext:value-type="float">
            <text:p>0</text:p>
          </table:table-cell>
          <table:table-cell table:style-name="ce38" table:formula="of:=AVERAGE([LCOM4.H49:.H53])" office:value-type="float" office:value="0" calcext:value-type="float">
            <text:p>0</text:p>
          </table:table-cell>
          <table:table-cell table:style-name="ce38" table:formula="of:=AVERAGE([LCOM4.I49:.I53])" office:value-type="float" office:value="0.36" calcext:value-type="float">
            <text:p>0</text:p>
          </table:table-cell>
          <table:table-cell table:style-name="ce38" table:formula="of:=AVERAGE([LCOM4.J49:.J53])" office:value-type="float" office:value="0.6" calcext:value-type="float">
            <text:p>1</text:p>
          </table:table-cell>
          <table:table-cell table:style-name="ce38" table:formula="of:=AVERAGE([LCOM4.K49:.K53])" office:value-type="float" office:value="1.6" calcext:value-type="float">
            <text:p>2</text:p>
          </table:table-cell>
          <table:table-cell table:style-name="ce42" table:formula="of:=AVERAGE([LCOM4.L49:.L53])" office:value-type="float" office:value="7.75" calcext:value-type="float">
            <text:p>8</text:p>
          </table:table-cell>
          <table:table-cell table:style-name="ce42" table:formula="of:=AVERAGE([LCOM4.M49:.M53])" office:value-type="float" office:value="15.34" calcext:value-type="float">
            <text:p>15</text:p>
          </table:table-cell>
          <table:table-cell table:style-name="ce42" table:formula="of:=AVERAGE([LCOM4.N49:.N53])" office:value-type="float" office:value="18.91" calcext:value-type="float">
            <text:p>19</text:p>
          </table:table-cell>
          <table:table-cell table:style-name="ce38" table:formula="of:=AVERAGE([LCOM4.O49:.O53])" office:value-type="float" office:value="62.49" calcext:value-type="float">
            <text:p>62</text:p>
          </table:table-cell>
          <table:table-cell table:style-name="ce38" table:formula="of:=AVERAGE([LCOM4.P49:.P53])" office:value-type="float" office:value="6.37283480193697" calcext:value-type="float">
            <text:p>6</text:p>
          </table:table-cell>
          <table:table-cell table:style-name="ce38" table:formula="of:=AVERAGE([LCOM4.Q49:.Q53])" office:value-type="float" office:value="14.2081411257351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9:.G53])" office:value-type="float" office:value="0" calcext:value-type="float">
            <text:p>0</text:p>
          </table:table-cell>
          <table:table-cell table:style-name="ce38" table:formula="of:=MIN([LCOM4.H49:.H53])" office:value-type="float" office:value="0" calcext:value-type="float">
            <text:p>0</text:p>
          </table:table-cell>
          <table:table-cell table:style-name="ce38" table:formula="of:=MIN([LCOM4.I49:.I53])" office:value-type="float" office:value="0" calcext:value-type="float">
            <text:p>0</text:p>
          </table:table-cell>
          <table:table-cell table:style-name="ce38" table:formula="of:=MIN([LCOM4.J49:.J53])" office:value-type="float" office:value="0" calcext:value-type="float">
            <text:p>0</text:p>
          </table:table-cell>
          <table:table-cell table:style-name="ce38" table:formula="of:=MIN([LCOM4.K49:.K53])" office:value-type="float" office:value="1" calcext:value-type="float">
            <text:p>1</text:p>
          </table:table-cell>
          <table:table-cell table:style-name="ce38" table:formula="of:=MIN([LCOM4.L49:.L53])" office:value-type="float" office:value="3" calcext:value-type="float">
            <text:p>3</text:p>
          </table:table-cell>
          <table:table-cell table:style-name="ce38" table:formula="of:=MIN([LCOM4.M49:.M53])" office:value-type="float" office:value="3" calcext:value-type="float">
            <text:p>3</text:p>
          </table:table-cell>
          <table:table-cell table:style-name="ce38" table:formula="of:=MIN([LCOM4.N49:.N53])" office:value-type="float" office:value="4.7" calcext:value-type="float">
            <text:p>5</text:p>
          </table:table-cell>
          <table:table-cell table:style-name="ce38" table:formula="of:=MIN([LCOM4.O49:.O53])" office:value-type="float" office:value="7.64" calcext:value-type="float">
            <text:p>8</text:p>
          </table:table-cell>
          <table:table-cell table:style-name="ce38" table:formula="of:=MIN([LCOM4.P49:.P53])" office:value-type="float" office:value="2" calcext:value-type="float">
            <text:p>2</text:p>
          </table:table-cell>
          <table:table-cell table:style-name="ce38" table:formula="of:=MIN([LCOM4.Q49:.Q53])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9:.G53])" office:value-type="float" office:value="0" calcext:value-type="float">
            <text:p>0</text:p>
          </table:table-cell>
          <table:table-cell table:style-name="ce38" table:formula="of:=MAX([LCOM4.H49:.H53])" office:value-type="float" office:value="0" calcext:value-type="float">
            <text:p>0</text:p>
          </table:table-cell>
          <table:table-cell table:style-name="ce38" table:formula="of:=MAX([LCOM4.I49:.I53])" office:value-type="float" office:value="1" calcext:value-type="float">
            <text:p>1</text:p>
          </table:table-cell>
          <table:table-cell table:style-name="ce38" table:formula="of:=MAX([LCOM4.J49:.J53])" office:value-type="float" office:value="1" calcext:value-type="float">
            <text:p>1</text:p>
          </table:table-cell>
          <table:table-cell table:style-name="ce38" table:formula="of:=MAX([LCOM4.K49:.K53])" office:value-type="float" office:value="2" calcext:value-type="float">
            <text:p>2</text:p>
          </table:table-cell>
          <table:table-cell table:style-name="ce38" table:formula="of:=MAX([LCOM4.L49:.L53])" office:value-type="float" office:value="26" calcext:value-type="float">
            <text:p>26</text:p>
          </table:table-cell>
          <table:table-cell table:style-name="ce38" table:formula="of:=MAX([LCOM4.M49:.M53])" office:value-type="float" office:value="49.4" calcext:value-type="float">
            <text:p>49</text:p>
          </table:table-cell>
          <table:table-cell table:style-name="ce38" table:formula="of:=MAX([LCOM4.N49:.N53])" office:value-type="float" office:value="51.1" calcext:value-type="float">
            <text:p>51</text:p>
          </table:table-cell>
          <table:table-cell table:style-name="ce38" table:formula="of:=MAX([LCOM4.O49:.O53])" office:value-type="float" office:value="208.26" calcext:value-type="float">
            <text:p>208</text:p>
          </table:table-cell>
          <table:table-cell table:style-name="ce38" table:formula="of:=MAX([LCOM4.P49:.P53])" office:value-type="float" office:value="14.1578947368421" calcext:value-type="float">
            <text:p>14</text:p>
          </table:table-cell>
          <table:table-cell table:style-name="ce38" table:formula="of:=MAX([LCOM4.Q49:.Q53])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8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LCOM4.G59:.G68])" office:value-type="float" office:value="0" calcext:value-type="float">
            <text:p>0</text:p>
          </table:table-cell>
          <table:table-cell table:style-name="ce35" table:formula="of:=AVERAGE([LCOM4.H59:.H68])" office:value-type="float" office:value="0.2" calcext:value-type="float">
            <text:p>0</text:p>
          </table:table-cell>
          <table:table-cell table:style-name="ce35" table:formula="of:=AVERAGE([LCOM4.I59:.I68])" office:value-type="float" office:value="0.740000000000001" calcext:value-type="float">
            <text:p>1</text:p>
          </table:table-cell>
          <table:table-cell table:style-name="ce35" table:formula="of:=AVERAGE([LCOM4.J59:.J68])" office:value-type="float" office:value="1.1" calcext:value-type="float">
            <text:p>1</text:p>
          </table:table-cell>
          <table:table-cell table:style-name="ce35" table:formula="of:=AVERAGE([LCOM4.K59:.K68])" office:value-type="float" office:value="2.3" calcext:value-type="float">
            <text:p>2</text:p>
          </table:table-cell>
          <table:table-cell table:style-name="ce35" table:formula="of:=AVERAGE([LCOM4.L59:.L68])" office:value-type="float" office:value="3.625" calcext:value-type="float">
            <text:p>4</text:p>
          </table:table-cell>
          <table:table-cell table:style-name="ce35" table:formula="of:=AVERAGE([LCOM4.M59:.M68])" office:value-type="float" office:value="7.04" calcext:value-type="float">
            <text:p>7</text:p>
          </table:table-cell>
          <table:table-cell table:style-name="ce35" table:formula="of:=AVERAGE([LCOM4.N59:.N68])" office:value-type="float" office:value="11.525" calcext:value-type="float">
            <text:p>12</text:p>
          </table:table-cell>
          <table:table-cell table:style-name="ce35" table:formula="of:=AVERAGE([LCOM4.O59:.O68])" office:value-type="float" office:value="37.799" calcext:value-type="float">
            <text:p>38</text:p>
          </table:table-cell>
          <table:table-cell table:style-name="ce35" table:formula="of:=AVERAGE([LCOM4.P59:.P68])" office:value-type="float" office:value="4.00336333028874" calcext:value-type="float">
            <text:p>4</text:p>
          </table:table-cell>
          <table:table-cell table:style-name="ce35" table:formula="of:=AVERAGE([LCOM4.Q59:.Q68])" office:value-type="float" office:value="8.15748171821444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9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9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0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1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18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70:.G78])" office:value-type="float" office:value="0.256666666666667" calcext:value-type="float">
            <text:p>0</text:p>
          </table:table-cell>
          <table:table-cell table:style-name="ce38" table:formula="of:=AVERAGE([LCOM4.H70:.H78])" office:value-type="float" office:value="0.444444444444444" calcext:value-type="float">
            <text:p>0</text:p>
          </table:table-cell>
          <table:table-cell table:style-name="ce38" table:formula="of:=AVERAGE([LCOM4.I70:.I78])" office:value-type="float" office:value="0.666666666666667" calcext:value-type="float">
            <text:p>1</text:p>
          </table:table-cell>
          <table:table-cell table:style-name="ce38" table:formula="of:=AVERAGE([LCOM4.J70:.J78])" office:value-type="float" office:value="0.777777777777778" calcext:value-type="float">
            <text:p>1</text:p>
          </table:table-cell>
          <table:table-cell table:style-name="ce38" table:formula="of:=AVERAGE([LCOM4.K70:.K78])" office:value-type="float" office:value="1.66666666666667" calcext:value-type="float">
            <text:p>2</text:p>
          </table:table-cell>
          <table:table-cell table:style-name="ce38" table:formula="of:=AVERAGE([LCOM4.L70:.L78])" office:value-type="float" office:value="3.44444444444444" calcext:value-type="float">
            <text:p>3</text:p>
          </table:table-cell>
          <table:table-cell table:style-name="ce38" table:formula="of:=AVERAGE([LCOM4.M70:.M78])" office:value-type="float" office:value="6.92222222222222" calcext:value-type="float">
            <text:p>7</text:p>
          </table:table-cell>
          <table:table-cell table:style-name="ce38" table:formula="of:=AVERAGE([LCOM4.N70:.N78])" office:value-type="float" office:value="11.1444444444444" calcext:value-type="float">
            <text:p>11</text:p>
          </table:table-cell>
          <table:table-cell table:style-name="ce38" table:formula="of:=AVERAGE([LCOM4.O70:.O78])" office:value-type="float" office:value="33.28" calcext:value-type="float">
            <text:p>33</text:p>
          </table:table-cell>
          <table:table-cell table:style-name="ce38" table:formula="of:=AVERAGE([LCOM4.P70:.P78])" office:value-type="float" office:value="3.6188624279348" calcext:value-type="float">
            <text:p>4</text:p>
          </table:table-cell>
          <table:table-cell table:style-name="ce38" table:formula="of:=AVERAGE([LCOM4.Q70:.Q78])" office:value-type="float" office:value="7.93515407160307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3" table:formula="of:=AVERAGE([.D59:.D83])" office:value-type="float" office:value="769.695652173913" calcext:value-type="float">
            <text:p>770</text:p>
          </table:table-cell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LCOM4.G80:.G83])" office:value-type="float" office:value="0.3325" calcext:value-type="float">
            <text:p>0</text:p>
          </table:table-cell>
          <table:table-cell table:style-name="ce38" table:formula="of:=AVERAGE([LCOM4.H80:.H83])" office:value-type="float" office:value="0.75" calcext:value-type="float">
            <text:p>1</text:p>
          </table:table-cell>
          <table:table-cell table:style-name="ce38" table:formula="of:=AVERAGE([LCOM4.I80:.I83])" office:value-type="float" office:value="0.75" calcext:value-type="float">
            <text:p>1</text:p>
          </table:table-cell>
          <table:table-cell table:style-name="ce38" table:formula="of:=AVERAGE([LCOM4.J80:.J83])" office:value-type="float" office:value="1" calcext:value-type="float">
            <text:p>1</text:p>
          </table:table-cell>
          <table:table-cell table:style-name="ce38" table:formula="of:=AVERAGE([LCOM4.K80:.K83])" office:value-type="float" office:value="2" calcext:value-type="float">
            <text:p>2</text:p>
          </table:table-cell>
          <table:table-cell table:style-name="ce38" table:formula="of:=AVERAGE([LCOM4.L80:.L83])" office:value-type="float" office:value="3.75" calcext:value-type="float">
            <text:p>4</text:p>
          </table:table-cell>
          <table:table-cell table:style-name="ce38" table:formula="of:=AVERAGE([LCOM4.M80:.M83])" office:value-type="float" office:value="8.975" calcext:value-type="float">
            <text:p>9</text:p>
          </table:table-cell>
          <table:table-cell table:style-name="ce38" table:formula="of:=AVERAGE([LCOM4.N80:.N83])" office:value-type="float" office:value="13.425" calcext:value-type="float">
            <text:p>13</text:p>
          </table:table-cell>
          <table:table-cell table:style-name="ce38" table:formula="of:=AVERAGE([LCOM4.O80:.O83])" office:value-type="float" office:value="35.2625" calcext:value-type="float">
            <text:p>35</text:p>
          </table:table-cell>
          <table:table-cell table:style-name="ce38" table:formula="of:=AVERAGE([LCOM4.P80:.P83])" office:value-type="float" office:value="4.19394426610279" calcext:value-type="float">
            <text:p>4</text:p>
          </table:table-cell>
          <table:table-cell table:style-name="ce38" table:formula="of:=AVERAGE([LCOM4.Q80:.Q83])" office:value-type="float" office:value="7.81236146205496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87:.G98])" office:value-type="float" office:value="0.0275" calcext:value-type="float">
            <text:p>0</text:p>
          </table:table-cell>
          <table:table-cell table:style-name="ce38" table:formula="of:=AVERAGE([LCOM4.H87:.H98])" office:value-type="float" office:value="0.25" calcext:value-type="float">
            <text:p>0</text:p>
          </table:table-cell>
          <table:table-cell table:style-name="ce38" table:formula="of:=AVERAGE([LCOM4.I87:.I98])" office:value-type="float" office:value="0.7" calcext:value-type="float">
            <text:p>1</text:p>
          </table:table-cell>
          <table:table-cell table:style-name="ce38" table:formula="of:=AVERAGE([LCOM4.J87:.J98])" office:value-type="float" office:value="1.08333333333333" calcext:value-type="float">
            <text:p>1</text:p>
          </table:table-cell>
          <table:table-cell table:style-name="ce38" table:formula="of:=AVERAGE([LCOM4.K87:.K98])" office:value-type="float" office:value="2.25" calcext:value-type="float">
            <text:p>2</text:p>
          </table:table-cell>
          <table:table-cell table:style-name="ce38" table:formula="of:=AVERAGE([LCOM4.L87:.L98])" office:value-type="float" office:value="3.60416666666667" calcext:value-type="float">
            <text:p>4</text:p>
          </table:table-cell>
          <table:table-cell table:style-name="ce38" table:formula="of:=AVERAGE([LCOM4.M87:.M98])" office:value-type="float" office:value="7.00833333333334" calcext:value-type="float">
            <text:p>7</text:p>
          </table:table-cell>
          <table:table-cell table:style-name="ce38" table:formula="of:=AVERAGE([LCOM4.N87:.N98])" office:value-type="float" office:value="11.7708333333333" calcext:value-type="float">
            <text:p>12</text:p>
          </table:table-cell>
          <table:table-cell table:style-name="ce38" table:formula="of:=AVERAGE([LCOM4.O87:.O98])" office:value-type="float" office:value="34.6366666666666" calcext:value-type="float">
            <text:p>35</text:p>
          </table:table-cell>
          <table:table-cell table:style-name="ce38" table:formula="of:=AVERAGE([LCOM4.P87:.P98])" office:value-type="float" office:value="3.89310120230375" calcext:value-type="float">
            <text:p>4</text:p>
          </table:table-cell>
          <table:table-cell table:style-name="ce38" table:formula="of:=AVERAGE([LCOM4.Q87:.Q98])" office:value-type="float" office:value="7.52841596449111" calcext:value-type="float">
            <text:p>8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00:.G110])" office:value-type="float" office:value="0.300909090909091" calcext:value-type="float">
            <text:p>0</text:p>
          </table:table-cell>
          <table:table-cell table:style-name="ce38" table:formula="of:=AVERAGE([LCOM4.H100:.H110])" office:value-type="float" office:value="0.545454545454545" calcext:value-type="float">
            <text:p>1</text:p>
          </table:table-cell>
          <table:table-cell table:style-name="ce38" table:formula="of:=AVERAGE([LCOM4.I100:.I110])" office:value-type="float" office:value="0.727272727272727" calcext:value-type="float">
            <text:p>1</text:p>
          </table:table-cell>
          <table:table-cell table:style-name="ce38" table:formula="of:=AVERAGE([LCOM4.J100:.J110])" office:value-type="float" office:value="0.818181818181818" calcext:value-type="float">
            <text:p>1</text:p>
          </table:table-cell>
          <table:table-cell table:style-name="ce38" table:formula="of:=AVERAGE([LCOM4.K100:.K110])" office:value-type="float" office:value="1.72727272727273" calcext:value-type="float">
            <text:p>2</text:p>
          </table:table-cell>
          <table:table-cell table:style-name="ce38" table:formula="of:=AVERAGE([LCOM4.L100:.L110])" office:value-type="float" office:value="3.54545454545455" calcext:value-type="float">
            <text:p>4</text:p>
          </table:table-cell>
          <table:table-cell table:style-name="ce38" table:formula="of:=AVERAGE([LCOM4.M100:.M110])" office:value-type="float" office:value="7.68181818181818" calcext:value-type="float">
            <text:p>8</text:p>
          </table:table-cell>
          <table:table-cell table:style-name="ce38" table:formula="of:=AVERAGE([LCOM4.N100:.N110])" office:value-type="float" office:value="11.6363636363636" calcext:value-type="float">
            <text:p>12</text:p>
          </table:table-cell>
          <table:table-cell table:style-name="ce38" table:formula="of:=AVERAGE([LCOM4.O100:.O110])" office:value-type="float" office:value="36.6290909090909" calcext:value-type="float">
            <text:p>37</text:p>
          </table:table-cell>
          <table:table-cell table:style-name="ce38" table:formula="of:=AVERAGE([LCOM4.P100:.P110])" office:value-type="float" office:value="3.87835979918789" calcext:value-type="float">
            <text:p>4</text:p>
          </table:table-cell>
          <table:table-cell table:style-name="ce38" table:formula="of:=AVERAGE([LCOM4.Q100:.Q110])" office:value-type="float" office:value="8.53633255462714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14:.G130])" office:value-type="float" office:value="0.0964705882352941" calcext:value-type="float">
            <text:p>0</text:p>
          </table:table-cell>
          <table:table-cell table:style-name="ce38" table:formula="of:=AVERAGE([LCOM4.H114:.H130])" office:value-type="float" office:value="0.352941176470588" calcext:value-type="float">
            <text:p>0</text:p>
          </table:table-cell>
          <table:table-cell table:style-name="ce38" table:formula="of:=AVERAGE([LCOM4.I114:.I130])" office:value-type="float" office:value="0.670588235294118" calcext:value-type="float">
            <text:p>1</text:p>
          </table:table-cell>
          <table:table-cell table:style-name="ce38" table:formula="of:=AVERAGE([LCOM4.J114:.J130])" office:value-type="float" office:value="0.941176470588235" calcext:value-type="float">
            <text:p>1</text:p>
          </table:table-cell>
          <table:table-cell table:style-name="ce38" table:formula="of:=AVERAGE([LCOM4.K114:.K130])" office:value-type="float" office:value="2" calcext:value-type="float">
            <text:p>2</text:p>
          </table:table-cell>
          <table:table-cell table:style-name="ce38" table:formula="of:=AVERAGE([LCOM4.L114:.L130])" office:value-type="float" office:value="3.54411764705882" calcext:value-type="float">
            <text:p>4</text:p>
          </table:table-cell>
          <table:table-cell table:style-name="ce38" table:formula="of:=AVERAGE([LCOM4.M114:.M130])" office:value-type="float" office:value="7.55294117647059" calcext:value-type="float">
            <text:p>8</text:p>
          </table:table-cell>
          <table:table-cell table:style-name="ce38" table:formula="of:=AVERAGE([LCOM4.N114:.N130])" office:value-type="float" office:value="11.8352941176471" calcext:value-type="float">
            <text:p>12</text:p>
          </table:table-cell>
          <table:table-cell table:style-name="ce38" table:formula="of:=AVERAGE([LCOM4.O114:.O130])" office:value-type="float" office:value="34.7929411764706" calcext:value-type="float">
            <text:p>35</text:p>
          </table:table-cell>
          <table:table-cell table:style-name="ce38" table:formula="of:=AVERAGE([LCOM4.P114:.P130])" office:value-type="float" office:value="3.95001316335257" calcext:value-type="float">
            <text:p>4</text:p>
          </table:table-cell>
          <table:table-cell table:style-name="ce38" table:formula="of:=AVERAGE([LCOM4.Q114:.Q130])" office:value-type="float" office:value="7.92244844412077" calcext:value-type="float">
            <text:p>8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32:.G137])" office:value-type="float" office:value="0.333333333333333" calcext:value-type="float">
            <text:p>0</text:p>
          </table:table-cell>
          <table:table-cell table:style-name="ce38" table:formula="of:=AVERAGE([LCOM4.H132:.H137])" office:value-type="float" office:value="0.5" calcext:value-type="float">
            <text:p>1</text:p>
          </table:table-cell>
          <table:table-cell table:style-name="ce38" table:formula="of:=AVERAGE([LCOM4.I132:.I137])" office:value-type="float" office:value="0.833333333333333" calcext:value-type="float">
            <text:p>1</text:p>
          </table:table-cell>
          <table:table-cell table:style-name="ce38" table:formula="of:=AVERAGE([LCOM4.J132:.J137])" office:value-type="float" office:value="1" calcext:value-type="float">
            <text:p>1</text:p>
          </table:table-cell>
          <table:table-cell table:style-name="ce38" table:formula="of:=AVERAGE([LCOM4.K132:.K137])" office:value-type="float" office:value="2" calcext:value-type="float">
            <text:p>2</text:p>
          </table:table-cell>
          <table:table-cell table:style-name="ce38" table:formula="of:=AVERAGE([LCOM4.L132:.L137])" office:value-type="float" office:value="3.66666666666667" calcext:value-type="float">
            <text:p>4</text:p>
          </table:table-cell>
          <table:table-cell table:style-name="ce38" table:formula="of:=AVERAGE([LCOM4.M132:.M137])" office:value-type="float" office:value="6.7" calcext:value-type="float">
            <text:p>7</text:p>
          </table:table-cell>
          <table:table-cell table:style-name="ce38" table:formula="of:=AVERAGE([LCOM4.N132:.N137])" office:value-type="float" office:value="11.3416666666666" calcext:value-type="float">
            <text:p>11</text:p>
          </table:table-cell>
          <table:table-cell table:style-name="ce38" table:formula="of:=AVERAGE([LCOM4.O132:.O137])" office:value-type="float" office:value="37.8466666666666" calcext:value-type="float">
            <text:p>38</text:p>
          </table:table-cell>
          <table:table-cell table:style-name="ce38" table:formula="of:=AVERAGE([LCOM4.P132:.P137])" office:value-type="float" office:value="3.70482474028635" calcext:value-type="float">
            <text:p>4</text:p>
          </table:table-cell>
          <table:table-cell table:style-name="ce38" table:formula="of:=AVERAGE([LCOM4.Q132:.Q137])" office:value-type="float" office:value="8.25983768745647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41:.G156])" office:value-type="float" office:value="0.165" calcext:value-type="float">
            <text:p>0</text:p>
          </table:table-cell>
          <table:table-cell table:style-name="ce38" table:formula="of:=AVERAGE([LCOM4.H141:.H156])" office:value-type="float" office:value="0.375" calcext:value-type="float">
            <text:p>0</text:p>
          </table:table-cell>
          <table:table-cell table:style-name="ce38" table:formula="of:=AVERAGE([LCOM4.I141:.I156])" office:value-type="float" office:value="0.775" calcext:value-type="float">
            <text:p>1</text:p>
          </table:table-cell>
          <table:table-cell table:style-name="ce38" table:formula="of:=AVERAGE([LCOM4.J141:.J156])" office:value-type="float" office:value="1" calcext:value-type="float">
            <text:p>1</text:p>
          </table:table-cell>
          <table:table-cell table:style-name="ce38" table:formula="of:=AVERAGE([LCOM4.K141:.K156])" office:value-type="float" office:value="2.0625" calcext:value-type="float">
            <text:p>2</text:p>
          </table:table-cell>
          <table:table-cell table:style-name="ce38" table:formula="of:=AVERAGE([LCOM4.L141:.L156])" office:value-type="float" office:value="3.390625" calcext:value-type="float">
            <text:p>3</text:p>
          </table:table-cell>
          <table:table-cell table:style-name="ce38" table:formula="of:=AVERAGE([LCOM4.M141:.M156])" office:value-type="float" office:value="6.25625" calcext:value-type="float">
            <text:p>6</text:p>
          </table:table-cell>
          <table:table-cell table:style-name="ce38" table:formula="of:=AVERAGE([LCOM4.N141:.N156])" office:value-type="float" office:value="9.90625" calcext:value-type="float">
            <text:p>10</text:p>
          </table:table-cell>
          <table:table-cell table:style-name="ce38" table:formula="of:=AVERAGE([LCOM4.O141:.O156])" office:value-type="float" office:value="23.458125" calcext:value-type="float">
            <text:p>23</text:p>
          </table:table-cell>
          <table:table-cell table:style-name="ce38" table:formula="of:=AVERAGE([LCOM4.P141:.P156])" office:value-type="float" office:value="3.32244237007583" calcext:value-type="float">
            <text:p>3</text:p>
          </table:table-cell>
          <table:table-cell table:style-name="ce38" table:formula="of:=AVERAGE([LCOM4.Q141:.Q156])" office:value-type="float" office:value="5.30083976518597" calcext:value-type="float">
            <text:p>5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58:.G164])" office:value-type="float" office:value="0.142857142857143" calcext:value-type="float">
            <text:p>0</text:p>
          </table:table-cell>
          <table:table-cell table:style-name="ce38" table:formula="of:=AVERAGE([LCOM4.H158:.H164])" office:value-type="float" office:value="0.428571428571429" calcext:value-type="float">
            <text:p>0</text:p>
          </table:table-cell>
          <table:table-cell table:style-name="ce38" table:formula="of:=AVERAGE([LCOM4.I158:.I164])" office:value-type="float" office:value="0.571428571428571" calcext:value-type="float">
            <text:p>1</text:p>
          </table:table-cell>
          <table:table-cell table:style-name="ce38" table:formula="of:=AVERAGE([LCOM4.J158:.J164])" office:value-type="float" office:value="0.857142857142857" calcext:value-type="float">
            <text:p>1</text:p>
          </table:table-cell>
          <table:table-cell table:style-name="ce38" table:formula="of:=AVERAGE([LCOM4.K158:.K164])" office:value-type="float" office:value="1.85714285714286" calcext:value-type="float">
            <text:p>2</text:p>
          </table:table-cell>
          <table:table-cell table:style-name="ce38" table:formula="of:=AVERAGE([LCOM4.L158:.L164])" office:value-type="float" office:value="4" calcext:value-type="float">
            <text:p>4</text:p>
          </table:table-cell>
          <table:table-cell table:style-name="ce38" table:formula="of:=AVERAGE([LCOM4.M158:.M164])" office:value-type="float" office:value="9.78571428571429" calcext:value-type="float">
            <text:p>10</text:p>
          </table:table-cell>
          <table:table-cell table:style-name="ce38" table:formula="of:=AVERAGE([LCOM4.N158:.N164])" office:value-type="float" office:value="15.8214285714285" calcext:value-type="float">
            <text:p>16</text:p>
          </table:table-cell>
          <table:table-cell table:style-name="ce38" table:formula="of:=AVERAGE([LCOM4.O158:.O164])" office:value-type="float" office:value="63.3185714285714" calcext:value-type="float">
            <text:p>63</text:p>
          </table:table-cell>
          <table:table-cell table:style-name="ce38" table:formula="of:=AVERAGE([LCOM4.P158:.P164])" office:value-type="float" office:value="5.17429918535693" calcext:value-type="float">
            <text:p>5</text:p>
          </table:table-cell>
          <table:table-cell table:style-name="ce38" table:formula="of:=AVERAGE([LCOM4.Q158:.Q164])" office:value-type="float" office:value="14.2038876331166" calcext:value-type="float">
            <text:p>14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COM4.D2:LCOM4.D35">
            <calcext:condition calcext:apply-style-name="fonte vermelha" calcext:value="&lt;100" calcext:base-cell-address="LCOM4.D2"/>
          </calcext:conditional-format>
          <calcext:conditional-format calcext:target-range-address="LCOM4.D41:LCOM4.D45">
            <calcext:condition calcext:apply-style-name="fonte vermelha" calcext:value="&lt;100" calcext:base-cell-address="LCOM4.D41"/>
          </calcext:conditional-format>
          <calcext:conditional-format calcext:target-range-address="LCOM4.D59:LCOM4.D62">
            <calcext:condition calcext:apply-style-name="fonte vermelha" calcext:value="&lt;100" calcext:base-cell-address="LCOM4.D59"/>
          </calcext:conditional-format>
          <calcext:conditional-format calcext:target-range-address="LCOM4.D63:LCOM4.D68">
            <calcext:condition calcext:apply-style-name="fonte vermelha" calcext:value="&lt;100" calcext:base-cell-address="LCOM4.D63"/>
          </calcext:conditional-format>
          <calcext:conditional-format calcext:target-range-address="LCOM4.D70:LCOM4.D74">
            <calcext:condition calcext:apply-style-name="fonte vermelha" calcext:value="&lt;100" calcext:base-cell-address="LCOM4.D70"/>
          </calcext:conditional-format>
          <calcext:conditional-format calcext:target-range-address="LCOM4.D72:LCOM4.D75">
            <calcext:condition calcext:apply-style-name="fonte vermelha" calcext:value="&lt;100" calcext:base-cell-address="LCOM4.D72"/>
          </calcext:conditional-format>
          <calcext:conditional-format calcext:target-range-address="LCOM4.D49:LCOM4.D53">
            <calcext:condition calcext:apply-style-name="fonte vermelha" calcext:value="&lt;100" calcext:base-cell-address="LCOM4.D49"/>
          </calcext:conditional-format>
          <calcext:conditional-format calcext:target-range-address="LCOM4.D80:LCOM4.D83">
            <calcext:condition calcext:apply-style-name="fonte vermelha" calcext:value="&lt;100" calcext:base-cell-address="LCOM4.D80"/>
          </calcext:conditional-format>
          <calcext:conditional-format calcext:target-range-address="LCOM4.D100:LCOM4.D110 LCOM4.D87:LCOM4.D98">
            <calcext:condition calcext:apply-style-name="fonte vermelha" calcext:value="&lt;100" calcext:base-cell-address="LCOM4.D87"/>
          </calcext:conditional-format>
          <calcext:conditional-format calcext:target-range-address="LCOM4.D132:LCOM4.D137 LCOM4.D114:LCOM4.D130">
            <calcext:condition calcext:apply-style-name="fonte vermelha" calcext:value="&lt;100" calcext:base-cell-address="LCOM4.D114"/>
          </calcext:conditional-format>
          <calcext:conditional-format calcext:target-range-address="LCOM4.D158:LCOM4.D164 LCOM4.D141:LCOM4.D156">
            <calcext:condition calcext:apply-style-name="fonte vermelha" calcext:value="&lt;100" calcext:base-cell-address="LCOM4.D141"/>
          </calcext:conditional-format>
        </calcext:conditional-formats>
      </table:table>
      <table:table table:name="LOC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4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ce43" table:formula="of:=[.P2]-[.Q2]" office:value-type="float" office:value="-415.336752936022" calcext:value-type="float">
            <text:p>-415</text:p>
          </table:table-cell>
          <table:table-cell table:style-name="ce43" table:formula="of:=[.P2]" office:value-type="float" office:value="301.352941176471" calcext:value-type="float">
            <text:p>301</text:p>
          </table:table-cell>
          <table:table-cell table:style-name="ce43" table:formula="of:=[.P2]+[.Q2]" office:value-type="float" office:value="1018.04263528896" calcext:value-type="float">
            <text:p>10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ce43" table:formula="of:=[.P3]-[.Q3]" office:value-type="float" office:value="-33.426396726853" calcext:value-type="float">
            <text:p>-33</text:p>
          </table:table-cell>
          <table:table-cell table:style-name="ce43" table:formula="of:=[.P3]" office:value-type="float" office:value="645.578947368421" calcext:value-type="float">
            <text:p>646</text:p>
          </table:table-cell>
          <table:table-cell table:style-name="ce43" table:formula="of:=[.P3]+[.Q3]" office:value-type="float" office:value="1324.5842914637" calcext:value-type="float">
            <text:p>13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ce43" table:formula="of:=[.P4]-[.Q4]" office:value-type="float" office:value="-168.244769511072" calcext:value-type="float">
            <text:p>-168</text:p>
          </table:table-cell>
          <table:table-cell table:style-name="ce43" table:formula="of:=[.P4]" office:value-type="float" office:value="828.526315789474" calcext:value-type="float">
            <text:p>829</text:p>
          </table:table-cell>
          <table:table-cell table:style-name="ce43" table:formula="of:=[.P4]+[.Q4]" office:value-type="float" office:value="1825.29740109002" calcext:value-type="float">
            <text:p>18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ce43" table:formula="of:=[.P5]-[.Q5]" office:value-type="float" office:value="-344.960324007211" calcext:value-type="float">
            <text:p>-345</text:p>
          </table:table-cell>
          <table:table-cell table:style-name="ce43" table:formula="of:=[.P5]" office:value-type="float" office:value="155" calcext:value-type="float">
            <text:p>155</text:p>
          </table:table-cell>
          <table:table-cell table:style-name="ce43" table:formula="of:=[.P5]+[.Q5]" office:value-type="float" office:value="654.960324007211" calcext:value-type="float">
            <text:p>65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ce43" table:formula="of:=[.P6]-[.Q6]" office:value-type="float" office:value="-372.882773661932" calcext:value-type="float">
            <text:p>-373</text:p>
          </table:table-cell>
          <table:table-cell table:style-name="ce43" table:formula="of:=[.P6]" office:value-type="float" office:value="453.384615384615" calcext:value-type="float">
            <text:p>453</text:p>
          </table:table-cell>
          <table:table-cell table:style-name="ce43" table:formula="of:=[.P6]+[.Q6]" office:value-type="float" office:value="1279.65200443116" calcext:value-type="float">
            <text:p>12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1.4" calcext:value-type="float">
            <text:p>1</text:p>
          </table:table-cell>
          <table:table-cell table:number-columns-repeated="2"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64" calcext:value-type="float">
            <text:p>164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512.5" calcext:value-type="float">
            <text:p>513</text:p>
          </table:table-cell>
          <table:table-cell table:style-name="ce37" office:value-type="float" office:value="1521.45" calcext:value-type="float">
            <text:p>1521</text:p>
          </table:table-cell>
          <table:table-cell table:style-name="ce37" office:value-type="float" office:value="236.292452830189" calcext:value-type="float">
            <text:p>236</text:p>
          </table:table-cell>
          <table:table-cell table:style-name="ce37" office:value-type="float" office:value="248.412520464348" calcext:value-type="float">
            <text:p>248</text:p>
          </table:table-cell>
          <table:table-cell table:style-name="ce43" table:formula="of:=[.P7]-[.Q7]" office:value-type="float" office:value="-12.120067634159" calcext:value-type="float">
            <text:p>-12</text:p>
          </table:table-cell>
          <table:table-cell table:style-name="ce43" table:formula="of:=[.P7]" office:value-type="float" office:value="236.292452830189" calcext:value-type="float">
            <text:p>236</text:p>
          </table:table-cell>
          <table:table-cell table:style-name="ce43" table:formula="of:=[.P7]+[.Q7]" office:value-type="float" office:value="484.704973294537" calcext:value-type="float">
            <text:p>48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style-name="ce43" table:formula="of:=[.P8]-[.Q8]" office:value-type="float" office:value="-640.956425201282" calcext:value-type="float">
            <text:p>-641</text:p>
          </table:table-cell>
          <table:table-cell table:style-name="ce43" table:formula="of:=[.P8]" office:value-type="float" office:value="433.692307692308" calcext:value-type="float">
            <text:p>434</text:p>
          </table:table-cell>
          <table:table-cell table:style-name="ce43" table:formula="of:=[.P8]+[.Q8]" office:value-type="float" office:value="1508.3410405859" calcext:value-type="float">
            <text:p>150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style-name="ce43" table:formula="of:=[.P9]-[.Q9]" office:value-type="float" office:value="-293.064860739657" calcext:value-type="float">
            <text:p>-293</text:p>
          </table:table-cell>
          <table:table-cell table:style-name="ce43" table:formula="of:=[.P9]" office:value-type="float" office:value="152.378881987578" calcext:value-type="float">
            <text:p>152</text:p>
          </table:table-cell>
          <table:table-cell table:style-name="ce43" table:formula="of:=[.P9]+[.Q9]" office:value-type="float" office:value="597.822624714813" calcext:value-type="float">
            <text:p>59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style-name="ce43" table:formula="of:=[.P10]-[.Q10]" office:value-type="float" office:value="-682.348293544984" calcext:value-type="float">
            <text:p>-682</text:p>
          </table:table-cell>
          <table:table-cell table:style-name="ce43" table:formula="of:=[.P10]" office:value-type="float" office:value="235.778267254038" calcext:value-type="float">
            <text:p>236</text:p>
          </table:table-cell>
          <table:table-cell table:style-name="ce43" table:formula="of:=[.P10]+[.Q10]" office:value-type="float" office:value="1153.90482805306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57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style-name="ce43" table:formula="of:=[.P11]-[.Q11]" office:value-type="float" office:value="-134.245136125545" calcext:value-type="float">
            <text:p>-134</text:p>
          </table:table-cell>
          <table:table-cell table:style-name="ce43" table:formula="of:=[.P11]" office:value-type="float" office:value="54.7049368541906" calcext:value-type="float">
            <text:p>55</text:p>
          </table:table-cell>
          <table:table-cell table:style-name="ce43" table:formula="of:=[.P11]+[.Q11]" office:value-type="float" office:value="243.655009833927" calcext:value-type="float">
            <text:p>2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style-name="ce43" table:formula="of:=[.P12]-[.Q12]" office:value-type="float" office:value="-769.163766572136" calcext:value-type="float">
            <text:p>-769</text:p>
          </table:table-cell>
          <table:table-cell table:style-name="ce43" table:formula="of:=[.P12]" office:value-type="float" office:value="192.333496332518" calcext:value-type="float">
            <text:p>192</text:p>
          </table:table-cell>
          <table:table-cell table:style-name="ce43" table:formula="of:=[.P12]+[.Q12]" office:value-type="float" office:value="1153.83075923717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style-name="ce43" table:formula="of:=[.P13]-[.Q13]" office:value-type="float" office:value="-89.620681773679" calcext:value-type="float">
            <text:p>-90</text:p>
          </table:table-cell>
          <table:table-cell table:style-name="ce43" table:formula="of:=[.P13]" office:value-type="float" office:value="143.441176470588" calcext:value-type="float">
            <text:p>143</text:p>
          </table:table-cell>
          <table:table-cell table:style-name="ce43" table:formula="of:=[.P13]+[.Q13]" office:value-type="float" office:value="376.503034714855" calcext:value-type="float">
            <text:p>377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style-name="ce43" table:formula="of:=[.P14]-[.Q14]" office:value-type="float" office:value="-75.240729363827" calcext:value-type="float">
            <text:p>-75</text:p>
          </table:table-cell>
          <table:table-cell table:style-name="ce43" table:formula="of:=[.P14]" office:value-type="float" office:value="101.440677966102" calcext:value-type="float">
            <text:p>101</text:p>
          </table:table-cell>
          <table:table-cell table:style-name="ce43" table:formula="of:=[.P14]+[.Q14]" office:value-type="float" office:value="278.122085296031" calcext:value-type="float">
            <text:p>27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style-name="ce43" table:formula="of:=[.P15]-[.Q15]" office:value-type="float" office:value="-19.950296461524" calcext:value-type="float">
            <text:p>-20</text:p>
          </table:table-cell>
          <table:table-cell table:style-name="ce43" table:formula="of:=[.P15]" office:value-type="float" office:value="43.1428571428571" calcext:value-type="float">
            <text:p>43</text:p>
          </table:table-cell>
          <table:table-cell table:style-name="ce43" table:formula="of:=[.P15]+[.Q15]" office:value-type="float" office:value="106.236010747238" calcext:value-type="float">
            <text:p>106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style-name="ce43" table:formula="of:=[.P16]-[.Q16]" office:value-type="float" office:value="-18.4017553824979" calcext:value-type="float">
            <text:p>-18</text:p>
          </table:table-cell>
          <table:table-cell table:style-name="ce43" table:formula="of:=[.P16]" office:value-type="float" office:value="50.3516483516484" calcext:value-type="float">
            <text:p>50</text:p>
          </table:table-cell>
          <table:table-cell table:style-name="ce43" table:formula="of:=[.P16]+[.Q16]" office:value-type="float" office:value="119.105052085795" calcext:value-type="float">
            <text:p>1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style-name="ce43" table:formula="of:=[.P17]-[.Q17]" office:value-type="float" office:value="-115.721606443353" calcext:value-type="float">
            <text:p>-116</text:p>
          </table:table-cell>
          <table:table-cell table:style-name="ce43" table:formula="of:=[.P17]" office:value-type="float" office:value="67.972027972028" calcext:value-type="float">
            <text:p>68</text:p>
          </table:table-cell>
          <table:table-cell table:style-name="ce43" table:formula="of:=[.P17]+[.Q17]" office:value-type="float" office:value="251.665662387409" calcext:value-type="float">
            <text:p>25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style-name="ce43" table:formula="of:=[.P18]-[.Q18]" office:value-type="float" office:value="-55.9137949991901" calcext:value-type="float">
            <text:p>-56</text:p>
          </table:table-cell>
          <table:table-cell table:style-name="ce43" table:formula="of:=[.P18]" office:value-type="float" office:value="51.8284023668639" calcext:value-type="float">
            <text:p>52</text:p>
          </table:table-cell>
          <table:table-cell table:style-name="ce43" table:formula="of:=[.P18]+[.Q18]" office:value-type="float" office:value="159.570599732918" calcext:value-type="float">
            <text:p>1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style-name="ce43" table:formula="of:=[.P19]-[.Q19]" office:value-type="float" office:value="-28.8515622085075" calcext:value-type="float">
            <text:p>-29</text:p>
          </table:table-cell>
          <table:table-cell table:style-name="ce43" table:formula="of:=[.P19]" office:value-type="float" office:value="40.5706214689266" calcext:value-type="float">
            <text:p>41</text:p>
          </table:table-cell>
          <table:table-cell table:style-name="ce43" table:formula="of:=[.P19]+[.Q19]" office:value-type="float" office:value="109.992805146361" calcext:value-type="float">
            <text:p>1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style-name="ce43" table:formula="of:=[.P20]-[.Q20]" office:value-type="float" office:value="-220.725856707209" calcext:value-type="float">
            <text:p>-221</text:p>
          </table:table-cell>
          <table:table-cell table:style-name="ce43" table:formula="of:=[.P20]" office:value-type="float" office:value="130.930131004367" calcext:value-type="float">
            <text:p>131</text:p>
          </table:table-cell>
          <table:table-cell table:style-name="ce43" table:formula="of:=[.P20]+[.Q20]" office:value-type="float" office:value="482.586118715943" calcext:value-type="float">
            <text:p>48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style-name="ce43" table:formula="of:=[.P21]-[.Q21]" office:value-type="float" office:value="-43.5452422062518" calcext:value-type="float">
            <text:p>-44</text:p>
          </table:table-cell>
          <table:table-cell table:style-name="ce43" table:formula="of:=[.P21]" office:value-type="float" office:value="38.3791666666667" calcext:value-type="float">
            <text:p>38</text:p>
          </table:table-cell>
          <table:table-cell table:style-name="ce43" table:formula="of:=[.P21]+[.Q21]" office:value-type="float" office:value="120.303575539585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style-name="ce43" table:formula="of:=[.P22]-[.Q22]" office:value-type="float" office:value="-430.662214747096" calcext:value-type="float">
            <text:p>-431</text:p>
          </table:table-cell>
          <table:table-cell table:style-name="ce43" table:formula="of:=[.P22]" office:value-type="float" office:value="126.475409836066" calcext:value-type="float">
            <text:p>126</text:p>
          </table:table-cell>
          <table:table-cell table:style-name="ce43" table:formula="of:=[.P22]+[.Q22]" office:value-type="float" office:value="683.613034419228" calcext:value-type="float">
            <text:p>68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style-name="ce43" table:formula="of:=[.P23]-[.Q23]" office:value-type="float" office:value="-41.7284795201899" calcext:value-type="float">
            <text:p>-42</text:p>
          </table:table-cell>
          <table:table-cell table:style-name="ce43" table:formula="of:=[.P23]" office:value-type="float" office:value="27.634328358209" calcext:value-type="float">
            <text:p>28</text:p>
          </table:table-cell>
          <table:table-cell table:style-name="ce43" table:formula="of:=[.P23]+[.Q23]" office:value-type="float" office:value="96.9971362366079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4]-[.Q24]" office:value-type="float" office:value="-70.3127283030668" calcext:value-type="float">
            <text:p>-70</text:p>
          </table:table-cell>
          <table:table-cell table:style-name="ce43" table:formula="of:=[.P24]" office:value-type="float" office:value="69.2058823529412" calcext:value-type="float">
            <text:p>69</text:p>
          </table:table-cell>
          <table:table-cell table:style-name="ce43" table:formula="of:=[.P24]+[.Q24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5]-[.Q25]" office:value-type="float" office:value="-70.3127283030668" calcext:value-type="float">
            <text:p>-70</text:p>
          </table:table-cell>
          <table:table-cell table:style-name="ce43" table:formula="of:=[.P25]" office:value-type="float" office:value="69.2058823529412" calcext:value-type="float">
            <text:p>69</text:p>
          </table:table-cell>
          <table:table-cell table:style-name="ce43" table:formula="of:=[.P25]+[.Q25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style-name="ce43" table:formula="of:=[.P26]-[.Q26]" office:value-type="float" office:value="-1114.7145913892" calcext:value-type="float">
            <text:p>-1115</text:p>
          </table:table-cell>
          <table:table-cell table:style-name="ce43" table:formula="of:=[.P26]" office:value-type="float" office:value="250.828402366864" calcext:value-type="float">
            <text:p>251</text:p>
          </table:table-cell>
          <table:table-cell table:style-name="ce43" table:formula="of:=[.P26]+[.Q26]" office:value-type="float" office:value="1616.37139612292" calcext:value-type="float">
            <text:p>16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style-name="ce43" table:formula="of:=[.P27]-[.Q27]" office:value-type="float" office:value="-47.5337310710753" calcext:value-type="float">
            <text:p>-48</text:p>
          </table:table-cell>
          <table:table-cell table:style-name="ce43" table:formula="of:=[.P27]" office:value-type="float" office:value="64.9751908396947" calcext:value-type="float">
            <text:p>65</text:p>
          </table:table-cell>
          <table:table-cell table:style-name="ce43" table:formula="of:=[.P27]+[.Q27]" office:value-type="float" office:value="177.484112750465" calcext:value-type="float">
            <text:p>17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style-name="ce43" table:formula="of:=[.P28]-[.Q28]" office:value-type="float" office:value="-375.201471335991" calcext:value-type="float">
            <text:p>-375</text:p>
          </table:table-cell>
          <table:table-cell table:style-name="ce43" table:formula="of:=[.P28]" office:value-type="float" office:value="116.757798165138" calcext:value-type="float">
            <text:p>117</text:p>
          </table:table-cell>
          <table:table-cell table:style-name="ce43" table:formula="of:=[.P28]+[.Q28]" office:value-type="float" office:value="608.717067666267" calcext:value-type="float">
            <text:p>6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style-name="ce43" table:formula="of:=[.P29]-[.Q29]" office:value-type="float" office:value="-36.5301559923198" calcext:value-type="float">
            <text:p>-37</text:p>
          </table:table-cell>
          <table:table-cell table:style-name="ce43" table:formula="of:=[.P29]" office:value-type="float" office:value="68.3884484711212" calcext:value-type="float">
            <text:p>68</text:p>
          </table:table-cell>
          <table:table-cell table:style-name="ce43" table:formula="of:=[.P29]+[.Q29]" office:value-type="float" office:value="173.307052934562" calcext:value-type="float">
            <text:p>1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style-name="ce43" table:formula="of:=[.P30]-[.Q30]" office:value-type="float" office:value="-27.8640026570048" calcext:value-type="float">
            <text:p>-28</text:p>
          </table:table-cell>
          <table:table-cell table:style-name="ce43" table:formula="of:=[.P30]" office:value-type="float" office:value="44.210447761194" calcext:value-type="float">
            <text:p>44</text:p>
          </table:table-cell>
          <table:table-cell table:style-name="ce43" table:formula="of:=[.P30]+[.Q30]" office:value-type="float" office:value="116.284898179393" calcext:value-type="float">
            <text:p>1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style-name="ce43" table:formula="of:=[.P31]-[.Q31]" office:value-type="float" office:value="-74.961648480042" calcext:value-type="float">
            <text:p>-75</text:p>
          </table:table-cell>
          <table:table-cell table:style-name="ce43" table:formula="of:=[.P31]" office:value-type="float" office:value="75.606998654105" calcext:value-type="float">
            <text:p>76</text:p>
          </table:table-cell>
          <table:table-cell table:style-name="ce43" table:formula="of:=[.P31]+[.Q31]" office:value-type="float" office:value="226.175645788252" calcext:value-type="float">
            <text:p>2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style-name="ce43" table:formula="of:=[.P32]-[.Q32]" office:value-type="float" office:value="-46.1945713758313" calcext:value-type="float">
            <text:p>-46</text:p>
          </table:table-cell>
          <table:table-cell table:style-name="ce43" table:formula="of:=[.P32]" office:value-type="float" office:value="26.6018790369935" calcext:value-type="float">
            <text:p>27</text:p>
          </table:table-cell>
          <table:table-cell table:style-name="ce43" table:formula="of:=[.P32]+[.Q32]" office:value-type="float" office:value="99.3983294498183" calcext:value-type="float">
            <text:p>9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style-name="ce43" table:formula="of:=[.P33]-[.Q33]" office:value-type="float" office:value="-471.742263772508" calcext:value-type="float">
            <text:p>-472</text:p>
          </table:table-cell>
          <table:table-cell table:style-name="ce43" table:formula="of:=[.P33]" office:value-type="float" office:value="139.583604777416" calcext:value-type="float">
            <text:p>140</text:p>
          </table:table-cell>
          <table:table-cell table:style-name="ce43" table:formula="of:=[.P33]+[.Q33]" office:value-type="float" office:value="750.90947332734" calcext:value-type="float">
            <text:p>7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style-name="ce43" table:formula="of:=[.P34]-[.Q34]" office:value-type="float" office:value="-77.0563001250643" calcext:value-type="float">
            <text:p>-77</text:p>
          </table:table-cell>
          <table:table-cell table:style-name="ce43" table:formula="of:=[.P34]" office:value-type="float" office:value="57.2136329017517" calcext:value-type="float">
            <text:p>57</text:p>
          </table:table-cell>
          <table:table-cell table:style-name="ce43" table:formula="of:=[.P34]+[.Q34]" office:value-type="float" office:value="191.483565928568" calcext:value-type="float">
            <text:p>19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style-name="ce43" table:formula="of:=[.P35]-[.Q35]" office:value-type="float" office:value="-138.550716845244" calcext:value-type="float">
            <text:p>-139</text:p>
          </table:table-cell>
          <table:table-cell table:style-name="ce43" table:formula="of:=[.P35]" office:value-type="float" office:value="67.9586104951959" calcext:value-type="float">
            <text:p>68</text:p>
          </table:table-cell>
          <table:table-cell table:style-name="ce43" table:formula="of:=[.P35]+[.Q35]" office:value-type="float" office:value="274.467937835636" calcext:value-type="float">
            <text:p>274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58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8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1:.G45])" office:value-type="float" office:value="0" calcext:value-type="float">
            <text:p>0</text:p>
          </table:table-cell>
          <table:table-cell table:style-name="ce38" table:formula="of:=AVERAGE([LOC.H41:.H45])" office:value-type="float" office:value="0" calcext:value-type="float">
            <text:p>0</text:p>
          </table:table-cell>
          <table:table-cell table:style-name="ce38" table:formula="of:=AVERAGE([LOC.I41:.I45])" office:value-type="float" office:value="0.440000000000001" calcext:value-type="float">
            <text:p>0</text:p>
          </table:table-cell>
          <table:table-cell table:style-name="ce38" table:formula="of:=AVERAGE([LOC.J41:.J45])" office:value-type="float" office:value="5" calcext:value-type="float">
            <text:p>5</text:p>
          </table:table-cell>
          <table:table-cell table:style-name="ce38" table:formula="of:=AVERAGE([LOC.K41:.K45])" office:value-type="float" office:value="19.9" calcext:value-type="float">
            <text:p>20</text:p>
          </table:table-cell>
          <table:table-cell table:style-name="ce42" table:formula="of:=AVERAGE([LOC.L41:.L45])" office:value-type="float" office:value="108.15" calcext:value-type="float">
            <text:p>108</text:p>
          </table:table-cell>
          <table:table-cell table:style-name="ce42" table:formula="of:=AVERAGE([LOC.M41:.M45])" office:value-type="float" office:value="425.8" calcext:value-type="float">
            <text:p>426</text:p>
          </table:table-cell>
          <table:table-cell table:style-name="ce42" table:formula="of:=AVERAGE([LOC.N41:.N45])" office:value-type="float" office:value="1095.7" calcext:value-type="float">
            <text:p>1096</text:p>
          </table:table-cell>
          <table:table-cell table:style-name="ce38" table:formula="of:=AVERAGE([LOC.O41:.O45])" office:value-type="float" office:value="3239.448" calcext:value-type="float">
            <text:p>3239</text:p>
          </table:table-cell>
          <table:table-cell table:style-name="ce38" table:formula="of:=AVERAGE([LOC.P41:.P45])" office:value-type="float" office:value="213.777578024126" calcext:value-type="float">
            <text:p>214</text:p>
          </table:table-cell>
          <table:table-cell table:style-name="ce38" table:formula="of:=AVERAGE([LOC.Q41:.Q45])" office:value-type="float" office:value="717.733274460847" calcext:value-type="float">
            <text:p>7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1:.G45])" office:value-type="float" office:value="0" calcext:value-type="float">
            <text:p>0</text:p>
          </table:table-cell>
          <table:table-cell table:style-name="ce38" table:formula="of:=MIN([LOC.H41:.H45])" office:value-type="float" office:value="0" calcext:value-type="float">
            <text:p>0</text:p>
          </table:table-cell>
          <table:table-cell table:style-name="ce38" table:formula="of:=MIN([LOC.I41:.I45])" office:value-type="float" office:value="0" calcext:value-type="float">
            <text:p>0</text:p>
          </table:table-cell>
          <table:table-cell table:style-name="ce38" table:formula="of:=MIN([LOC.J41:.J45])" office:value-type="float" office:value="0" calcext:value-type="float">
            <text:p>0</text:p>
          </table:table-cell>
          <table:table-cell table:style-name="ce38" table:formula="of:=MIN([LOC.K41:.K45])" office:value-type="float" office:value="0" calcext:value-type="float">
            <text:p>0</text:p>
          </table:table-cell>
          <table:table-cell table:style-name="ce38" table:formula="of:=MIN([LOC.L41:.L45])" office:value-type="float" office:value="26" calcext:value-type="float">
            <text:p>26</text:p>
          </table:table-cell>
          <table:table-cell table:style-name="ce38" table:formula="of:=MIN([LOC.M41:.M45])" office:value-type="float" office:value="107" calcext:value-type="float">
            <text:p>107</text:p>
          </table:table-cell>
          <table:table-cell table:style-name="ce38" table:formula="of:=MIN([LOC.N41:.N45])" office:value-type="float" office:value="245.5" calcext:value-type="float">
            <text:p>246</text:p>
          </table:table-cell>
          <table:table-cell table:style-name="ce38" table:formula="of:=MIN([LOC.O41:.O45])" office:value-type="float" office:value="908.599999999989" calcext:value-type="float">
            <text:p>909</text:p>
          </table:table-cell>
          <table:table-cell table:style-name="ce38" table:formula="of:=MIN([LOC.P41:.P45])" office:value-type="float" office:value="54.7049368541906" calcext:value-type="float">
            <text:p>55</text:p>
          </table:table-cell>
          <table:table-cell table:style-name="ce38" table:formula="of:=MIN([LOC.Q41:.Q45])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1:.G45])" office:value-type="float" office:value="0" calcext:value-type="float">
            <text:p>0</text:p>
          </table:table-cell>
          <table:table-cell table:style-name="ce38" table:formula="of:=MAX([LOC.H41:.H45])" office:value-type="float" office:value="0" calcext:value-type="float">
            <text:p>0</text:p>
          </table:table-cell>
          <table:table-cell table:style-name="ce38" table:formula="of:=MAX([LOC.I41:.I45])" office:value-type="float" office:value="2" calcext:value-type="float">
            <text:p>2</text:p>
          </table:table-cell>
          <table:table-cell table:style-name="ce38" table:formula="of:=MAX([LOC.J41:.J45])" office:value-type="float" office:value="9" calcext:value-type="float">
            <text:p>9</text:p>
          </table:table-cell>
          <table:table-cell table:style-name="ce38" table:formula="of:=MAX([LOC.K41:.K45])" office:value-type="float" office:value="54.5" calcext:value-type="float">
            <text:p>55</text:p>
          </table:table-cell>
          <table:table-cell table:style-name="ce38" table:formula="of:=MAX([LOC.L41:.L45])" office:value-type="float" office:value="302.75" calcext:value-type="float">
            <text:p>303</text:p>
          </table:table-cell>
          <table:table-cell table:style-name="ce38" table:formula="of:=MAX([LOC.M41:.M45])" office:value-type="float" office:value="1102.6" calcext:value-type="float">
            <text:p>1103</text:p>
          </table:table-cell>
          <table:table-cell table:style-name="ce38" table:formula="of:=MAX([LOC.N41:.N45])" office:value-type="float" office:value="2527.9" calcext:value-type="float">
            <text:p>2528</text:p>
          </table:table-cell>
          <table:table-cell table:style-name="ce38" table:formula="of:=MAX([LOC.O41:.O45])" office:value-type="float" office:value="5239.97999999999" calcext:value-type="float">
            <text:p>5240</text:p>
          </table:table-cell>
          <table:table-cell table:style-name="ce38" table:formula="of:=MAX([LOC.P41:.P45])" office:value-type="float" office:value="433.692307692308" calcext:value-type="float">
            <text:p>434</text:p>
          </table:table-cell>
          <table:table-cell table:style-name="ce38" table:formula="of:=MAX([LOC.Q41:.Q45])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9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9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9:.G53])" office:value-type="float" office:value="0" calcext:value-type="float">
            <text:p>0</text:p>
          </table:table-cell>
          <table:table-cell table:style-name="ce38" table:formula="of:=AVERAGE([LOC.H49:.H53])" office:value-type="float" office:value="0" calcext:value-type="float">
            <text:p>0</text:p>
          </table:table-cell>
          <table:table-cell table:style-name="ce38" table:formula="of:=AVERAGE([LOC.I49:.I53])" office:value-type="float" office:value="1.54" calcext:value-type="float">
            <text:p>2</text:p>
          </table:table-cell>
          <table:table-cell table:style-name="ce38" table:formula="of:=AVERAGE([LOC.J49:.J53])" office:value-type="float" office:value="40.5" calcext:value-type="float">
            <text:p>41</text:p>
          </table:table-cell>
          <table:table-cell table:style-name="ce38" table:formula="of:=AVERAGE([LOC.K49:.K53])" office:value-type="float" office:value="236.4" calcext:value-type="float">
            <text:p>236</text:p>
          </table:table-cell>
          <table:table-cell table:style-name="ce42" table:formula="of:=AVERAGE([LOC.L49:.L53])" office:value-type="float" office:value="638.7" calcext:value-type="float">
            <text:p>639</text:p>
          </table:table-cell>
          <table:table-cell table:style-name="ce42" table:formula="of:=AVERAGE([LOC.M49:.M53])" office:value-type="float" office:value="1139.64" calcext:value-type="float">
            <text:p>1140</text:p>
          </table:table-cell>
          <table:table-cell table:style-name="ce42" table:formula="of:=AVERAGE([LOC.N49:.N53])" office:value-type="float" office:value="1689.26" calcext:value-type="float">
            <text:p>1689</text:p>
          </table:table-cell>
          <table:table-cell table:style-name="ce38" table:formula="of:=AVERAGE([LOC.O49:.O53])" office:value-type="float" office:value="2704.196" calcext:value-type="float">
            <text:p>2704</text:p>
          </table:table-cell>
          <table:table-cell table:style-name="ce38" table:formula="of:=AVERAGE([LOC.P49:.P53])" office:value-type="float" office:value="476.768563943796" calcext:value-type="float">
            <text:p>477</text:p>
          </table:table-cell>
          <table:table-cell table:style-name="ce38" table:formula="of:=AVERAGE([LOC.Q49:.Q53])" office:value-type="float" office:value="743.738767312414" calcext:value-type="float">
            <text:p>74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9:.G53])" office:value-type="float" office:value="0" calcext:value-type="float">
            <text:p>0</text:p>
          </table:table-cell>
          <table:table-cell table:style-name="ce38" table:formula="of:=MIN([LOC.H49:.H53])" office:value-type="float" office:value="0" calcext:value-type="float">
            <text:p>0</text:p>
          </table:table-cell>
          <table:table-cell table:style-name="ce38" table:formula="of:=MIN([LOC.I49:.I53])" office:value-type="float" office:value="0" calcext:value-type="float">
            <text:p>0</text:p>
          </table:table-cell>
          <table:table-cell table:style-name="ce38" table:formula="of:=MIN([LOC.J49:.J53])" office:value-type="float" office:value="0" calcext:value-type="float">
            <text:p>0</text:p>
          </table:table-cell>
          <table:table-cell table:style-name="ce38" table:formula="of:=MIN([LOC.K49:.K53])" office:value-type="float" office:value="9" calcext:value-type="float">
            <text:p>9</text:p>
          </table:table-cell>
          <table:table-cell table:style-name="ce38" table:formula="of:=MIN([LOC.L49:.L53])" office:value-type="float" office:value="56.5" calcext:value-type="float">
            <text:p>57</text:p>
          </table:table-cell>
          <table:table-cell table:style-name="ce38" table:formula="of:=MIN([LOC.M49:.M53])" office:value-type="float" office:value="231" calcext:value-type="float">
            <text:p>231</text:p>
          </table:table-cell>
          <table:table-cell table:style-name="ce38" table:formula="of:=MIN([LOC.N49:.N53])" office:value-type="float" office:value="862.950000000001" calcext:value-type="float">
            <text:p>863</text:p>
          </table:table-cell>
          <table:table-cell table:style-name="ce38" table:formula="of:=MIN([LOC.O49:.O53])" office:value-type="float" office:value="1603.56" calcext:value-type="float">
            <text:p>1604</text:p>
          </table:table-cell>
          <table:table-cell table:style-name="ce38" table:formula="of:=MIN([LOC.P49:.P53])" office:value-type="float" office:value="155" calcext:value-type="float">
            <text:p>155</text:p>
          </table:table-cell>
          <table:table-cell table:style-name="ce38" table:formula="of:=MIN([LOC.Q49:.Q53])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9:.G53])" office:value-type="float" office:value="0" calcext:value-type="float">
            <text:p>0</text:p>
          </table:table-cell>
          <table:table-cell table:style-name="ce38" table:formula="of:=MAX([LOC.H49:.H53])" office:value-type="float" office:value="0" calcext:value-type="float">
            <text:p>0</text:p>
          </table:table-cell>
          <table:table-cell table:style-name="ce38" table:formula="of:=MAX([LOC.I49:.I53])" office:value-type="float" office:value="4.5" calcext:value-type="float">
            <text:p>5</text:p>
          </table:table-cell>
          <table:table-cell table:style-name="ce38" table:formula="of:=MAX([LOC.J49:.J53])" office:value-type="float" office:value="190.5" calcext:value-type="float">
            <text:p>191</text:p>
          </table:table-cell>
          <table:table-cell table:style-name="ce38" table:formula="of:=MAX([LOC.K49:.K53])" office:value-type="float" office:value="639" calcext:value-type="float">
            <text:p>639</text:p>
          </table:table-cell>
          <table:table-cell table:style-name="ce38" table:formula="of:=MAX([LOC.L49:.L53])" office:value-type="float" office:value="1437" calcext:value-type="float">
            <text:p>1437</text:p>
          </table:table-cell>
          <table:table-cell table:style-name="ce38" table:formula="of:=MAX([LOC.M49:.M53])" office:value-type="float" office:value="1703" calcext:value-type="float">
            <text:p>1703</text:p>
          </table:table-cell>
          <table:table-cell table:style-name="ce38" table:formula="of:=MAX([LOC.N49:.N53])" office:value-type="float" office:value="2425.25" calcext:value-type="float">
            <text:p>2425</text:p>
          </table:table-cell>
          <table:table-cell table:style-name="ce38" table:formula="of:=MAX([LOC.O49:.O53])" office:value-type="float" office:value="3766.74" calcext:value-type="float">
            <text:p>3767</text:p>
          </table:table-cell>
          <table:table-cell table:style-name="ce38" table:formula="of:=MAX([LOC.P49:.P53])" office:value-type="float" office:value="828.526315789474" calcext:value-type="float">
            <text:p>829</text:p>
          </table:table-cell>
          <table:table-cell table:style-name="ce38" table:formula="of:=MAX([LOC.Q49:.Q53])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1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2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3"/>
          <table:table-cell table:style-name="Default"/>
          <table:table-cell table:style-name="ce35" office:value-type="string" calcext:value-type="string">
            <text:p>MÉDIA</text:p>
          </table:table-cell>
          <table:table-cell table:style-name="ce35" table:formula="of:=AVERAGE([LOC.G59:.G68])" office:value-type="float" office:value="0" calcext:value-type="float">
            <text:p>0</text:p>
          </table:table-cell>
          <table:table-cell table:style-name="ce35" table:formula="of:=AVERAGE([LOC.H59:.H68])" office:value-type="float" office:value="0.4" calcext:value-type="float">
            <text:p>0</text:p>
          </table:table-cell>
          <table:table-cell table:style-name="ce35" table:formula="of:=AVERAGE([LOC.I59:.I68])" office:value-type="float" office:value="2.27" calcext:value-type="float">
            <text:p>2</text:p>
          </table:table-cell>
          <table:table-cell table:style-name="ce35" table:formula="of:=AVERAGE([LOC.J59:.J68])" office:value-type="float" office:value="7.025" calcext:value-type="float">
            <text:p>7</text:p>
          </table:table-cell>
          <table:table-cell table:style-name="ce35" table:formula="of:=AVERAGE([LOC.K59:.K68])" office:value-type="float" office:value="20.5" calcext:value-type="float">
            <text:p>21</text:p>
          </table:table-cell>
          <table:table-cell table:style-name="ce35" table:formula="of:=AVERAGE([LOC.L59:.L68])" office:value-type="float" office:value="61.975" calcext:value-type="float">
            <text:p>62</text:p>
          </table:table-cell>
          <table:table-cell table:style-name="ce35" table:formula="of:=AVERAGE([LOC.M59:.M68])" office:value-type="float" office:value="171.63" calcext:value-type="float">
            <text:p>172</text:p>
          </table:table-cell>
          <table:table-cell table:style-name="ce35" table:formula="of:=AVERAGE([LOC.N59:.N68])" office:value-type="float" office:value="318.185" calcext:value-type="float">
            <text:p>318</text:p>
          </table:table-cell>
          <table:table-cell table:style-name="ce35" table:formula="of:=AVERAGE([LOC.O59:.O68])" office:value-type="float" office:value="812.383999999998" calcext:value-type="float">
            <text:p>812</text:p>
          </table:table-cell>
          <table:table-cell table:style-name="ce35" table:formula="of:=AVERAGE([LOC.P59:.P68])" office:value-type="float" office:value="77.5469661666981" calcext:value-type="float">
            <text:p>78</text:p>
          </table:table-cell>
          <table:table-cell table:style-name="ce35" table:formula="of:=AVERAGE([LOC.Q59:.Q68])" office:value-type="float" office:value="222.329713608293" calcext:value-type="float">
            <text:p>22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5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70:.G78])" office:value-type="float" office:value="0.35" calcext:value-type="float">
            <text:p>0</text:p>
          </table:table-cell>
          <table:table-cell table:style-name="ce38" table:formula="of:=AVERAGE([LOC.H70:.H78])" office:value-type="float" office:value="0.888888888888889" calcext:value-type="float">
            <text:p>1</text:p>
          </table:table-cell>
          <table:table-cell table:style-name="ce38" table:formula="of:=AVERAGE([LOC.I70:.I78])" office:value-type="float" office:value="1.54444444444444" calcext:value-type="float">
            <text:p>2</text:p>
          </table:table-cell>
          <table:table-cell table:style-name="ce38" table:formula="of:=AVERAGE([LOC.J70:.J78])" office:value-type="float" office:value="5.11111111111111" calcext:value-type="float">
            <text:p>5</text:p>
          </table:table-cell>
          <table:table-cell table:style-name="ce38" table:formula="of:=AVERAGE([LOC.K70:.K78])" office:value-type="float" office:value="15" calcext:value-type="float">
            <text:p>15</text:p>
          </table:table-cell>
          <table:table-cell table:style-name="ce38" table:formula="of:=AVERAGE([LOC.L70:.L78])" office:value-type="float" office:value="48.5277777777778" calcext:value-type="float">
            <text:p>49</text:p>
          </table:table-cell>
          <table:table-cell table:style-name="ce38" table:formula="of:=AVERAGE([LOC.M70:.M78])" office:value-type="float" office:value="139.622222222222" calcext:value-type="float">
            <text:p>140</text:p>
          </table:table-cell>
          <table:table-cell table:style-name="ce38" table:formula="of:=AVERAGE([LOC.N70:.N78])" office:value-type="float" office:value="281.6" calcext:value-type="float">
            <text:p>282</text:p>
          </table:table-cell>
          <table:table-cell table:style-name="ce38" table:formula="of:=AVERAGE([LOC.O70:.O78])" office:value-type="float" office:value="1635.26" calcext:value-type="float">
            <text:p>1635</text:p>
          </table:table-cell>
          <table:table-cell table:style-name="ce38" table:formula="of:=AVERAGE([LOC.P70:.P78])" office:value-type="float" office:value="84.3174671312781" calcext:value-type="float">
            <text:p>84</text:p>
          </table:table-cell>
          <table:table-cell table:style-name="ce38" table:formula="of:=AVERAGE([LOC.Q70:.Q78])" office:value-type="float" office:value="311.017044027529" calcext:value-type="float">
            <text:p>3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0:.G83])" office:value-type="float" office:value="0.865" calcext:value-type="float">
            <text:p>1</text:p>
          </table:table-cell>
          <table:table-cell table:style-name="ce38" table:formula="of:=AVERAGE([LOC.H80:.H83])" office:value-type="float" office:value="1.85" calcext:value-type="float">
            <text:p>2</text:p>
          </table:table-cell>
          <table:table-cell table:style-name="ce38" table:formula="of:=AVERAGE([LOC.I80:.I83])" office:value-type="float" office:value="3.4" calcext:value-type="float">
            <text:p>3</text:p>
          </table:table-cell>
          <table:table-cell table:style-name="ce38" table:formula="of:=AVERAGE([LOC.J80:.J83])" office:value-type="float" office:value="10.9375" calcext:value-type="float">
            <text:p>11</text:p>
          </table:table-cell>
          <table:table-cell table:style-name="ce38" table:formula="of:=AVERAGE([LOC.K80:.K83])" office:value-type="float" office:value="37.375" calcext:value-type="float">
            <text:p>37</text:p>
          </table:table-cell>
          <table:table-cell table:style-name="ce38" table:formula="of:=AVERAGE([LOC.L80:.L83])" office:value-type="float" office:value="86.1875" calcext:value-type="float">
            <text:p>86</text:p>
          </table:table-cell>
          <table:table-cell table:style-name="ce38" table:formula="of:=AVERAGE([LOC.M80:.M83])" office:value-type="float" office:value="196.175" calcext:value-type="float">
            <text:p>196</text:p>
          </table:table-cell>
          <table:table-cell table:style-name="ce38" table:formula="of:=AVERAGE([LOC.N80:.N83])" office:value-type="float" office:value="366.149999999999" calcext:value-type="float">
            <text:p>366</text:p>
          </table:table-cell>
          <table:table-cell table:style-name="ce38" table:formula="of:=AVERAGE([LOC.O80:.O83])" office:value-type="float" office:value="593.4225" calcext:value-type="float">
            <text:p>593</text:p>
          </table:table-cell>
          <table:table-cell table:style-name="ce38" table:formula="of:=AVERAGE([LOC.P80:.P83])" office:value-type="float" office:value="84.5940899827989" calcext:value-type="float">
            <text:p>85</text:p>
          </table:table-cell>
          <table:table-cell table:style-name="ce38" table:formula="of:=AVERAGE([LOC.Q80:.Q83])" office:value-type="float" office:value="135.397455728181" calcext:value-type="float">
            <text:p>135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7:.G98])" office:value-type="float" office:value="0.055" calcext:value-type="float">
            <text:p>0</text:p>
          </table:table-cell>
          <table:table-cell table:style-name="ce38" table:formula="of:=AVERAGE([LOC.H87:.H98])" office:value-type="float" office:value="0.5" calcext:value-type="float">
            <text:p>1</text:p>
          </table:table-cell>
          <table:table-cell table:style-name="ce38" table:formula="of:=AVERAGE([LOC.I87:.I98])" office:value-type="float" office:value="2.14166666666667" calcext:value-type="float">
            <text:p>2</text:p>
          </table:table-cell>
          <table:table-cell table:style-name="ce38" table:formula="of:=AVERAGE([LOC.J87:.J98])" office:value-type="float" office:value="7.54166666666667" calcext:value-type="float">
            <text:p>8</text:p>
          </table:table-cell>
          <table:table-cell table:style-name="ce38" table:formula="of:=AVERAGE([LOC.K87:.K98])" office:value-type="float" office:value="25.625" calcext:value-type="float">
            <text:p>26</text:p>
          </table:table-cell>
          <table:table-cell table:style-name="ce38" table:formula="of:=AVERAGE([LOC.L87:.L98])" office:value-type="float" office:value="69.3333333333333" calcext:value-type="float">
            <text:p>69</text:p>
          </table:table-cell>
          <table:table-cell table:style-name="ce38" table:formula="of:=AVERAGE([LOC.M87:.M98])" office:value-type="float" office:value="176.25" calcext:value-type="float">
            <text:p>176</text:p>
          </table:table-cell>
          <table:table-cell table:style-name="ce38" table:formula="of:=AVERAGE([LOC.N87:.N98])" office:value-type="float" office:value="335.4375" calcext:value-type="float">
            <text:p>335</text:p>
          </table:table-cell>
          <table:table-cell table:style-name="ce38" table:formula="of:=AVERAGE([LOC.O87:.O98])" office:value-type="float" office:value="788.019166666665" calcext:value-type="float">
            <text:p>788</text:p>
          </table:table-cell>
          <table:table-cell table:style-name="ce38" table:formula="of:=AVERAGE([LOC.P87:.P98])" office:value-type="float" office:value="80.7718738741015" calcext:value-type="float">
            <text:p>81</text:p>
          </table:table-cell>
          <table:table-cell table:style-name="ce38" table:formula="of:=AVERAGE([LOC.Q87:.Q98])" office:value-type="float" office:value="210.426033171779" calcext:value-type="float">
            <text:p>21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00:.G110])" office:value-type="float" office:value="0.540909090909091" calcext:value-type="float">
            <text:p>1</text:p>
          </table:table-cell>
          <table:table-cell table:style-name="ce38" table:formula="of:=AVERAGE([LOC.H100:.H110])" office:value-type="float" office:value="1.21818181818182" calcext:value-type="float">
            <text:p>1</text:p>
          </table:table-cell>
          <table:table-cell table:style-name="ce38" table:formula="of:=AVERAGE([LOC.I100:.I110])" office:value-type="float" office:value="2.22727272727273" calcext:value-type="float">
            <text:p>2</text:p>
          </table:table-cell>
          <table:table-cell table:style-name="ce38" table:formula="of:=AVERAGE([LOC.J100:.J110])" office:value-type="float" office:value="6.31818181818182" calcext:value-type="float">
            <text:p>6</text:p>
          </table:table-cell>
          <table:table-cell table:style-name="ce38" table:formula="of:=AVERAGE([LOC.K100:.K110])" office:value-type="float" office:value="16.5454545454545" calcext:value-type="float">
            <text:p>17</text:p>
          </table:table-cell>
          <table:table-cell table:style-name="ce38" table:formula="of:=AVERAGE([LOC.L100:.L110])" office:value-type="float" office:value="51.75" calcext:value-type="float">
            <text:p>52</text:p>
          </table:table-cell>
          <table:table-cell table:style-name="ce38" table:formula="of:=AVERAGE([LOC.M100:.M110])" office:value-type="float" office:value="149.327272727273" calcext:value-type="float">
            <text:p>149</text:p>
          </table:table-cell>
          <table:table-cell table:style-name="ce38" table:formula="of:=AVERAGE([LOC.N100:.N110])" office:value-type="float" office:value="286.872727272727" calcext:value-type="float">
            <text:p>287</text:p>
          </table:table-cell>
          <table:table-cell table:style-name="ce38" table:formula="of:=AVERAGE([LOC.O100:.O110])" office:value-type="float" office:value="1432.60363636363" calcext:value-type="float">
            <text:p>1433</text:p>
          </table:table-cell>
          <table:table-cell table:style-name="ce38" table:formula="of:=AVERAGE([LOC.P100:.P110])" office:value-type="float" office:value="82.1309762991329" calcext:value-type="float">
            <text:p>82</text:p>
          </table:table-cell>
          <table:table-cell table:style-name="ce38" table:formula="of:=AVERAGE([LOC.Q100:.Q110])" office:value-type="float" office:value="276.266177925643" calcext:value-type="float">
            <text:p>27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14:.G130])" office:value-type="float" office:value="0.165294117647059" calcext:value-type="float">
            <text:p>0</text:p>
          </table:table-cell>
          <table:table-cell table:style-name="ce38" table:formula="of:=AVERAGE([LOC.H114:.H130])" office:value-type="float" office:value="0.817647058823529" calcext:value-type="float">
            <text:p>1</text:p>
          </table:table-cell>
          <table:table-cell table:style-name="ce38" table:formula="of:=AVERAGE([LOC.I114:.I130])" office:value-type="float" office:value="2.01176470588235" calcext:value-type="float">
            <text:p>2</text:p>
          </table:table-cell>
          <table:table-cell table:style-name="ce38" table:formula="of:=AVERAGE([LOC.J114:.J130])" office:value-type="float" office:value="6.5" calcext:value-type="float">
            <text:p>7</text:p>
          </table:table-cell>
          <table:table-cell table:style-name="ce38" table:formula="of:=AVERAGE([LOC.K114:.K130])" office:value-type="float" office:value="21.7058823529412" calcext:value-type="float">
            <text:p>22</text:p>
          </table:table-cell>
          <table:table-cell table:style-name="ce38" table:formula="of:=AVERAGE([LOC.L114:.L130])" office:value-type="float" office:value="59.4411764705882" calcext:value-type="float">
            <text:p>59</text:p>
          </table:table-cell>
          <table:table-cell table:style-name="ce38" table:formula="of:=AVERAGE([LOC.M114:.M130])" office:value-type="float" office:value="154.670588235294" calcext:value-type="float">
            <text:p>155</text:p>
          </table:table-cell>
          <table:table-cell table:style-name="ce38" table:formula="of:=AVERAGE([LOC.N114:.N130])" office:value-type="float" office:value="282.067647058823" calcext:value-type="float">
            <text:p>282</text:p>
          </table:table-cell>
          <table:table-cell table:style-name="ce38" table:formula="of:=AVERAGE([LOC.O114:.O130])" office:value-type="float" office:value="670.94588235294" calcext:value-type="float">
            <text:p>671</text:p>
          </table:table-cell>
          <table:table-cell table:style-name="ce38" table:formula="of:=AVERAGE([LOC.P114:.P130])" office:value-type="float" office:value="69.9059284748751" calcext:value-type="float">
            <text:p>70</text:p>
          </table:table-cell>
          <table:table-cell table:style-name="ce38" table:formula="of:=AVERAGE([LOC.Q114:.Q130])" office:value-type="float" office:value="173.516426709949" calcext:value-type="float">
            <text:p>174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32:.G137])" office:value-type="float" office:value="0.633333333333333" calcext:value-type="float">
            <text:p>1</text:p>
          </table:table-cell>
          <table:table-cell table:style-name="ce38" table:formula="of:=AVERAGE([LOC.H132:.H137])" office:value-type="float" office:value="0.916666666666667" calcext:value-type="float">
            <text:p>1</text:p>
          </table:table-cell>
          <table:table-cell table:style-name="ce38" table:formula="of:=AVERAGE([LOC.I132:.I137])" office:value-type="float" office:value="2.66666666666667" calcext:value-type="float">
            <text:p>3</text:p>
          </table:table-cell>
          <table:table-cell table:style-name="ce38" table:formula="of:=AVERAGE([LOC.J132:.J137])" office:value-type="float" office:value="8.25" calcext:value-type="float">
            <text:p>8</text:p>
          </table:table-cell>
          <table:table-cell table:style-name="ce38" table:formula="of:=AVERAGE([LOC.K132:.K137])" office:value-type="float" office:value="20.0833333333333" calcext:value-type="float">
            <text:p>20</text:p>
          </table:table-cell>
          <table:table-cell table:style-name="ce38" table:formula="of:=AVERAGE([LOC.L132:.L137])" office:value-type="float" office:value="65.125" calcext:value-type="float">
            <text:p>65</text:p>
          </table:table-cell>
          <table:table-cell table:style-name="ce38" table:formula="of:=AVERAGE([LOC.M132:.M137])" office:value-type="float" office:value="188.033333333333" calcext:value-type="float">
            <text:p>188</text:p>
          </table:table-cell>
          <table:table-cell table:style-name="ce38" table:formula="of:=AVERAGE([LOC.N132:.N137])" office:value-type="float" office:value="397.616666666666" calcext:value-type="float">
            <text:p>398</text:p>
          </table:table-cell>
          <table:table-cell table:style-name="ce38" table:formula="of:=AVERAGE([LOC.O132:.O137])" office:value-type="float" office:value="2301.46499999999" calcext:value-type="float">
            <text:p>2301</text:p>
          </table:table-cell>
          <table:table-cell table:style-name="ce38" table:formula="of:=AVERAGE([LOC.P132:.P137])" office:value-type="float" office:value="114.050406951134" calcext:value-type="float">
            <text:p>114</text:p>
          </table:table-cell>
          <table:table-cell table:style-name="ce38" table:formula="of:=AVERAGE([LOC.Q132:.Q137])" office:value-type="float" office:value="435.710183529048" calcext:value-type="float">
            <text:p>4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41:.G156])" office:value-type="float" office:value="0.350625" calcext:value-type="float">
            <text:p>0</text:p>
          </table:table-cell>
          <table:table-cell table:style-name="ce38" table:formula="of:=AVERAGE([LOC.H141:.H156])" office:value-type="float" office:value="0.84375" calcext:value-type="float">
            <text:p>1</text:p>
          </table:table-cell>
          <table:table-cell table:style-name="ce38" table:formula="of:=AVERAGE([LOC.I141:.I156])" office:value-type="float" office:value="2.14375" calcext:value-type="float">
            <text:p>2</text:p>
          </table:table-cell>
          <table:table-cell table:style-name="ce38" table:formula="of:=AVERAGE([LOC.J141:.J156])" office:value-type="float" office:value="7.3125" calcext:value-type="float">
            <text:p>7</text:p>
          </table:table-cell>
          <table:table-cell table:style-name="ce38" table:formula="of:=AVERAGE([LOC.K141:.K156])" office:value-type="float" office:value="23.0625" calcext:value-type="float">
            <text:p>23</text:p>
          </table:table-cell>
          <table:table-cell table:style-name="ce38" table:formula="of:=AVERAGE([LOC.L141:.L156])" office:value-type="float" office:value="63.671875" calcext:value-type="float">
            <text:p>64</text:p>
          </table:table-cell>
          <table:table-cell table:style-name="ce38" table:formula="of:=AVERAGE([LOC.M141:.M156])" office:value-type="float" office:value="151.00625" calcext:value-type="float">
            <text:p>151</text:p>
          </table:table-cell>
          <table:table-cell table:style-name="ce38" table:formula="of:=AVERAGE([LOC.N141:.N156])" office:value-type="float" office:value="281.3125" calcext:value-type="float">
            <text:p>281</text:p>
          </table:table-cell>
          <table:table-cell table:style-name="ce38" table:formula="of:=AVERAGE([LOC.O141:.O156])" office:value-type="float" office:value="694.995624999999" calcext:value-type="float">
            <text:p>695</text:p>
          </table:table-cell>
          <table:table-cell table:style-name="ce38" table:formula="of:=AVERAGE([LOC.P141:.P156])" office:value-type="float" office:value="70.7344046854317" calcext:value-type="float">
            <text:p>71</text:p>
          </table:table-cell>
          <table:table-cell table:style-name="ce38" table:formula="of:=AVERAGE([LOC.Q141:.Q156])" office:value-type="float" office:value="162.892162391855" calcext:value-type="float">
            <text:p>16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58:.G164])" office:value-type="float" office:value="0.142857142857143" calcext:value-type="float">
            <text:p>0</text:p>
          </table:table-cell>
          <table:table-cell table:style-name="ce38" table:formula="of:=AVERAGE([LOC.H158:.H164])" office:value-type="float" office:value="0.842857142857143" calcext:value-type="float">
            <text:p>1</text:p>
          </table:table-cell>
          <table:table-cell table:style-name="ce38" table:formula="of:=AVERAGE([LOC.I158:.I164])" office:value-type="float" office:value="2.27142857142857" calcext:value-type="float">
            <text:p>2</text:p>
          </table:table-cell>
          <table:table-cell table:style-name="ce38" table:formula="of:=AVERAGE([LOC.J158:.J164])" office:value-type="float" office:value="6.14285714285714" calcext:value-type="float">
            <text:p>6</text:p>
          </table:table-cell>
          <table:table-cell table:style-name="ce38" table:formula="of:=AVERAGE([LOC.K158:.K164])" office:value-type="float" office:value="17.2142857142857" calcext:value-type="float">
            <text:p>17</text:p>
          </table:table-cell>
          <table:table-cell table:style-name="ce38" table:formula="of:=AVERAGE([LOC.L158:.L164])" office:value-type="float" office:value="54.6428571428571" calcext:value-type="float">
            <text:p>55</text:p>
          </table:table-cell>
          <table:table-cell table:style-name="ce38" table:formula="of:=AVERAGE([LOC.M158:.M164])" office:value-type="float" office:value="191.642857142857" calcext:value-type="float">
            <text:p>192</text:p>
          </table:table-cell>
          <table:table-cell table:style-name="ce38" table:formula="of:=AVERAGE([LOC.N158:.N164])" office:value-type="float" office:value="382.835714285714" calcext:value-type="float">
            <text:p>383</text:p>
          </table:table-cell>
          <table:table-cell table:style-name="ce38" table:formula="of:=AVERAGE([LOC.O158:.O164])" office:value-type="float" office:value="2013.56285714285" calcext:value-type="float">
            <text:p>2014</text:p>
          </table:table-cell>
          <table:table-cell table:style-name="ce38" table:formula="of:=AVERAGE([LOC.P158:.P164])" office:value-type="float" office:value="105.850392973253" calcext:value-type="float">
            <text:p>106</text:p>
          </table:table-cell>
          <table:table-cell table:style-name="ce38" table:formula="of:=AVERAGE([LOC.Q158:.Q164])" office:value-type="float" office:value="422.537965281963" calcext:value-type="float">
            <text:p>423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OC.D2:LOC.D35">
            <calcext:condition calcext:apply-style-name="fonte vermelha" calcext:value="&lt;100" calcext:base-cell-address="LOC.D2"/>
          </calcext:conditional-format>
          <calcext:conditional-format calcext:target-range-address="LOC.D41:LOC.D45">
            <calcext:condition calcext:apply-style-name="fonte vermelha" calcext:value="&lt;100" calcext:base-cell-address="LOC.D41"/>
          </calcext:conditional-format>
          <calcext:conditional-format calcext:target-range-address="LOC.D64:LOC.D74">
            <calcext:condition calcext:apply-style-name="fonte vermelha" calcext:value="&lt;100" calcext:base-cell-address="LOC.D64"/>
          </calcext:conditional-format>
          <calcext:conditional-format calcext:target-range-address="LOC.D59:LOC.D62">
            <calcext:condition calcext:apply-style-name="fonte vermelha" calcext:value="&lt;100" calcext:base-cell-address="LOC.D59"/>
          </calcext:conditional-format>
          <calcext:conditional-format calcext:target-range-address="LOC.D63:LOC.D68">
            <calcext:condition calcext:apply-style-name="fonte vermelha" calcext:value="&lt;100" calcext:base-cell-address="LOC.D63"/>
          </calcext:conditional-format>
          <calcext:conditional-format calcext:target-range-address="LOC.D75:LOC.D78">
            <calcext:condition calcext:apply-style-name="fonte vermelha" calcext:value="&lt;100" calcext:base-cell-address="LOC.D75"/>
          </calcext:conditional-format>
          <calcext:conditional-format calcext:target-range-address="LOC.D49:LOC.D53">
            <calcext:condition calcext:apply-style-name="fonte vermelha" calcext:value="&lt;100" calcext:base-cell-address="LOC.D49"/>
          </calcext:conditional-format>
          <calcext:conditional-format calcext:target-range-address="LOC.D80:LOC.D83">
            <calcext:condition calcext:apply-style-name="fonte vermelha" calcext:value="&lt;100" calcext:base-cell-address="LOC.D80"/>
          </calcext:conditional-format>
          <calcext:conditional-format calcext:target-range-address="LOC.D100:LOC.D110 LOC.D87:LOC.D98">
            <calcext:condition calcext:apply-style-name="fonte vermelha" calcext:value="&lt;100" calcext:base-cell-address="LOC.D87"/>
          </calcext:conditional-format>
          <calcext:conditional-format calcext:target-range-address="LOC.D132:LOC.D137 LOC.D114:LOC.D130">
            <calcext:condition calcext:apply-style-name="fonte vermelha" calcext:value="&lt;100" calcext:base-cell-address="LOC.D114"/>
          </calcext:conditional-format>
          <calcext:conditional-format calcext:target-range-address="LOC.D158:LOC.D164 LOC.D141:LOC.D156">
            <calcext:condition calcext:apply-style-name="fonte vermelha" calcext:value="&lt;100" calcext:base-cell-address="LOC.D141"/>
          </calcext:conditional-format>
        </calcext:conditional-formats>
      </table:table>
      <table:table table:name="SC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4" table:default-cell-style-name="ce5"/>
        <table:table-column table:style-name="co12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ce43" table:formula="of:=[.P2]-[.Q2]" office:value-type="float" office:value="-5.96284417259334" calcext:value-type="float">
            <text:p>-6</text:p>
          </table:table-cell>
          <table:table-cell table:style-name="ce43" table:formula="of:=[.P2]" office:value-type="float" office:value="4.05882352941176" calcext:value-type="float">
            <text:p>4</text:p>
          </table:table-cell>
          <table:table-cell table:style-name="ce43" table:formula="of:=[.P2]+[.Q2]" office:value-type="float" office:value="14.0804912314169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ce43" table:formula="of:=[.P3]-[.Q3]" office:value-type="float" office:value="-15.4319884323344" calcext:value-type="float">
            <text:p>-15</text:p>
          </table:table-cell>
          <table:table-cell table:style-name="ce43" table:formula="of:=[.P3]" office:value-type="float" office:value="22.3157894736842" calcext:value-type="float">
            <text:p>22</text:p>
          </table:table-cell>
          <table:table-cell table:style-name="ce43" table:formula="of:=[.P3]+[.Q3]" office:value-type="float" office:value="60.0635673797028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ce43" table:formula="of:=[.P4]-[.Q4]" office:value-type="float" office:value="-4.57182531135563" calcext:value-type="float">
            <text:p>-5</text:p>
          </table:table-cell>
          <table:table-cell table:style-name="ce43" table:formula="of:=[.P4]" office:value-type="float" office:value="9.21052631578947" calcext:value-type="float">
            <text:p>9</text:p>
          </table:table-cell>
          <table:table-cell table:style-name="ce43" table:formula="of:=[.P4]+[.Q4]" office:value-type="float" office:value="22.9928779429346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ce43" table:formula="of:=[.P5]-[.Q5]" office:value-type="float" office:value="-4.05953536642558" calcext:value-type="float">
            <text:p>-4</text:p>
          </table:table-cell>
          <table:table-cell table:style-name="ce43" table:formula="of:=[.P5]" office:value-type="float" office:value="5.59090909090909" calcext:value-type="float">
            <text:p>6</text:p>
          </table:table-cell>
          <table:table-cell table:style-name="ce43" table:formula="of:=[.P5]+[.Q5]" office:value-type="float" office:value="15.2413535482438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ce43" table:formula="of:=[.P6]-[.Q6]" office:value-type="float" office:value="-66.3474757923609" calcext:value-type="float">
            <text:p>-66</text:p>
          </table:table-cell>
          <table:table-cell table:style-name="ce43" table:formula="of:=[.P6]" office:value-type="float" office:value="37.5512820512821" calcext:value-type="float">
            <text:p>38</text:p>
          </table:table-cell>
          <table:table-cell table:style-name="ce43" table:formula="of:=[.P6]+[.Q6]" office:value-type="float" office:value="141.450039894925" calcext:value-type="float">
            <text:p>1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.25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7" calcext:value-type="float">
            <text:p>87</text:p>
          </table:table-cell>
          <table:table-cell table:style-name="ce37" office:value-type="float" office:value="114.45" calcext:value-type="float">
            <text:p>114</text:p>
          </table:table-cell>
          <table:table-cell table:style-name="ce37" office:value-type="float" office:value="26.9339622641509" calcext:value-type="float">
            <text:p>27</text:p>
          </table:table-cell>
          <table:table-cell table:style-name="ce37" office:value-type="float" office:value="37.2405996749642" calcext:value-type="float">
            <text:p>37</text:p>
          </table:table-cell>
          <table:table-cell table:style-name="ce43" table:formula="of:=[.P7]-[.Q7]" office:value-type="float" office:value="-10.3066374108133" calcext:value-type="float">
            <text:p>-10</text:p>
          </table:table-cell>
          <table:table-cell table:style-name="ce43" table:formula="of:=[.P7]" office:value-type="float" office:value="26.9339622641509" calcext:value-type="float">
            <text:p>27</text:p>
          </table:table-cell>
          <table:table-cell table:style-name="ce43" table:formula="of:=[.P7]+[.Q7]" office:value-type="float" office:value="64.1745619391151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style-name="ce43" table:formula="of:=[.P8]-[.Q8]" office:value-type="float" office:value="-61.0578185162965" calcext:value-type="float">
            <text:p>-61</text:p>
          </table:table-cell>
          <table:table-cell table:style-name="ce43" table:formula="of:=[.P8]" office:value-type="float" office:value="24.0325443786982" calcext:value-type="float">
            <text:p>24</text:p>
          </table:table-cell>
          <table:table-cell table:style-name="ce43" table:formula="of:=[.P8]+[.Q8]" office:value-type="float" office:value="109.122907273693" calcext:value-type="float">
            <text:p>1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style-name="ce43" table:formula="of:=[.P9]-[.Q9]" office:value-type="float" office:value="-415.79851581992" calcext:value-type="float">
            <text:p>-416</text:p>
          </table:table-cell>
          <table:table-cell table:style-name="ce43" table:formula="of:=[.P9]" office:value-type="float" office:value="42.3312629399586" calcext:value-type="float">
            <text:p>42</text:p>
          </table:table-cell>
          <table:table-cell table:style-name="ce43" table:formula="of:=[.P9]+[.Q9]" office:value-type="float" office:value="500.461041699838" calcext:value-type="float">
            <text:p>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style-name="ce43" table:formula="of:=[.P10]-[.Q10]" office:value-type="float" office:value="-316.10666861196" calcext:value-type="float">
            <text:p>-316</text:p>
          </table:table-cell>
          <table:table-cell table:style-name="ce43" table:formula="of:=[.P10]" office:value-type="float" office:value="54.8091042584435" calcext:value-type="float">
            <text:p>55</text:p>
          </table:table-cell>
          <table:table-cell table:style-name="ce43" table:formula="of:=[.P10]+[.Q10]" office:value-type="float" office:value="425.724877128847" calcext:value-type="float">
            <text:p>4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style-name="ce43" table:formula="of:=[.P11]-[.Q11]" office:value-type="float" office:value="-187.402902201768" calcext:value-type="float">
            <text:p>-187</text:p>
          </table:table-cell>
          <table:table-cell table:style-name="ce43" table:formula="of:=[.P11]" office:value-type="float" office:value="28.6068459657702" calcext:value-type="float">
            <text:p>29</text:p>
          </table:table-cell>
          <table:table-cell table:style-name="ce43" table:formula="of:=[.P11]+[.Q11]" office:value-type="float" office:value="244.616594133308" calcext:value-type="float">
            <text:p>2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70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style-name="ce43" table:formula="of:=[.P12]-[.Q12]" office:value-type="float" office:value="-93.3685796327634" calcext:value-type="float">
            <text:p>-93</text:p>
          </table:table-cell>
          <table:table-cell table:style-name="ce43" table:formula="of:=[.P12]" office:value-type="float" office:value="14.5017221584386" calcext:value-type="float">
            <text:p>15</text:p>
          </table:table-cell>
          <table:table-cell table:style-name="ce43" table:formula="of:=[.P12]+[.Q12]" office:value-type="float" office:value="122.372023949641" calcext:value-type="float">
            <text:p>1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3]-[.Q13]" office:value-type="float" office:value="-0.89378727150023" calcext:value-type="float">
            <text:p>-1</text:p>
          </table:table-cell>
          <table:table-cell table:style-name="ce43" table:formula="of:=[.P13]" office:value-type="float" office:value="2.73529411764706" calcext:value-type="float">
            <text:p>3</text:p>
          </table:table-cell>
          <table:table-cell table:style-name="ce43" table:formula="of:=[.P13]+[.Q13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4]-[.Q14]" office:value-type="float" office:value="-12.8354307089848" calcext:value-type="float">
            <text:p>-13</text:p>
          </table:table-cell>
          <table:table-cell table:style-name="ce43" table:formula="of:=[.P14]" office:value-type="float" office:value="9.47457627118644" calcext:value-type="float">
            <text:p>9</text:p>
          </table:table-cell>
          <table:table-cell table:style-name="ce43" table:formula="of:=[.P14]+[.Q14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]-[.Q15]" office:value-type="float" office:value="-3.29588349108247" calcext:value-type="float">
            <text:p>-3</text:p>
          </table:table-cell>
          <table:table-cell table:style-name="ce43" table:formula="of:=[.P15]" office:value-type="float" office:value="1.69230769230769" calcext:value-type="float">
            <text:p>2</text:p>
          </table:table-cell>
          <table:table-cell table:style-name="ce43" table:formula="of:=[.P15]+[.Q15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6]-[.Q16]" office:value-type="float" office:value="-1.37210307974837" calcext:value-type="float">
            <text:p>-1</text:p>
          </table:table-cell>
          <table:table-cell table:style-name="ce43" table:formula="of:=[.P16]" office:value-type="float" office:value="0.956043956043956" calcext:value-type="float">
            <text:p>1</text:p>
          </table:table-cell>
          <table:table-cell table:style-name="ce43" table:formula="of:=[.P16]+[.Q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7]-[.Q17]" office:value-type="float" office:value="-2.09012520888997" calcext:value-type="float">
            <text:p>-2</text:p>
          </table:table-cell>
          <table:table-cell table:style-name="ce43" table:formula="of:=[.P17]" office:value-type="float" office:value="3.93706293706294" calcext:value-type="float">
            <text:p>4</text:p>
          </table:table-cell>
          <table:table-cell table:style-name="ce43" table:formula="of:=[.P17]+[.Q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8]-[.Q18]" office:value-type="float" office:value="-18.0585411072778" calcext:value-type="float">
            <text:p>-18</text:p>
          </table:table-cell>
          <table:table-cell table:style-name="ce43" table:formula="of:=[.P18]" office:value-type="float" office:value="5.10650887573965" calcext:value-type="float">
            <text:p>5</text:p>
          </table:table-cell>
          <table:table-cell table:style-name="ce43" table:formula="of:=[.P18]+[.Q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9]-[.Q19]" office:value-type="float" office:value="-6.88566114325183" calcext:value-type="float">
            <text:p>-7</text:p>
          </table:table-cell>
          <table:table-cell table:style-name="ce43" table:formula="of:=[.P19]" office:value-type="float" office:value="2.76271186440678" calcext:value-type="float">
            <text:p>3</text:p>
          </table:table-cell>
          <table:table-cell table:style-name="ce43" table:formula="of:=[.P19]+[.Q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20]-[.Q20]" office:value-type="float" office:value="-40.9227215823103" calcext:value-type="float">
            <text:p>-41</text:p>
          </table:table-cell>
          <table:table-cell table:style-name="ce43" table:formula="of:=[.P20]" office:value-type="float" office:value="17.1703056768559" calcext:value-type="float">
            <text:p>17</text:p>
          </table:table-cell>
          <table:table-cell table:style-name="ce43" table:formula="of:=[.P20]+[.Q20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21]-[.Q21]" office:value-type="float" office:value="-3.97479970900725" calcext:value-type="float">
            <text:p>-4</text:p>
          </table:table-cell>
          <table:table-cell table:style-name="ce43" table:formula="of:=[.P21]" office:value-type="float" office:value="1.45" calcext:value-type="float">
            <text:p>1</text:p>
          </table:table-cell>
          <table:table-cell table:style-name="ce43" table:formula="of:=[.P21]+[.Q21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22]-[.Q22]" office:value-type="float" office:value="-1287.17184716347" calcext:value-type="float">
            <text:p>-1287</text:p>
          </table:table-cell>
          <table:table-cell table:style-name="ce43" table:formula="of:=[.P22]" office:value-type="float" office:value="187.565573770492" calcext:value-type="float">
            <text:p>188</text:p>
          </table:table-cell>
          <table:table-cell table:style-name="ce43" table:formula="of:=[.P22]+[.Q22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23]-[.Q23]" office:value-type="float" office:value="-4.73914185674796" calcext:value-type="float">
            <text:p>-5</text:p>
          </table:table-cell>
          <table:table-cell table:style-name="ce43" table:formula="of:=[.P23]" office:value-type="float" office:value="1.22014925373134" calcext:value-type="float">
            <text:p>1</text:p>
          </table:table-cell>
          <table:table-cell table:style-name="ce43" table:formula="of:=[.P23]+[.Q23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4]-[.Q24]" office:value-type="float" office:value="-8.84756708603823" calcext:value-type="float">
            <text:p>-9</text:p>
          </table:table-cell>
          <table:table-cell table:style-name="ce43" table:formula="of:=[.P24]" office:value-type="float" office:value="4.88235294117647" calcext:value-type="float">
            <text:p>5</text:p>
          </table:table-cell>
          <table:table-cell table:style-name="ce43" table:formula="of:=[.P24]+[.Q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5]-[.Q25]" office:value-type="float" office:value="-8.84756708603823" calcext:value-type="float">
            <text:p>-9</text:p>
          </table:table-cell>
          <table:table-cell table:style-name="ce43" table:formula="of:=[.P25]" office:value-type="float" office:value="4.88235294117647" calcext:value-type="float">
            <text:p>5</text:p>
          </table:table-cell>
          <table:table-cell table:style-name="ce43" table:formula="of:=[.P25]+[.Q25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26]-[.Q26]" office:value-type="float" office:value="-109.508693616394" calcext:value-type="float">
            <text:p>-110</text:p>
          </table:table-cell>
          <table:table-cell table:style-name="ce43" table:formula="of:=[.P26]" office:value-type="float" office:value="18.8165680473373" calcext:value-type="float">
            <text:p>19</text:p>
          </table:table-cell>
          <table:table-cell table:style-name="ce43" table:formula="of:=[.P26]+[.Q26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27]-[.Q27]" office:value-type="float" office:value="-12.7419723358317" calcext:value-type="float">
            <text:p>-13</text:p>
          </table:table-cell>
          <table:table-cell table:style-name="ce43" table:formula="of:=[.P27]" office:value-type="float" office:value="5.64312977099237" calcext:value-type="float">
            <text:p>6</text:p>
          </table:table-cell>
          <table:table-cell table:style-name="ce43" table:formula="of:=[.P27]+[.Q2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28]-[.Q28]" office:value-type="float" office:value="-274.560079685473" calcext:value-type="float">
            <text:p>-275</text:p>
          </table:table-cell>
          <table:table-cell table:style-name="ce43" table:formula="of:=[.P28]" office:value-type="float" office:value="22.2165137614679" calcext:value-type="float">
            <text:p>22</text:p>
          </table:table-cell>
          <table:table-cell table:style-name="ce43" table:formula="of:=[.P28]+[.Q2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29]-[.Q29]" office:value-type="float" office:value="-18.1562528801813" calcext:value-type="float">
            <text:p>-18</text:p>
          </table:table-cell>
          <table:table-cell table:style-name="ce43" table:formula="of:=[.P29]" office:value-type="float" office:value="11.6115515288788" calcext:value-type="float">
            <text:p>12</text:p>
          </table:table-cell>
          <table:table-cell table:style-name="ce43" table:formula="of:=[.P29]+[.Q2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30]-[.Q30]" office:value-type="float" office:value="-10.6340810502499" calcext:value-type="float">
            <text:p>-11</text:p>
          </table:table-cell>
          <table:table-cell table:style-name="ce43" table:formula="of:=[.P30]" office:value-type="float" office:value="6.14402985074627" calcext:value-type="float">
            <text:p>6</text:p>
          </table:table-cell>
          <table:table-cell table:style-name="ce43" table:formula="of:=[.P30]+[.Q30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31]-[.Q31]" office:value-type="float" office:value="-44.5363834813912" calcext:value-type="float">
            <text:p>-45</text:p>
          </table:table-cell>
          <table:table-cell table:style-name="ce43" table:formula="of:=[.P31]" office:value-type="float" office:value="13.0349932705249" calcext:value-type="float">
            <text:p>13</text:p>
          </table:table-cell>
          <table:table-cell table:style-name="ce43" table:formula="of:=[.P31]+[.Q31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32]-[.Q32]" office:value-type="float" office:value="-9.33001732843199" calcext:value-type="float">
            <text:p>-9</text:p>
          </table:table-cell>
          <table:table-cell table:style-name="ce43" table:formula="of:=[.P32]" office:value-type="float" office:value="2.57428068115091" calcext:value-type="float">
            <text:p>3</text:p>
          </table:table-cell>
          <table:table-cell table:style-name="ce43" table:formula="of:=[.P32]+[.Q32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33]-[.Q33]" office:value-type="float" office:value="-65.7771370602633" calcext:value-type="float">
            <text:p>-66</text:p>
          </table:table-cell>
          <table:table-cell table:style-name="ce43" table:formula="of:=[.P33]" office:value-type="float" office:value="18.328990228013" calcext:value-type="float">
            <text:p>18</text:p>
          </table:table-cell>
          <table:table-cell table:style-name="ce43" table:formula="of:=[.P33]+[.Q33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34]-[.Q34]" office:value-type="float" office:value="-68.7658853958984" calcext:value-type="float">
            <text:p>-69</text:p>
          </table:table-cell>
          <table:table-cell table:style-name="ce43" table:formula="of:=[.P34]" office:value-type="float" office:value="13.9592536176695" calcext:value-type="float">
            <text:p>14</text:p>
          </table:table-cell>
          <table:table-cell table:style-name="ce43" table:formula="of:=[.P34]+[.Q34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35]-[.Q35]" office:value-type="float" office:value="-59.143824677345" calcext:value-type="float">
            <text:p>-59</text:p>
          </table:table-cell>
          <table:table-cell table:style-name="ce43" table:formula="of:=[.P35]" office:value-type="float" office:value="10.4786893323479" calcext:value-type="float">
            <text:p>10</text:p>
          </table:table-cell>
          <table:table-cell table:style-name="ce43" table:formula="of:=[.P35]+[.Q35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7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1:.G45])" office:value-type="float" office:value="0" calcext:value-type="float">
            <text:p>0</text:p>
          </table:table-cell>
          <table:table-cell table:style-name="ce38" table:formula="of:=AVERAGE([SC.H41:.H45])" office:value-type="float" office:value="0" calcext:value-type="float">
            <text:p>0</text:p>
          </table:table-cell>
          <table:table-cell table:style-name="ce38" table:formula="of:=AVERAGE([SC.I41:.I45])" office:value-type="float" office:value="0" calcext:value-type="float">
            <text:p>0</text:p>
          </table:table-cell>
          <table:table-cell table:style-name="ce38" table:formula="of:=AVERAGE([SC.J41:.J45])" office:value-type="float" office:value="0" calcext:value-type="float">
            <text:p>0</text:p>
          </table:table-cell>
          <table:table-cell table:style-name="ce38" table:formula="of:=AVERAGE([SC.K41:.K45])" office:value-type="float" office:value="1.5" calcext:value-type="float">
            <text:p>2</text:p>
          </table:table-cell>
          <table:table-cell table:style-name="ce42" table:formula="of:=AVERAGE([SC.L41:.L45])" office:value-type="float" office:value="11.8" calcext:value-type="float">
            <text:p>12</text:p>
          </table:table-cell>
          <table:table-cell table:style-name="ce42" table:formula="of:=AVERAGE([SC.M41:.M45])" office:value-type="float" office:value="38.6" calcext:value-type="float">
            <text:p>39</text:p>
          </table:table-cell>
          <table:table-cell table:style-name="ce42" table:formula="of:=AVERAGE([SC.N41:.N45])" office:value-type="float" office:value="87.7899999999999" calcext:value-type="float">
            <text:p>88</text:p>
          </table:table-cell>
          <table:table-cell table:style-name="ce38" table:formula="of:=AVERAGE([SC.O41:.O45])" office:value-type="float" office:value="508.63" calcext:value-type="float">
            <text:p>509</text:p>
          </table:table-cell>
          <table:table-cell table:style-name="ce38" table:formula="of:=AVERAGE([SC.P41:.P45])" office:value-type="float" office:value="32.8562959402618" calcext:value-type="float">
            <text:p>33</text:p>
          </table:table-cell>
          <table:table-cell table:style-name="ce38" table:formula="of:=AVERAGE([SC.Q41:.Q45])" office:value-type="float" office:value="247.603192896804" calcext:value-type="float">
            <text:p>24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1:.G45])" office:value-type="float" office:value="0" calcext:value-type="float">
            <text:p>0</text:p>
          </table:table-cell>
          <table:table-cell table:style-name="ce38" table:formula="of:=MIN([SC.H41:.H45])" office:value-type="float" office:value="0" calcext:value-type="float">
            <text:p>0</text:p>
          </table:table-cell>
          <table:table-cell table:style-name="ce38" table:formula="of:=MIN([SC.I41:.I45])" office:value-type="float" office:value="0" calcext:value-type="float">
            <text:p>0</text:p>
          </table:table-cell>
          <table:table-cell table:style-name="ce38" table:formula="of:=MIN([SC.J41:.J45])" office:value-type="float" office:value="0" calcext:value-type="float">
            <text:p>0</text:p>
          </table:table-cell>
          <table:table-cell table:style-name="ce38" table:formula="of:=MIN([SC.K41:.K45])" office:value-type="float" office:value="0" calcext:value-type="float">
            <text:p>0</text:p>
          </table:table-cell>
          <table:table-cell table:style-name="ce38" table:formula="of:=MIN([SC.L41:.L45])" office:value-type="float" office:value="3" calcext:value-type="float">
            <text:p>3</text:p>
          </table:table-cell>
          <table:table-cell table:style-name="ce38" table:formula="of:=MIN([SC.M41:.M45])" office:value-type="float" office:value="20" calcext:value-type="float">
            <text:p>20</text:p>
          </table:table-cell>
          <table:table-cell table:style-name="ce38" table:formula="of:=MIN([SC.N41:.N45])" office:value-type="float" office:value="51.5999999999999" calcext:value-type="float">
            <text:p>52</text:p>
          </table:table-cell>
          <table:table-cell table:style-name="ce38" table:formula="of:=MIN([SC.O41:.O45])" office:value-type="float" office:value="237.799999999998" calcext:value-type="float">
            <text:p>238</text:p>
          </table:table-cell>
          <table:table-cell table:style-name="ce38" table:formula="of:=MIN([SC.P41:.P45])" office:value-type="float" office:value="14.5017221584386" calcext:value-type="float">
            <text:p>15</text:p>
          </table:table-cell>
          <table:table-cell table:style-name="ce38" table:formula="of:=MIN([SC.Q41:.Q45])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1:.G45])" office:value-type="float" office:value="0" calcext:value-type="float">
            <text:p>0</text:p>
          </table:table-cell>
          <table:table-cell table:style-name="ce38" table:formula="of:=MAX([SC.H41:.H45])" office:value-type="float" office:value="0" calcext:value-type="float">
            <text:p>0</text:p>
          </table:table-cell>
          <table:table-cell table:style-name="ce38" table:formula="of:=MAX([SC.I41:.I45])" office:value-type="float" office:value="0" calcext:value-type="float">
            <text:p>0</text:p>
          </table:table-cell>
          <table:table-cell table:style-name="ce38" table:formula="of:=MAX([SC.J41:.J45])" office:value-type="float" office:value="0" calcext:value-type="float">
            <text:p>0</text:p>
          </table:table-cell>
          <table:table-cell table:style-name="ce38" table:formula="of:=MAX([SC.K41:.K45])" office:value-type="float" office:value="3" calcext:value-type="float">
            <text:p>3</text:p>
          </table:table-cell>
          <table:table-cell table:style-name="ce38" table:formula="of:=MAX([SC.L41:.L45])" office:value-type="float" office:value="24" calcext:value-type="float">
            <text:p>24</text:p>
          </table:table-cell>
          <table:table-cell table:style-name="ce38" table:formula="of:=MAX([SC.M41:.M45])" office:value-type="float" office:value="69" calcext:value-type="float">
            <text:p>69</text:p>
          </table:table-cell>
          <table:table-cell table:style-name="ce38" table:formula="of:=MAX([SC.N41:.N45])" office:value-type="float" office:value="166" calcext:value-type="float">
            <text:p>166</text:p>
          </table:table-cell>
          <table:table-cell table:style-name="ce38" table:formula="of:=MAX([SC.O41:.O45])" office:value-type="float" office:value="999.200000000005" calcext:value-type="float">
            <text:p>999</text:p>
          </table:table-cell>
          <table:table-cell table:style-name="ce38" table:formula="of:=MAX([SC.P41:.P45])" office:value-type="float" office:value="54.8091042584435" calcext:value-type="float">
            <text:p>55</text:p>
          </table:table-cell>
          <table:table-cell table:style-name="ce38" table:formula="of:=MAX([SC.Q41:.Q45])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9:.G53])" office:value-type="float" office:value="0" calcext:value-type="float">
            <text:p>0</text:p>
          </table:table-cell>
          <table:table-cell table:style-name="ce38" table:formula="of:=AVERAGE([SC.H49:.H53])" office:value-type="float" office:value="0" calcext:value-type="float">
            <text:p>0</text:p>
          </table:table-cell>
          <table:table-cell table:style-name="ce38" table:formula="of:=AVERAGE([SC.I49:.I53])" office:value-type="float" office:value="0" calcext:value-type="float">
            <text:p>0</text:p>
          </table:table-cell>
          <table:table-cell table:style-name="ce38" table:formula="of:=AVERAGE([SC.J49:.J53])" office:value-type="float" office:value="0" calcext:value-type="float">
            <text:p>0</text:p>
          </table:table-cell>
          <table:table-cell table:style-name="ce38" table:formula="of:=AVERAGE([SC.K49:.K53])" office:value-type="float" office:value="1.8" calcext:value-type="float">
            <text:p>2</text:p>
          </table:table-cell>
          <table:table-cell table:style-name="ce42" table:formula="of:=AVERAGE([SC.L49:.L53])" office:value-type="float" office:value="13.95" calcext:value-type="float">
            <text:p>14</text:p>
          </table:table-cell>
          <table:table-cell table:style-name="ce42" table:formula="of:=AVERAGE([SC.M49:.M53])" office:value-type="float" office:value="55.68" calcext:value-type="float">
            <text:p>56</text:p>
          </table:table-cell>
          <table:table-cell table:style-name="ce42" table:formula="of:=AVERAGE([SC.N49:.N53])" office:value-type="float" office:value="72.63" calcext:value-type="float">
            <text:p>73</text:p>
          </table:table-cell>
          <table:table-cell table:style-name="ce38" table:formula="of:=AVERAGE([SC.O49:.O53])" office:value-type="float" office:value="128.672" calcext:value-type="float">
            <text:p>129</text:p>
          </table:table-cell>
          <table:table-cell table:style-name="ce38" table:formula="of:=AVERAGE([SC.P49:.P53])" office:value-type="float" office:value="15.7454660922153" calcext:value-type="float">
            <text:p>16</text:p>
          </table:table-cell>
          <table:table-cell table:style-name="ce38" table:formula="of:=AVERAGE([SC.Q49:.Q53])" office:value-type="float" office:value="35.0201999072293" calcext:value-type="float">
            <text:p>35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9:.G53])" office:value-type="float" office:value="0" calcext:value-type="float">
            <text:p>0</text:p>
          </table:table-cell>
          <table:table-cell table:style-name="ce38" table:formula="of:=MIN([SC.H49:.H53])" office:value-type="float" office:value="0" calcext:value-type="float">
            <text:p>0</text:p>
          </table:table-cell>
          <table:table-cell table:style-name="ce38" table:formula="of:=MIN([SC.I49:.I53])" office:value-type="float" office:value="0" calcext:value-type="float">
            <text:p>0</text:p>
          </table:table-cell>
          <table:table-cell table:style-name="ce38" table:formula="of:=MIN([SC.J49:.J53])" office:value-type="float" office:value="0" calcext:value-type="float">
            <text:p>0</text:p>
          </table:table-cell>
          <table:table-cell table:style-name="ce38" table:formula="of:=MIN([SC.K49:.K53])" office:value-type="float" office:value="0" calcext:value-type="float">
            <text:p>0</text:p>
          </table:table-cell>
          <table:table-cell table:style-name="ce38" table:formula="of:=MIN([SC.L49:.L53])" office:value-type="float" office:value="2" calcext:value-type="float">
            <text:p>2</text:p>
          </table:table-cell>
          <table:table-cell table:style-name="ce38" table:formula="of:=MIN([SC.M49:.M53])" office:value-type="float" office:value="9" calcext:value-type="float">
            <text:p>9</text:p>
          </table:table-cell>
          <table:table-cell table:style-name="ce38" table:formula="of:=MIN([SC.N49:.N53])" office:value-type="float" office:value="15.4" calcext:value-type="float">
            <text:p>15</text:p>
          </table:table-cell>
          <table:table-cell table:style-name="ce38" table:formula="of:=MIN([SC.O49:.O53])" office:value-type="float" office:value="35.88" calcext:value-type="float">
            <text:p>36</text:p>
          </table:table-cell>
          <table:table-cell table:style-name="ce38" table:formula="of:=MIN([SC.P49:.P53])" office:value-type="float" office:value="4.05882352941176" calcext:value-type="float">
            <text:p>4</text:p>
          </table:table-cell>
          <table:table-cell table:style-name="ce38" table:formula="of:=MIN([SC.Q49:.Q53])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9:.G53])" office:value-type="float" office:value="0" calcext:value-type="float">
            <text:p>0</text:p>
          </table:table-cell>
          <table:table-cell table:style-name="ce38" table:formula="of:=MAX([SC.H49:.H53])" office:value-type="float" office:value="0" calcext:value-type="float">
            <text:p>0</text:p>
          </table:table-cell>
          <table:table-cell table:style-name="ce38" table:formula="of:=MAX([SC.I49:.I53])" office:value-type="float" office:value="0" calcext:value-type="float">
            <text:p>0</text:p>
          </table:table-cell>
          <table:table-cell table:style-name="ce38" table:formula="of:=MAX([SC.J49:.J53])" office:value-type="float" office:value="0" calcext:value-type="float">
            <text:p>0</text:p>
          </table:table-cell>
          <table:table-cell table:style-name="ce38" table:formula="of:=MAX([SC.K49:.K53])" office:value-type="float" office:value="4" calcext:value-type="float">
            <text:p>4</text:p>
          </table:table-cell>
          <table:table-cell table:style-name="ce38" table:formula="of:=MAX([SC.L49:.L53])" office:value-type="float" office:value="26" calcext:value-type="float">
            <text:p>26</text:p>
          </table:table-cell>
          <table:table-cell table:style-name="ce38" table:formula="of:=MAX([SC.M49:.M53])" office:value-type="float" office:value="133.2" calcext:value-type="float">
            <text:p>133</text:p>
          </table:table-cell>
          <table:table-cell table:style-name="ce38" table:formula="of:=MAX([SC.N49:.N53])" office:value-type="float" office:value="195.45" calcext:value-type="float">
            <text:p>195</text:p>
          </table:table-cell>
          <table:table-cell table:style-name="ce38" table:formula="of:=MAX([SC.O49:.O53])" office:value-type="float" office:value="414.100000000002" calcext:value-type="float">
            <text:p>414</text:p>
          </table:table-cell>
          <table:table-cell table:style-name="ce38" table:formula="of:=MAX([SC.P49:.P53])" office:value-type="float" office:value="37.5512820512821" calcext:value-type="float">
            <text:p>38</text:p>
          </table:table-cell>
          <table:table-cell table:style-name="ce38" table:formula="of:=MAX([SC.Q49:.Q53])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SC.G59:.G68])" office:value-type="float" office:value="0" calcext:value-type="float">
            <text:p>0</text:p>
          </table:table-cell>
          <table:table-cell table:style-name="ce35" table:formula="of:=AVERAGE([SC.H59:.H68])" office:value-type="float" office:value="0" calcext:value-type="float">
            <text:p>0</text:p>
          </table:table-cell>
          <table:table-cell table:style-name="ce35" table:formula="of:=AVERAGE([SC.I59:.I68])" office:value-type="float" office:value="0" calcext:value-type="float">
            <text:p>0</text:p>
          </table:table-cell>
          <table:table-cell table:style-name="ce35" table:formula="of:=AVERAGE([SC.J59:.J68])" office:value-type="float" office:value="0" calcext:value-type="float">
            <text:p>0</text:p>
          </table:table-cell>
          <table:table-cell table:style-name="ce35" table:formula="of:=AVERAGE([SC.K59:.K68])" office:value-type="float" office:value="1.9" calcext:value-type="float">
            <text:p>2</text:p>
          </table:table-cell>
          <table:table-cell table:style-name="ce35" table:formula="of:=AVERAGE([SC.L59:.L68])" office:value-type="float" office:value="7.61111111111111" calcext:value-type="float">
            <text:p>8</text:p>
          </table:table-cell>
          <table:table-cell table:style-name="ce35" table:formula="of:=AVERAGE([SC.M59:.M68])" office:value-type="float" office:value="16.68" calcext:value-type="float">
            <text:p>17</text:p>
          </table:table-cell>
          <table:table-cell table:style-name="ce35" table:formula="of:=AVERAGE([SC.N59:.N68])" office:value-type="float" office:value="31.34" calcext:value-type="float">
            <text:p>31</text:p>
          </table:table-cell>
          <table:table-cell table:style-name="ce35" table:formula="of:=AVERAGE([SC.O59:.O68])" office:value-type="float" office:value="935.023999999992" calcext:value-type="float">
            <text:p>935</text:p>
          </table:table-cell>
          <table:table-cell table:style-name="ce35" table:formula="of:=AVERAGE([SC.P59:.P68])" office:value-type="float" office:value="26.8887337522358" calcext:value-type="float">
            <text:p>27</text:p>
          </table:table-cell>
          <table:table-cell table:style-name="ce35" table:formula="of:=AVERAGE([SC.Q59:.Q68])" office:value-type="float" office:value="199.935060489254" calcext:value-type="float">
            <text:p>20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70:.G78])" office:value-type="float" office:value="0" calcext:value-type="float">
            <text:p>0</text:p>
          </table:table-cell>
          <table:table-cell table:style-name="ce38" table:formula="of:=AVERAGE([SC.H70:.H78])" office:value-type="float" office:value="0" calcext:value-type="float">
            <text:p>0</text:p>
          </table:table-cell>
          <table:table-cell table:style-name="ce38" table:formula="of:=AVERAGE([SC.I70:.I78])" office:value-type="float" office:value="0" calcext:value-type="float">
            <text:p>0</text:p>
          </table:table-cell>
          <table:table-cell table:style-name="ce38" table:formula="of:=AVERAGE([SC.J70:.J78])" office:value-type="float" office:value="0" calcext:value-type="float">
            <text:p>0</text:p>
          </table:table-cell>
          <table:table-cell table:style-name="ce38" table:formula="of:=AVERAGE([SC.K70:.K78])" office:value-type="float" office:value="0.888888888888889" calcext:value-type="float">
            <text:p>1</text:p>
          </table:table-cell>
          <table:table-cell table:style-name="ce38" table:formula="of:=AVERAGE([SC.L70:.L78])" office:value-type="float" office:value="5.42857142857143" calcext:value-type="float">
            <text:p>5</text:p>
          </table:table-cell>
          <table:table-cell table:style-name="ce38" table:formula="of:=AVERAGE([SC.M70:.M78])" office:value-type="float" office:value="13.9444444444445" calcext:value-type="float">
            <text:p>14</text:p>
          </table:table-cell>
          <table:table-cell table:style-name="ce38" table:formula="of:=AVERAGE([SC.N70:.N78])" office:value-type="float" office:value="33.0444444444444" calcext:value-type="float">
            <text:p>33</text:p>
          </table:table-cell>
          <table:table-cell table:style-name="ce38" table:formula="of:=AVERAGE([SC.O70:.O78])" office:value-type="float" office:value="163.957777777777" calcext:value-type="float">
            <text:p>164</text:p>
          </table:table-cell>
          <table:table-cell table:style-name="ce38" table:formula="of:=AVERAGE([SC.P70:.P78])" office:value-type="float" office:value="9.21085342526807" calcext:value-type="float">
            <text:p>9</text:p>
          </table:table-cell>
          <table:table-cell table:style-name="ce38" table:formula="of:=AVERAGE([SC.Q70:.Q78])" office:value-type="float" office:value="45.2363014346353" calcext:value-type="float">
            <text:p>4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0:.G83])" office:value-type="float" office:value="0" calcext:value-type="float">
            <text:p>0</text:p>
          </table:table-cell>
          <table:table-cell table:style-name="ce38" table:formula="of:=AVERAGE([SC.H80:.H83])" office:value-type="float" office:value="0" calcext:value-type="float">
            <text:p>0</text:p>
          </table:table-cell>
          <table:table-cell table:style-name="ce38" table:formula="of:=AVERAGE([SC.I80:.I83])" office:value-type="float" office:value="0" calcext:value-type="float">
            <text:p>0</text:p>
          </table:table-cell>
          <table:table-cell table:style-name="ce38" table:formula="of:=AVERAGE([SC.J80:.J83])" office:value-type="float" office:value="0" calcext:value-type="float">
            <text:p>0</text:p>
          </table:table-cell>
          <table:table-cell table:style-name="ce38" table:formula="of:=AVERAGE([SC.K80:.K83])" office:value-type="float" office:value="1" calcext:value-type="float">
            <text:p>1</text:p>
          </table:table-cell>
          <table:table-cell table:style-name="ce38" table:formula="of:=AVERAGE([SC.L80:.L83])" office:value-type="float" office:value="4.0625" calcext:value-type="float">
            <text:p>4</text:p>
          </table:table-cell>
          <table:table-cell table:style-name="ce38" table:formula="of:=AVERAGE([SC.M80:.M83])" office:value-type="float" office:value="9.875" calcext:value-type="float">
            <text:p>10</text:p>
          </table:table-cell>
          <table:table-cell table:style-name="ce38" table:formula="of:=AVERAGE([SC.N80:.N83])" office:value-type="float" office:value="17.6125" calcext:value-type="float">
            <text:p>18</text:p>
          </table:table-cell>
          <table:table-cell table:style-name="ce38" table:formula="of:=AVERAGE([SC.O80:.O83])" office:value-type="float" office:value="33.2875" calcext:value-type="float">
            <text:p>33</text:p>
          </table:table-cell>
          <table:table-cell table:style-name="ce38" table:formula="of:=AVERAGE([SC.P80:.P83])" office:value-type="float" office:value="3.71455550929629" calcext:value-type="float">
            <text:p>4</text:p>
          </table:table-cell>
          <table:table-cell table:style-name="ce38" table:formula="of:=AVERAGE([SC.Q80:.Q83])" office:value-type="float" office:value="8.3138566471252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87]-[.Q87]" office:value-type="float" office:value="-3.97479970900725" calcext:value-type="float">
            <text:p>-4</text:p>
          </table:table-cell>
          <table:table-cell table:style-name="ce43" table:formula="of:=[.P87]" office:value-type="float" office:value="1.45" calcext:value-type="float">
            <text:p>1</text:p>
          </table:table-cell>
          <table:table-cell table:style-name="ce43" table:formula="of:=[.P87]+[.Q87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88]-[.Q88]" office:value-type="float" office:value="-8.84756708603823" calcext:value-type="float">
            <text:p>-9</text:p>
          </table:table-cell>
          <table:table-cell table:style-name="ce43" table:formula="of:=[.P88]" office:value-type="float" office:value="4.88235294117647" calcext:value-type="float">
            <text:p>5</text:p>
          </table:table-cell>
          <table:table-cell table:style-name="ce43" table:formula="of:=[.P88]+[.Q88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89]-[.Q89]" office:value-type="float" office:value="-18.1562528801813" calcext:value-type="float">
            <text:p>-18</text:p>
          </table:table-cell>
          <table:table-cell table:style-name="ce43" table:formula="of:=[.P89]" office:value-type="float" office:value="11.6115515288788" calcext:value-type="float">
            <text:p>12</text:p>
          </table:table-cell>
          <table:table-cell table:style-name="ce43" table:formula="of:=[.P89]+[.Q8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90]-[.Q90]" office:value-type="float" office:value="-59.143824677345" calcext:value-type="float">
            <text:p>-59</text:p>
          </table:table-cell>
          <table:table-cell table:style-name="ce43" table:formula="of:=[.P90]" office:value-type="float" office:value="10.4786893323479" calcext:value-type="float">
            <text:p>10</text:p>
          </table:table-cell>
          <table:table-cell table:style-name="ce43" table:formula="of:=[.P90]+[.Q9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91]-[.Q91]" office:value-type="float" office:value="-0.89378727150023" calcext:value-type="float">
            <text:p>-1</text:p>
          </table:table-cell>
          <table:table-cell table:style-name="ce43" table:formula="of:=[.P91]" office:value-type="float" office:value="2.73529411764706" calcext:value-type="float">
            <text:p>3</text:p>
          </table:table-cell>
          <table:table-cell table:style-name="ce43" table:formula="of:=[.P91]+[.Q9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92]-[.Q92]" office:value-type="float" office:value="-1.37210307974837" calcext:value-type="float">
            <text:p>-1</text:p>
          </table:table-cell>
          <table:table-cell table:style-name="ce43" table:formula="of:=[.P92]" office:value-type="float" office:value="0.956043956043956" calcext:value-type="float">
            <text:p>1</text:p>
          </table:table-cell>
          <table:table-cell table:style-name="ce43" table:formula="of:=[.P92]+[.Q9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93]-[.Q93]" office:value-type="float" office:value="-18.0585411072778" calcext:value-type="float">
            <text:p>-18</text:p>
          </table:table-cell>
          <table:table-cell table:style-name="ce43" table:formula="of:=[.P93]" office:value-type="float" office:value="5.10650887573965" calcext:value-type="float">
            <text:p>5</text:p>
          </table:table-cell>
          <table:table-cell table:style-name="ce43" table:formula="of:=[.P93]+[.Q93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94]-[.Q94]" office:value-type="float" office:value="-6.88566114325183" calcext:value-type="float">
            <text:p>-7</text:p>
          </table:table-cell>
          <table:table-cell table:style-name="ce43" table:formula="of:=[.P94]" office:value-type="float" office:value="2.76271186440678" calcext:value-type="float">
            <text:p>3</text:p>
          </table:table-cell>
          <table:table-cell table:style-name="ce43" table:formula="of:=[.P94]+[.Q9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95]-[.Q95]" office:value-type="float" office:value="-40.9227215823103" calcext:value-type="float">
            <text:p>-41</text:p>
          </table:table-cell>
          <table:table-cell table:style-name="ce43" table:formula="of:=[.P95]" office:value-type="float" office:value="17.1703056768559" calcext:value-type="float">
            <text:p>17</text:p>
          </table:table-cell>
          <table:table-cell table:style-name="ce43" table:formula="of:=[.P95]+[.Q9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96]-[.Q96]" office:value-type="float" office:value="-1287.17184716347" calcext:value-type="float">
            <text:p>-1287</text:p>
          </table:table-cell>
          <table:table-cell table:style-name="ce43" table:formula="of:=[.P96]" office:value-type="float" office:value="187.565573770492" calcext:value-type="float">
            <text:p>188</text:p>
          </table:table-cell>
          <table:table-cell table:style-name="ce43" table:formula="of:=[.P96]+[.Q96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97]-[.Q97]" office:value-type="float" office:value="-12.7419723358317" calcext:value-type="float">
            <text:p>-13</text:p>
          </table:table-cell>
          <table:table-cell table:style-name="ce43" table:formula="of:=[.P97]" office:value-type="float" office:value="5.64312977099237" calcext:value-type="float">
            <text:p>6</text:p>
          </table:table-cell>
          <table:table-cell table:style-name="ce43" table:formula="of:=[.P97]+[.Q9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98]-[.Q98]" office:value-type="float" office:value="-274.560079685473" calcext:value-type="float">
            <text:p>-275</text:p>
          </table:table-cell>
          <table:table-cell table:style-name="ce43" table:formula="of:=[.P98]" office:value-type="float" office:value="22.2165137614679" calcext:value-type="float">
            <text:p>22</text:p>
          </table:table-cell>
          <table:table-cell table:style-name="ce43" table:formula="of:=[.P98]+[.Q9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7:.G98])" office:value-type="float" office:value="0" calcext:value-type="float">
            <text:p>0</text:p>
          </table:table-cell>
          <table:table-cell table:style-name="ce38" table:formula="of:=AVERAGE([SC.H87:.H98])" office:value-type="float" office:value="0" calcext:value-type="float">
            <text:p>0</text:p>
          </table:table-cell>
          <table:table-cell table:style-name="ce38" table:formula="of:=AVERAGE([SC.I87:.I98])" office:value-type="float" office:value="0" calcext:value-type="float">
            <text:p>0</text:p>
          </table:table-cell>
          <table:table-cell table:style-name="ce38" table:formula="of:=AVERAGE([SC.J87:.J98])" office:value-type="float" office:value="0" calcext:value-type="float">
            <text:p>0</text:p>
          </table:table-cell>
          <table:table-cell table:style-name="ce38" table:formula="of:=AVERAGE([SC.K87:.K98])" office:value-type="float" office:value="1.75" calcext:value-type="float">
            <text:p>2</text:p>
          </table:table-cell>
          <table:table-cell table:style-name="ce38" table:formula="of:=AVERAGE([SC.L87:.L98])" office:value-type="float" office:value="6.65909090909091" calcext:value-type="float">
            <text:p>7</text:p>
          </table:table-cell>
          <table:table-cell table:style-name="ce38" table:formula="of:=AVERAGE([SC.M87:.M98])" office:value-type="float" office:value="14.7916666666667" calcext:value-type="float">
            <text:p>15</text:p>
          </table:table-cell>
          <table:table-cell table:style-name="ce38" table:formula="of:=AVERAGE([SC.N87:.N98])" office:value-type="float" office:value="27.2875" calcext:value-type="float">
            <text:p>27</text:p>
          </table:table-cell>
          <table:table-cell table:style-name="ce38" table:formula="of:=AVERAGE([SC.O87:.O98])" office:value-type="float" office:value="781.370833333327" calcext:value-type="float">
            <text:p>781</text:p>
          </table:table-cell>
          <table:table-cell table:style-name="ce38" table:formula="of:=AVERAGE([SC.P87:.P98])" office:value-type="float" office:value="22.7148896330041" calcext:value-type="float">
            <text:p>23</text:p>
          </table:table-cell>
          <table:table-cell table:style-name="ce38" table:formula="of:=AVERAGE([SC.Q87:.Q98])" office:value-type="float" office:value="167.10898610979" calcext:value-type="float">
            <text:p>167</text:p>
          </table:table-cell>
          <table:table-cell table:style-name="ce38" table:formula="of:=AVERAGE([SC.R87:.R98])" office:value-type="float" office:value="-144.394096476786" calcext:value-type="float">
            <text:p>-144</text:p>
          </table:table-cell>
          <table:table-cell table:style-name="ce38" table:formula="of:=AVERAGE([SC.S87:.S98])" office:value-type="float" office:value="22.7148896330041" calcext:value-type="float">
            <text:p>23</text:p>
          </table:table-cell>
          <table:table-cell table:style-name="ce38" table:formula="of:=AVERAGE([SC.T87:.T98])" office:value-type="float" office:value="189.823875742794" calcext:value-type="float">
            <text:p>190</text:p>
          </table:table-cell>
          <table:table-cell table:style-name="Default"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00]-[.Q100]" office:value-type="float" office:value="-4.73914185674796" calcext:value-type="float">
            <text:p>-5</text:p>
          </table:table-cell>
          <table:table-cell table:style-name="ce43" table:formula="of:=[.P100]" office:value-type="float" office:value="1.22014925373134" calcext:value-type="float">
            <text:p>1</text:p>
          </table:table-cell>
          <table:table-cell table:style-name="ce43" table:formula="of:=[.P100]+[.Q10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01]-[.Q101]" office:value-type="float" office:value="-8.84756708603823" calcext:value-type="float">
            <text:p>-9</text:p>
          </table:table-cell>
          <table:table-cell table:style-name="ce43" table:formula="of:=[.P101]" office:value-type="float" office:value="4.88235294117647" calcext:value-type="float">
            <text:p>5</text:p>
          </table:table-cell>
          <table:table-cell table:style-name="ce43" table:formula="of:=[.P101]+[.Q101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02]-[.Q102]" office:value-type="float" office:value="-44.5363834813912" calcext:value-type="float">
            <text:p>-45</text:p>
          </table:table-cell>
          <table:table-cell table:style-name="ce43" table:formula="of:=[.P102]" office:value-type="float" office:value="13.0349932705249" calcext:value-type="float">
            <text:p>13</text:p>
          </table:table-cell>
          <table:table-cell table:style-name="ce43" table:formula="of:=[.P102]+[.Q102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03]-[.Q103]" office:value-type="float" office:value="-68.7658853958984" calcext:value-type="float">
            <text:p>-69</text:p>
          </table:table-cell>
          <table:table-cell table:style-name="ce43" table:formula="of:=[.P103]" office:value-type="float" office:value="13.9592536176695" calcext:value-type="float">
            <text:p>14</text:p>
          </table:table-cell>
          <table:table-cell table:style-name="ce43" table:formula="of:=[.P103]+[.Q103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office:value-type="float" office:value="-12.8354307089848" calcext:value-type="float">
            <text:p>-13</text:p>
          </table:table-cell>
          <table:table-cell table:style-name="ce43" office:value-type="float" office:value="9.47457627118644" calcext:value-type="float">
            <text:p>9</text:p>
          </table:table-cell>
          <table:table-cell table:style-name="ce43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office:value-type="float" office:value="-3.29588349108247" calcext:value-type="float">
            <text:p>-3</text:p>
          </table:table-cell>
          <table:table-cell table:style-name="ce43" office:value-type="float" office:value="1.69230769230769" calcext:value-type="float">
            <text:p>2</text:p>
          </table:table-cell>
          <table:table-cell table:style-name="ce43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office:value-type="float" office:value="-2.09012520888997" calcext:value-type="float">
            <text:p>-2</text:p>
          </table:table-cell>
          <table:table-cell table:style-name="ce43" office:value-type="float" office:value="3.93706293706294" calcext:value-type="float">
            <text:p>4</text:p>
          </table:table-cell>
          <table:table-cell table:style-name="ce43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office:value-type="float" office:value="-109.508693616394" calcext:value-type="float">
            <text:p>-110</text:p>
          </table:table-cell>
          <table:table-cell table:style-name="ce43" office:value-type="float" office:value="18.8165680473373" calcext:value-type="float">
            <text:p>19</text:p>
          </table:table-cell>
          <table:table-cell table:style-name="ce43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office:value-type="float" office:value="-10.6340810502499" calcext:value-type="float">
            <text:p>-11</text:p>
          </table:table-cell>
          <table:table-cell table:style-name="ce43" office:value-type="float" office:value="6.14402985074627" calcext:value-type="float">
            <text:p>6</text:p>
          </table:table-cell>
          <table:table-cell table:style-name="ce43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office:value-type="float" office:value="-9.33001732843199" calcext:value-type="float">
            <text:p>-9</text:p>
          </table:table-cell>
          <table:table-cell table:style-name="ce43" office:value-type="float" office:value="2.57428068115091" calcext:value-type="float">
            <text:p>3</text:p>
          </table:table-cell>
          <table:table-cell table:style-name="ce43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office:value-type="float" office:value="-65.7771370602633" calcext:value-type="float">
            <text:p>-66</text:p>
          </table:table-cell>
          <table:table-cell table:style-name="ce43" office:value-type="float" office:value="18.328990228013" calcext:value-type="float">
            <text:p>18</text:p>
          </table:table-cell>
          <table:table-cell table:style-name="ce43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00:.G110])" office:value-type="float" office:value="0" calcext:value-type="float">
            <text:p>0</text:p>
          </table:table-cell>
          <table:table-cell table:style-name="ce38" table:formula="of:=AVERAGE([SC.H100:.H110])" office:value-type="float" office:value="0" calcext:value-type="float">
            <text:p>0</text:p>
          </table:table-cell>
          <table:table-cell table:style-name="ce38" table:formula="of:=AVERAGE([SC.I100:.I110])" office:value-type="float" office:value="0" calcext:value-type="float">
            <text:p>0</text:p>
          </table:table-cell>
          <table:table-cell table:style-name="ce38" table:formula="of:=AVERAGE([SC.J100:.J110])" office:value-type="float" office:value="0" calcext:value-type="float">
            <text:p>0</text:p>
          </table:table-cell>
          <table:table-cell table:style-name="ce38" table:formula="of:=AVERAGE([SC.K100:.K110])" office:value-type="float" office:value="0.909090909090909" calcext:value-type="float">
            <text:p>1</text:p>
          </table:table-cell>
          <table:table-cell table:style-name="ce38" table:formula="of:=AVERAGE([SC.L100:.L110])" office:value-type="float" office:value="5.5" calcext:value-type="float">
            <text:p>6</text:p>
          </table:table-cell>
          <table:table-cell table:style-name="ce38" table:formula="of:=AVERAGE([SC.M100:.M110])" office:value-type="float" office:value="14.0272727272727" calcext:value-type="float">
            <text:p>14</text:p>
          </table:table-cell>
          <table:table-cell table:style-name="ce38" table:formula="of:=AVERAGE([SC.N100:.N110])" office:value-type="float" office:value="32.1636363636364" calcext:value-type="float">
            <text:p>32</text:p>
          </table:table-cell>
          <table:table-cell table:style-name="ce38" table:formula="of:=AVERAGE([SC.O100:.O110])" office:value-type="float" office:value="143.869090909091" calcext:value-type="float">
            <text:p>144</text:p>
          </table:table-cell>
          <table:table-cell table:style-name="ce38" table:formula="of:=AVERAGE([SC.P100:.P110])" office:value-type="float" office:value="8.55132407190061" calcext:value-type="float">
            <text:p>9</text:p>
          </table:table-cell>
          <table:table-cell table:style-name="ce38" table:formula="of:=AVERAGE([SC.Q100:.Q110])" office:value-type="float" office:value="39.4931737341162" calcext:value-type="float">
            <text:p>39</text:p>
          </table:table-cell>
          <table:table-cell table:style-name="ce38" table:formula="of:=AVERAGE([SC.R100:.R110])" office:value-type="float" office:value="-30.9418496622156" calcext:value-type="float">
            <text:p>-31</text:p>
          </table:table-cell>
          <table:table-cell table:style-name="ce38" table:formula="of:=AVERAGE([SC.S100:.S110])" office:value-type="float" office:value="8.55132407190061" calcext:value-type="float">
            <text:p>9</text:p>
          </table:table-cell>
          <table:table-cell table:style-name="ce38" table:formula="of:=AVERAGE([SC.T100:.T110])" office:value-type="float" office:value="48.044497806016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14]-[.Q114]" office:value-type="float" office:value="-0.89378727150023" calcext:value-type="float">
            <text:p>-1</text:p>
          </table:table-cell>
          <table:table-cell table:style-name="ce43" table:formula="of:=[.P114]" office:value-type="float" office:value="2.73529411764706" calcext:value-type="float">
            <text:p>3</text:p>
          </table:table-cell>
          <table:table-cell table:style-name="ce43" table:formula="of:=[.P114]+[.Q114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15]-[.Q115]" office:value-type="float" office:value="-12.8354307089848" calcext:value-type="float">
            <text:p>-13</text:p>
          </table:table-cell>
          <table:table-cell table:style-name="ce43" table:formula="of:=[.P115]" office:value-type="float" office:value="9.47457627118644" calcext:value-type="float">
            <text:p>9</text:p>
          </table:table-cell>
          <table:table-cell table:style-name="ce43" table:formula="of:=[.P115]+[.Q115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16]-[.Q116]" office:value-type="float" office:value="-1.37210307974837" calcext:value-type="float">
            <text:p>-1</text:p>
          </table:table-cell>
          <table:table-cell table:style-name="ce43" table:formula="of:=[.P116]" office:value-type="float" office:value="0.956043956043956" calcext:value-type="float">
            <text:p>1</text:p>
          </table:table-cell>
          <table:table-cell table:style-name="ce43" table:formula="of:=[.P116]+[.Q1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17]-[.Q117]" office:value-type="float" office:value="-2.09012520888997" calcext:value-type="float">
            <text:p>-2</text:p>
          </table:table-cell>
          <table:table-cell table:style-name="ce43" table:formula="of:=[.P117]" office:value-type="float" office:value="3.93706293706294" calcext:value-type="float">
            <text:p>4</text:p>
          </table:table-cell>
          <table:table-cell table:style-name="ce43" table:formula="of:=[.P117]+[.Q1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18]-[.Q118]" office:value-type="float" office:value="-18.0585411072778" calcext:value-type="float">
            <text:p>-18</text:p>
          </table:table-cell>
          <table:table-cell table:style-name="ce43" table:formula="of:=[.P118]" office:value-type="float" office:value="5.10650887573965" calcext:value-type="float">
            <text:p>5</text:p>
          </table:table-cell>
          <table:table-cell table:style-name="ce43" table:formula="of:=[.P118]+[.Q1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19]-[.Q119]" office:value-type="float" office:value="-6.88566114325183" calcext:value-type="float">
            <text:p>-7</text:p>
          </table:table-cell>
          <table:table-cell table:style-name="ce43" table:formula="of:=[.P119]" office:value-type="float" office:value="2.76271186440678" calcext:value-type="float">
            <text:p>3</text:p>
          </table:table-cell>
          <table:table-cell table:style-name="ce43" table:formula="of:=[.P119]+[.Q1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20]-[.Q120]" office:value-type="float" office:value="-3.97479970900725" calcext:value-type="float">
            <text:p>-4</text:p>
          </table:table-cell>
          <table:table-cell table:style-name="ce43" table:formula="of:=[.P120]" office:value-type="float" office:value="1.45" calcext:value-type="float">
            <text:p>1</text:p>
          </table:table-cell>
          <table:table-cell table:style-name="ce43" table:formula="of:=[.P120]+[.Q120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21]-[.Q121]" office:value-type="float" office:value="-1287.17184716347" calcext:value-type="float">
            <text:p>-1287</text:p>
          </table:table-cell>
          <table:table-cell table:style-name="ce43" table:formula="of:=[.P121]" office:value-type="float" office:value="187.565573770492" calcext:value-type="float">
            <text:p>188</text:p>
          </table:table-cell>
          <table:table-cell table:style-name="ce43" table:formula="of:=[.P121]+[.Q121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22]-[.Q122]" office:value-type="float" office:value="-4.73914185674796" calcext:value-type="float">
            <text:p>-5</text:p>
          </table:table-cell>
          <table:table-cell table:style-name="ce43" table:formula="of:=[.P122]" office:value-type="float" office:value="1.22014925373134" calcext:value-type="float">
            <text:p>1</text:p>
          </table:table-cell>
          <table:table-cell table:style-name="ce43" table:formula="of:=[.P122]+[.Q122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3]-[.Q123]" office:value-type="float" office:value="-8.84756708603823" calcext:value-type="float">
            <text:p>-9</text:p>
          </table:table-cell>
          <table:table-cell table:style-name="ce43" table:formula="of:=[.P123]" office:value-type="float" office:value="4.88235294117647" calcext:value-type="float">
            <text:p>5</text:p>
          </table:table-cell>
          <table:table-cell table:style-name="ce43" table:formula="of:=[.P123]+[.Q12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4]-[.Q124]" office:value-type="float" office:value="-8.84756708603823" calcext:value-type="float">
            <text:p>-9</text:p>
          </table:table-cell>
          <table:table-cell table:style-name="ce43" table:formula="of:=[.P124]" office:value-type="float" office:value="4.88235294117647" calcext:value-type="float">
            <text:p>5</text:p>
          </table:table-cell>
          <table:table-cell table:style-name="ce43" table:formula="of:=[.P124]+[.Q1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25]-[.Q125]" office:value-type="float" office:value="-12.7419723358317" calcext:value-type="float">
            <text:p>-13</text:p>
          </table:table-cell>
          <table:table-cell table:style-name="ce43" table:formula="of:=[.P125]" office:value-type="float" office:value="5.64312977099237" calcext:value-type="float">
            <text:p>6</text:p>
          </table:table-cell>
          <table:table-cell table:style-name="ce43" table:formula="of:=[.P125]+[.Q125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26]-[.Q126]" office:value-type="float" office:value="-274.560079685473" calcext:value-type="float">
            <text:p>-275</text:p>
          </table:table-cell>
          <table:table-cell table:style-name="ce43" table:formula="of:=[.P126]" office:value-type="float" office:value="22.2165137614679" calcext:value-type="float">
            <text:p>22</text:p>
          </table:table-cell>
          <table:table-cell table:style-name="ce43" table:formula="of:=[.P126]+[.Q126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27]-[.Q127]" office:value-type="float" office:value="-18.1562528801813" calcext:value-type="float">
            <text:p>-18</text:p>
          </table:table-cell>
          <table:table-cell table:style-name="ce43" table:formula="of:=[.P127]" office:value-type="float" office:value="11.6115515288788" calcext:value-type="float">
            <text:p>12</text:p>
          </table:table-cell>
          <table:table-cell table:style-name="ce43" table:formula="of:=[.P127]+[.Q127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28]-[.Q128]" office:value-type="float" office:value="-9.33001732843199" calcext:value-type="float">
            <text:p>-9</text:p>
          </table:table-cell>
          <table:table-cell table:style-name="ce43" table:formula="of:=[.P128]" office:value-type="float" office:value="2.57428068115091" calcext:value-type="float">
            <text:p>3</text:p>
          </table:table-cell>
          <table:table-cell table:style-name="ce43" table:formula="of:=[.P128]+[.Q128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29]-[.Q129]" office:value-type="float" office:value="-68.7658853958984" calcext:value-type="float">
            <text:p>-69</text:p>
          </table:table-cell>
          <table:table-cell table:style-name="ce43" table:formula="of:=[.P129]" office:value-type="float" office:value="13.9592536176695" calcext:value-type="float">
            <text:p>14</text:p>
          </table:table-cell>
          <table:table-cell table:style-name="ce43" table:formula="of:=[.P129]+[.Q12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30]-[.Q130]" office:value-type="float" office:value="-59.143824677345" calcext:value-type="float">
            <text:p>-59</text:p>
          </table:table-cell>
          <table:table-cell table:style-name="ce43" table:formula="of:=[.P130]" office:value-type="float" office:value="10.4786893323479" calcext:value-type="float">
            <text:p>10</text:p>
          </table:table-cell>
          <table:table-cell table:style-name="ce43" table:formula="of:=[.P130]+[.Q13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14:.G130])" office:value-type="float" office:value="0" calcext:value-type="float">
            <text:p>0</text:p>
          </table:table-cell>
          <table:table-cell table:style-name="ce38" table:formula="of:=AVERAGE([SC.H114:.H130])" office:value-type="float" office:value="0" calcext:value-type="float">
            <text:p>0</text:p>
          </table:table-cell>
          <table:table-cell table:style-name="ce38" table:formula="of:=AVERAGE([SC.I114:.I130])" office:value-type="float" office:value="0" calcext:value-type="float">
            <text:p>0</text:p>
          </table:table-cell>
          <table:table-cell table:style-name="ce38" table:formula="of:=AVERAGE([SC.J114:.J130])" office:value-type="float" office:value="0" calcext:value-type="float">
            <text:p>0</text:p>
          </table:table-cell>
          <table:table-cell table:style-name="ce38" table:formula="of:=AVERAGE([SC.K114:.K130])" office:value-type="float" office:value="1.47058823529412" calcext:value-type="float">
            <text:p>1</text:p>
          </table:table-cell>
          <table:table-cell table:style-name="ce38" table:formula="of:=AVERAGE([SC.L114:.L130])" office:value-type="float" office:value="6.05" calcext:value-type="float">
            <text:p>6</text:p>
          </table:table-cell>
          <table:table-cell table:style-name="ce38" table:formula="of:=AVERAGE([SC.M114:.M130])" office:value-type="float" office:value="13.0235294117647" calcext:value-type="float">
            <text:p>13</text:p>
          </table:table-cell>
          <table:table-cell table:style-name="ce38" table:formula="of:=AVERAGE([SC.N114:.N130])" office:value-type="float" office:value="25.0794117647059" calcext:value-type="float">
            <text:p>25</text:p>
          </table:table-cell>
          <table:table-cell table:style-name="ce38" table:formula="of:=AVERAGE([SC.O114:.O130])" office:value-type="float" office:value="556.061176470584" calcext:value-type="float">
            <text:p>556</text:p>
          </table:table-cell>
          <table:table-cell table:style-name="ce38" table:formula="of:=AVERAGE([SC.P114:.P130])" office:value-type="float" office:value="17.1444732718336" calcext:value-type="float">
            <text:p>17</text:p>
          </table:table-cell>
          <table:table-cell table:style-name="ce38" table:formula="of:=AVERAGE([SC.Q114:.Q130])" office:value-type="float" office:value="122.933567608546" calcext:value-type="float">
            <text:p>123</text:p>
          </table:table-cell>
          <table:table-cell table:style-name="ce38" table:formula="of:=AVERAGE([SC.R114:.R130])" office:value-type="float" office:value="-105.789094336713" calcext:value-type="float">
            <text:p>-106</text:p>
          </table:table-cell>
          <table:table-cell table:style-name="ce38" table:formula="of:=AVERAGE([SC.S114:.S130])" office:value-type="float" office:value="17.1444732718336" calcext:value-type="float">
            <text:p>17</text:p>
          </table:table-cell>
          <table:table-cell table:style-name="ce38" table:formula="of:=AVERAGE([SC.T114:.T130])" office:value-type="float" office:value="140.07804088038" calcext:value-type="float">
            <text:p>14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32]-[.Q132]" office:value-type="float" office:value="-3.29588349108247" calcext:value-type="float">
            <text:p>-3</text:p>
          </table:table-cell>
          <table:table-cell table:style-name="ce43" table:formula="of:=[.P132]" office:value-type="float" office:value="1.69230769230769" calcext:value-type="float">
            <text:p>2</text:p>
          </table:table-cell>
          <table:table-cell table:style-name="ce43" table:formula="of:=[.P132]+[.Q132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33]-[.Q133]" office:value-type="float" office:value="-40.9227215823103" calcext:value-type="float">
            <text:p>-41</text:p>
          </table:table-cell>
          <table:table-cell table:style-name="ce43" table:formula="of:=[.P133]" office:value-type="float" office:value="17.1703056768559" calcext:value-type="float">
            <text:p>17</text:p>
          </table:table-cell>
          <table:table-cell table:style-name="ce43" table:formula="of:=[.P133]+[.Q133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34]-[.Q134]" office:value-type="float" office:value="-109.508693616394" calcext:value-type="float">
            <text:p>-110</text:p>
          </table:table-cell>
          <table:table-cell table:style-name="ce43" table:formula="of:=[.P134]" office:value-type="float" office:value="18.8165680473373" calcext:value-type="float">
            <text:p>19</text:p>
          </table:table-cell>
          <table:table-cell table:style-name="ce43" table:formula="of:=[.P134]+[.Q134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35]-[.Q135]" office:value-type="float" office:value="-10.6340810502499" calcext:value-type="float">
            <text:p>-11</text:p>
          </table:table-cell>
          <table:table-cell table:style-name="ce43" table:formula="of:=[.P135]" office:value-type="float" office:value="6.14402985074627" calcext:value-type="float">
            <text:p>6</text:p>
          </table:table-cell>
          <table:table-cell table:style-name="ce43" table:formula="of:=[.P135]+[.Q13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36]-[.Q136]" office:value-type="float" office:value="-44.5363834813912" calcext:value-type="float">
            <text:p>-45</text:p>
          </table:table-cell>
          <table:table-cell table:style-name="ce43" table:formula="of:=[.P136]" office:value-type="float" office:value="13.0349932705249" calcext:value-type="float">
            <text:p>13</text:p>
          </table:table-cell>
          <table:table-cell table:style-name="ce43" table:formula="of:=[.P136]+[.Q13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37]-[.Q137]" office:value-type="float" office:value="-65.7771370602633" calcext:value-type="float">
            <text:p>-66</text:p>
          </table:table-cell>
          <table:table-cell table:style-name="ce43" table:formula="of:=[.P137]" office:value-type="float" office:value="18.328990228013" calcext:value-type="float">
            <text:p>18</text:p>
          </table:table-cell>
          <table:table-cell table:style-name="ce43" table:formula="of:=[.P137]+[.Q137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32:.G137])" office:value-type="float" office:value="0" calcext:value-type="float">
            <text:p>0</text:p>
          </table:table-cell>
          <table:table-cell table:style-name="ce38" table:formula="of:=AVERAGE([SC.H132:.H137])" office:value-type="float" office:value="0" calcext:value-type="float">
            <text:p>0</text:p>
          </table:table-cell>
          <table:table-cell table:style-name="ce38" table:formula="of:=AVERAGE([SC.I132:.I137])" office:value-type="float" office:value="0" calcext:value-type="float">
            <text:p>0</text:p>
          </table:table-cell>
          <table:table-cell table:style-name="ce38" table:formula="of:=AVERAGE([SC.J132:.J137])" office:value-type="float" office:value="0" calcext:value-type="float">
            <text:p>0</text:p>
          </table:table-cell>
          <table:table-cell table:style-name="ce38" table:formula="of:=AVERAGE([SC.K132:.K137])" office:value-type="float" office:value="1" calcext:value-type="float">
            <text:p>1</text:p>
          </table:table-cell>
          <table:table-cell table:style-name="ce38" table:formula="of:=AVERAGE([SC.L132:.L137])" office:value-type="float" office:value="6.4" calcext:value-type="float">
            <text:p>6</text:p>
          </table:table-cell>
          <table:table-cell table:style-name="ce38" table:formula="of:=AVERAGE([SC.M132:.M137])" office:value-type="float" office:value="18.4" calcext:value-type="float">
            <text:p>18</text:p>
          </table:table-cell>
          <table:table-cell table:style-name="ce38" table:formula="of:=AVERAGE([SC.N132:.N137])" office:value-type="float" office:value="42.4833333333333" calcext:value-type="float">
            <text:p>42</text:p>
          </table:table-cell>
          <table:table-cell table:style-name="ce38" table:formula="of:=AVERAGE([SC.O132:.O137])" office:value-type="float" office:value="250.994999999999" calcext:value-type="float">
            <text:p>251</text:p>
          </table:table-cell>
          <table:table-cell table:style-name="ce38" table:formula="of:=AVERAGE([SC.P132:.P137])" office:value-type="float" office:value="12.5311991276308" calcext:value-type="float">
            <text:p>13</text:p>
          </table:table-cell>
          <table:table-cell table:style-name="ce38" table:formula="of:=AVERAGE([SC.Q132:.Q137])" office:value-type="float" office:value="58.3103491745793" calcext:value-type="float">
            <text:p>58</text:p>
          </table:table-cell>
          <table:table-cell table:style-name="ce38" table:formula="of:=AVERAGE([SC.R132:.R137])" office:value-type="float" office:value="-45.7791500469485" calcext:value-type="float">
            <text:p>-46</text:p>
          </table:table-cell>
          <table:table-cell table:style-name="ce38" table:formula="of:=AVERAGE([SC.S132:.S137])" office:value-type="float" office:value="12.5311991276308" calcext:value-type="float">
            <text:p>13</text:p>
          </table:table-cell>
          <table:table-cell table:style-name="ce38" table:formula="of:=AVERAGE([SC.T132:.T137])" office:value-type="float" office:value="70.8415483022102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41]-[.Q141]" office:value-type="float" office:value="-0.89378727150023" calcext:value-type="float">
            <text:p>-1</text:p>
          </table:table-cell>
          <table:table-cell table:style-name="ce43" table:formula="of:=[.P141]" office:value-type="float" office:value="2.73529411764706" calcext:value-type="float">
            <text:p>3</text:p>
          </table:table-cell>
          <table:table-cell table:style-name="ce43" table:formula="of:=[.P141]+[.Q14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42]-[.Q142]" office:value-type="float" office:value="-1.37210307974837" calcext:value-type="float">
            <text:p>-1</text:p>
          </table:table-cell>
          <table:table-cell table:style-name="ce43" table:formula="of:=[.P142]" office:value-type="float" office:value="0.956043956043956" calcext:value-type="float">
            <text:p>1</text:p>
          </table:table-cell>
          <table:table-cell table:style-name="ce43" table:formula="of:=[.P142]+[.Q14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43]-[.Q143]" office:value-type="float" office:value="-2.09012520888997" calcext:value-type="float">
            <text:p>-2</text:p>
          </table:table-cell>
          <table:table-cell table:style-name="ce43" table:formula="of:=[.P143]" office:value-type="float" office:value="3.93706293706294" calcext:value-type="float">
            <text:p>4</text:p>
          </table:table-cell>
          <table:table-cell table:style-name="ce43" table:formula="of:=[.P143]+[.Q143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44]-[.Q144]" office:value-type="float" office:value="-6.88566114325183" calcext:value-type="float">
            <text:p>-7</text:p>
          </table:table-cell>
          <table:table-cell table:style-name="ce43" table:formula="of:=[.P144]" office:value-type="float" office:value="2.76271186440678" calcext:value-type="float">
            <text:p>3</text:p>
          </table:table-cell>
          <table:table-cell table:style-name="ce43" table:formula="of:=[.P144]+[.Q14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45]-[.Q145]" office:value-type="float" office:value="-40.9227215823103" calcext:value-type="float">
            <text:p>-41</text:p>
          </table:table-cell>
          <table:table-cell table:style-name="ce43" table:formula="of:=[.P145]" office:value-type="float" office:value="17.1703056768559" calcext:value-type="float">
            <text:p>17</text:p>
          </table:table-cell>
          <table:table-cell table:style-name="ce43" table:formula="of:=[.P145]+[.Q14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46]-[.Q146]" office:value-type="float" office:value="-3.97479970900725" calcext:value-type="float">
            <text:p>-4</text:p>
          </table:table-cell>
          <table:table-cell table:style-name="ce43" table:formula="of:=[.P146]" office:value-type="float" office:value="1.45" calcext:value-type="float">
            <text:p>1</text:p>
          </table:table-cell>
          <table:table-cell table:style-name="ce43" table:formula="of:=[.P146]+[.Q146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47]-[.Q147]" office:value-type="float" office:value="-8.84756708603823" calcext:value-type="float">
            <text:p>-9</text:p>
          </table:table-cell>
          <table:table-cell table:style-name="ce43" table:formula="of:=[.P147]" office:value-type="float" office:value="4.88235294117647" calcext:value-type="float">
            <text:p>5</text:p>
          </table:table-cell>
          <table:table-cell table:style-name="ce43" table:formula="of:=[.P147]+[.Q147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48]-[.Q148]" office:value-type="float" office:value="-12.7419723358317" calcext:value-type="float">
            <text:p>-13</text:p>
          </table:table-cell>
          <table:table-cell table:style-name="ce43" table:formula="of:=[.P148]" office:value-type="float" office:value="5.64312977099237" calcext:value-type="float">
            <text:p>6</text:p>
          </table:table-cell>
          <table:table-cell table:style-name="ce43" table:formula="of:=[.P148]+[.Q148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49]-[.Q149]" office:value-type="float" office:value="-68.7658853958984" calcext:value-type="float">
            <text:p>-69</text:p>
          </table:table-cell>
          <table:table-cell table:style-name="ce43" table:formula="of:=[.P149]" office:value-type="float" office:value="13.9592536176695" calcext:value-type="float">
            <text:p>14</text:p>
          </table:table-cell>
          <table:table-cell table:style-name="ce43" table:formula="of:=[.P149]+[.Q14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50]-[.Q150]" office:value-type="float" office:value="-59.143824677345" calcext:value-type="float">
            <text:p>-59</text:p>
          </table:table-cell>
          <table:table-cell table:style-name="ce43" table:formula="of:=[.P150]" office:value-type="float" office:value="10.4786893323479" calcext:value-type="float">
            <text:p>10</text:p>
          </table:table-cell>
          <table:table-cell table:style-name="ce43" table:formula="of:=[.P150]+[.Q15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1]-[.Q151]" office:value-type="float" office:value="-3.29588349108247" calcext:value-type="float">
            <text:p>-3</text:p>
          </table:table-cell>
          <table:table-cell table:style-name="ce43" table:formula="of:=[.P151]" office:value-type="float" office:value="1.69230769230769" calcext:value-type="float">
            <text:p>2</text:p>
          </table:table-cell>
          <table:table-cell table:style-name="ce43" table:formula="of:=[.P151]+[.Q151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52]-[.Q152]" office:value-type="float" office:value="-18.0585411072778" calcext:value-type="float">
            <text:p>-18</text:p>
          </table:table-cell>
          <table:table-cell table:style-name="ce43" table:formula="of:=[.P152]" office:value-type="float" office:value="5.10650887573965" calcext:value-type="float">
            <text:p>5</text:p>
          </table:table-cell>
          <table:table-cell table:style-name="ce43" table:formula="of:=[.P152]+[.Q152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53]-[.Q153]" office:value-type="float" office:value="-8.84756708603823" calcext:value-type="float">
            <text:p>-9</text:p>
          </table:table-cell>
          <table:table-cell table:style-name="ce43" table:formula="of:=[.P153]" office:value-type="float" office:value="4.88235294117647" calcext:value-type="float">
            <text:p>5</text:p>
          </table:table-cell>
          <table:table-cell table:style-name="ce43" table:formula="of:=[.P153]+[.Q15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54]-[.Q154]" office:value-type="float" office:value="-274.560079685473" calcext:value-type="float">
            <text:p>-275</text:p>
          </table:table-cell>
          <table:table-cell table:style-name="ce43" table:formula="of:=[.P154]" office:value-type="float" office:value="22.2165137614679" calcext:value-type="float">
            <text:p>22</text:p>
          </table:table-cell>
          <table:table-cell table:style-name="ce43" table:formula="of:=[.P154]+[.Q154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55]-[.Q155]" office:value-type="float" office:value="-10.6340810502499" calcext:value-type="float">
            <text:p>-11</text:p>
          </table:table-cell>
          <table:table-cell table:style-name="ce43" table:formula="of:=[.P155]" office:value-type="float" office:value="6.14402985074627" calcext:value-type="float">
            <text:p>6</text:p>
          </table:table-cell>
          <table:table-cell table:style-name="ce43" table:formula="of:=[.P155]+[.Q15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56]-[.Q156]" office:value-type="float" office:value="-44.5363834813912" calcext:value-type="float">
            <text:p>-45</text:p>
          </table:table-cell>
          <table:table-cell table:style-name="ce43" table:formula="of:=[.P156]" office:value-type="float" office:value="13.0349932705249" calcext:value-type="float">
            <text:p>13</text:p>
          </table:table-cell>
          <table:table-cell table:style-name="ce43" table:formula="of:=[.P156]+[.Q15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41:.G156])" office:value-type="float" office:value="0" calcext:value-type="float">
            <text:p>0</text:p>
          </table:table-cell>
          <table:table-cell table:style-name="ce38" table:formula="of:=AVERAGE([SC.H141:.H156])" office:value-type="float" office:value="0" calcext:value-type="float">
            <text:p>0</text:p>
          </table:table-cell>
          <table:table-cell table:style-name="ce38" table:formula="of:=AVERAGE([SC.I141:.I156])" office:value-type="float" office:value="0" calcext:value-type="float">
            <text:p>0</text:p>
          </table:table-cell>
          <table:table-cell table:style-name="ce38" table:formula="of:=AVERAGE([SC.J141:.J156])" office:value-type="float" office:value="0" calcext:value-type="float">
            <text:p>0</text:p>
          </table:table-cell>
          <table:table-cell table:style-name="ce38" table:formula="of:=AVERAGE([SC.K141:.K156])" office:value-type="float" office:value="0.6875" calcext:value-type="float">
            <text:p>1</text:p>
          </table:table-cell>
          <table:table-cell table:style-name="ce38" table:formula="of:=AVERAGE([SC.L141:.L156])" office:value-type="float" office:value="5.18333333333333" calcext:value-type="float">
            <text:p>5</text:p>
          </table:table-cell>
          <table:table-cell table:style-name="ce38" table:formula="of:=AVERAGE([SC.M141:.M156])" office:value-type="float" office:value="12.91875" calcext:value-type="float">
            <text:p>13</text:p>
          </table:table-cell>
          <table:table-cell table:style-name="ce38" table:formula="of:=AVERAGE([SC.N141:.N156])" office:value-type="float" office:value="25.56875" calcext:value-type="float">
            <text:p>26</text:p>
          </table:table-cell>
          <table:table-cell table:style-name="ce38" table:formula="of:=AVERAGE([SC.O141:.O156])" office:value-type="float" office:value="92.01" calcext:value-type="float">
            <text:p>92</text:p>
          </table:table-cell>
          <table:table-cell table:style-name="ce38" table:formula="of:=AVERAGE([SC.P141:.P156])" office:value-type="float" office:value="7.31572191288536" calcext:value-type="float">
            <text:p>7</text:p>
          </table:table-cell>
          <table:table-cell table:style-name="ce38" table:formula="of:=AVERAGE([SC.Q141:.Q156])" office:value-type="float" office:value="42.6639083748437" calcext:value-type="float">
            <text:p>43</text:p>
          </table:table-cell>
          <table:table-cell table:style-name="ce38" table:formula="of:=AVERAGE([SC.R141:.R156])" office:value-type="float" office:value="-35.3481864619584" calcext:value-type="float">
            <text:p>-35</text:p>
          </table:table-cell>
          <table:table-cell table:style-name="ce38" table:formula="of:=AVERAGE([SC.S141:.S156])" office:value-type="float" office:value="7.31572191288536" calcext:value-type="float">
            <text:p>7</text:p>
          </table:table-cell>
          <table:table-cell table:style-name="ce38" table:formula="of:=AVERAGE([SC.T141:.T156])" office:value-type="float" office:value="49.9796302877291" calcext:value-type="float">
            <text:p>5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58]-[.Q158]" office:value-type="float" office:value="-12.8354307089848" calcext:value-type="float">
            <text:p>-13</text:p>
          </table:table-cell>
          <table:table-cell table:style-name="ce43" table:formula="of:=[.P158]" office:value-type="float" office:value="9.47457627118644" calcext:value-type="float">
            <text:p>9</text:p>
          </table:table-cell>
          <table:table-cell table:style-name="ce43" table:formula="of:=[.P158]+[.Q158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59]-[.Q159]" office:value-type="float" office:value="-1287.17184716347" calcext:value-type="float">
            <text:p>-1287</text:p>
          </table:table-cell>
          <table:table-cell table:style-name="ce43" table:formula="of:=[.P159]" office:value-type="float" office:value="187.565573770492" calcext:value-type="float">
            <text:p>188</text:p>
          </table:table-cell>
          <table:table-cell table:style-name="ce43" table:formula="of:=[.P159]+[.Q159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60]-[.Q160]" office:value-type="float" office:value="-4.73914185674796" calcext:value-type="float">
            <text:p>-5</text:p>
          </table:table-cell>
          <table:table-cell table:style-name="ce43" table:formula="of:=[.P160]" office:value-type="float" office:value="1.22014925373134" calcext:value-type="float">
            <text:p>1</text:p>
          </table:table-cell>
          <table:table-cell table:style-name="ce43" table:formula="of:=[.P160]+[.Q16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61]-[.Q161]" office:value-type="float" office:value="-109.508693616394" calcext:value-type="float">
            <text:p>-110</text:p>
          </table:table-cell>
          <table:table-cell table:style-name="ce43" table:formula="of:=[.P161]" office:value-type="float" office:value="18.8165680473373" calcext:value-type="float">
            <text:p>19</text:p>
          </table:table-cell>
          <table:table-cell table:style-name="ce43" table:formula="of:=[.P161]+[.Q161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62]-[.Q162]" office:value-type="float" office:value="-18.1562528801813" calcext:value-type="float">
            <text:p>-18</text:p>
          </table:table-cell>
          <table:table-cell table:style-name="ce43" table:formula="of:=[.P162]" office:value-type="float" office:value="11.6115515288788" calcext:value-type="float">
            <text:p>12</text:p>
          </table:table-cell>
          <table:table-cell table:style-name="ce43" table:formula="of:=[.P162]+[.Q162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63]-[.Q163]" office:value-type="float" office:value="-9.33001732843199" calcext:value-type="float">
            <text:p>-9</text:p>
          </table:table-cell>
          <table:table-cell table:style-name="ce43" table:formula="of:=[.P163]" office:value-type="float" office:value="2.57428068115091" calcext:value-type="float">
            <text:p>3</text:p>
          </table:table-cell>
          <table:table-cell table:style-name="ce43" table:formula="of:=[.P163]+[.Q163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64]-[.Q164]" office:value-type="float" office:value="-65.7771370602633" calcext:value-type="float">
            <text:p>-66</text:p>
          </table:table-cell>
          <table:table-cell table:style-name="ce43" table:formula="of:=[.P164]" office:value-type="float" office:value="18.328990228013" calcext:value-type="float">
            <text:p>18</text:p>
          </table:table-cell>
          <table:table-cell table:style-name="ce43" table:formula="of:=[.P164]+[.Q164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58:.G164])" office:value-type="float" office:value="0" calcext:value-type="float">
            <text:p>0</text:p>
          </table:table-cell>
          <table:table-cell table:style-name="ce38" table:formula="of:=AVERAGE([SC.H158:.H164])" office:value-type="float" office:value="0" calcext:value-type="float">
            <text:p>0</text:p>
          </table:table-cell>
          <table:table-cell table:style-name="ce38" table:formula="of:=AVERAGE([SC.I158:.I164])" office:value-type="float" office:value="0" calcext:value-type="float">
            <text:p>0</text:p>
          </table:table-cell>
          <table:table-cell table:style-name="ce38" table:formula="of:=AVERAGE([SC.J158:.J164])" office:value-type="float" office:value="0" calcext:value-type="float">
            <text:p>0</text:p>
          </table:table-cell>
          <table:table-cell table:style-name="ce38" table:formula="of:=AVERAGE([SC.K158:.K164])" office:value-type="float" office:value="2.85714285714286" calcext:value-type="float">
            <text:p>3</text:p>
          </table:table-cell>
          <table:table-cell table:style-name="ce38" table:formula="of:=AVERAGE([SC.L158:.L164])" office:value-type="float" office:value="9" calcext:value-type="float">
            <text:p>9</text:p>
          </table:table-cell>
          <table:table-cell table:style-name="ce38" table:formula="of:=AVERAGE([SC.M158:.M164])" office:value-type="float" office:value="17.8714285714286" calcext:value-type="float">
            <text:p>18</text:p>
          </table:table-cell>
          <table:table-cell table:style-name="ce38" table:formula="of:=AVERAGE([SC.N158:.N164])" office:value-type="float" office:value="38.8785714285714" calcext:value-type="float">
            <text:p>39</text:p>
          </table:table-cell>
          <table:table-cell table:style-name="ce38" table:formula="of:=AVERAGE([SC.O158:.O164])" office:value-type="float" office:value="1355.26428571427" calcext:value-type="float">
            <text:p>1355</text:p>
          </table:table-cell>
          <table:table-cell table:style-name="ce38" table:formula="of:=AVERAGE([SC.P158:.P164])" office:value-type="float" office:value="35.65595568297" calcext:value-type="float">
            <text:p>36</text:p>
          </table:table-cell>
          <table:table-cell table:style-name="ce38" table:formula="of:=AVERAGE([SC.Q158:.Q164])" office:value-type="float" office:value="251.01574434218" calcext:value-type="float">
            <text:p>251</text:p>
          </table:table-cell>
          <table:table-cell table:style-name="ce38" table:formula="of:=AVERAGE([SC.R158:.R164])" office:value-type="float" office:value="-215.35978865921" calcext:value-type="float">
            <text:p>-215</text:p>
          </table:table-cell>
          <table:table-cell table:style-name="ce38" table:formula="of:=AVERAGE([SC.S158:.S164])" office:value-type="float" office:value="35.65595568297" calcext:value-type="float">
            <text:p>36</text:p>
          </table:table-cell>
          <table:table-cell table:style-name="ce38" table:formula="of:=AVERAGE([SC.T158:.T164])" office:value-type="float" office:value="286.67170002515" calcext:value-type="float">
            <text:p>287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SC.D21:SC.D35 SC.D2:SC.D19">
            <calcext:condition calcext:apply-style-name="fonte vermelha" calcext:value="&lt;100" calcext:base-cell-address="SC.D2"/>
          </calcext:conditional-format>
          <calcext:conditional-format calcext:target-range-address="SC.D41:SC.D45">
            <calcext:condition calcext:apply-style-name="fonte vermelha" calcext:value="&lt;100" calcext:base-cell-address="SC.D41"/>
          </calcext:conditional-format>
          <calcext:conditional-format calcext:target-range-address="SC.D59:SC.D62">
            <calcext:condition calcext:apply-style-name="fonte vermelha" calcext:value="&lt;100" calcext:base-cell-address="SC.D59"/>
          </calcext:conditional-format>
          <calcext:conditional-format calcext:target-range-address="SC.D63:SC.D68">
            <calcext:condition calcext:apply-style-name="fonte vermelha" calcext:value="&lt;100" calcext:base-cell-address="SC.D63"/>
          </calcext:conditional-format>
          <calcext:conditional-format calcext:target-range-address="SC.D70:SC.D74">
            <calcext:condition calcext:apply-style-name="fonte vermelha" calcext:value="&lt;100" calcext:base-cell-address="SC.D70"/>
          </calcext:conditional-format>
          <calcext:conditional-format calcext:target-range-address="SC.D75:SC.D78">
            <calcext:condition calcext:apply-style-name="fonte vermelha" calcext:value="&lt;100" calcext:base-cell-address="SC.D75"/>
          </calcext:conditional-format>
          <calcext:conditional-format calcext:target-range-address="SC.D49:SC.D53">
            <calcext:condition calcext:apply-style-name="fonte vermelha" calcext:value="&lt;100" calcext:base-cell-address="SC.D49"/>
          </calcext:conditional-format>
          <calcext:conditional-format calcext:target-range-address="SC.D80:SC.D83">
            <calcext:condition calcext:apply-style-name="fonte vermelha" calcext:value="&lt;100" calcext:base-cell-address="SC.D80"/>
          </calcext:conditional-format>
          <calcext:conditional-format calcext:target-range-address="SC.D100:SC.D110 SC.D87:SC.D98">
            <calcext:condition calcext:apply-style-name="fonte vermelha" calcext:value="&lt;100" calcext:base-cell-address="SC.D87"/>
          </calcext:conditional-format>
          <calcext:conditional-format calcext:target-range-address="SC.D132:SC.D137 SC.D114:SC.D130">
            <calcext:condition calcext:apply-style-name="fonte vermelha" calcext:value="&lt;100" calcext:base-cell-address="SC.D114"/>
          </calcext:conditional-format>
          <calcext:conditional-format calcext:target-range-address="SC.D158:SC.D164 SC.D141:SC.D156">
            <calcext:condition calcext:apply-style-name="fonte vermelha" calcext:value="&lt;100" calcext:base-cell-address="SC.D141"/>
          </calcext:conditional-format>
          <calcext:conditional-format calcext:target-range-address="SC.D20:SC.D20">
            <calcext:condition calcext:apply-style-name="fonte vermelha" calcext:value="&lt;100" calcext:base-cell-address="SC.D20"/>
          </calcext:conditional-format>
        </calcext:conditional-formats>
      </table:table>
      <table:table table:name="SINTESE" table:style-name="ta1">
        <table:shapes>
          <draw:custom-shape draw:z-index="0" draw:style-name="gr1" svg:width="4.68mm" svg:height="3.52mm" svg:x="190.33mm" svg:y="243.68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1" draw:style-name="gr1" svg:width="4.68mm" svg:height="3.52mm" svg:x="190.33mm" svg:y="10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" draw:style-name="gr2" draw:text-style-name="P1" svg:width="4.68mm" svg:height="3.52mm" svg:x="190.33mm" svg:y="3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" draw:style-name="gr1" svg:width="4.68mm" svg:height="3.52mm" svg:x="190.33mm" svg:y="68.4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" draw:style-name="gr1" svg:width="4.68mm" svg:height="3.52mm" svg:x="190.33mm" svg:y="126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5" draw:style-name="gr1" svg:width="4.68mm" svg:height="3.52mm" svg:x="190.33mm" svg:y="214.4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6" draw:style-name="gr1" svg:width="4.68mm" svg:height="3.52mm" svg:x="190.33mm" svg:y="302.1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7" draw:style-name="gr1" svg:width="4.68mm" svg:height="3.52mm" svg:x="190.33mm" svg:y="360.5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8" draw:style-name="gr1" svg:width="4.68mm" svg:height="3.52mm" svg:x="190.33mm" svg:y="389.7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9" draw:style-name="gr3" draw:text-style-name="P2" svg:width="4.41mm" svg:height="1.09mm" svg:x="190.39mm" svg:y="98.1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draw:text-style-name="P2" svg:width="4.41mm" svg:height="1.09mm" svg:x="190.45mm" svg:y="99.78mm">
            <text:p/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4.41mm" svg:height="1.09mm" svg:x="190.39mm" svg:y="273.38mm">
            <text:p/>
            <draw:enhanced-geometry svg:viewBox="0 0 21600 21600" draw:type="rectangle" draw:enhanced-path="M 0 0 L 21600 0 21600 21600 0 21600 0 0 Z N"/>
          </draw:custom-shape>
          <draw:custom-shape draw:z-index="12" draw:style-name="gr3" draw:text-style-name="P2" svg:width="4.41mm" svg:height="1.09mm" svg:x="190.45mm" svg:y="275.04mm">
            <text:p/>
            <draw:enhanced-geometry svg:viewBox="0 0 21600 21600" draw:type="rectangle" draw:enhanced-path="M 0 0 L 21600 0 21600 21600 0 21600 0 0 Z N"/>
          </draw:custom-shape>
          <draw:custom-shape draw:z-index="13" draw:style-name="gr3" draw:text-style-name="P2" svg:width="4.41mm" svg:height="1.09mm" svg:x="190.39mm" svg:y="331.8mm">
            <text:p/>
            <draw:enhanced-geometry svg:viewBox="0 0 21600 21600" draw:type="rectangle" draw:enhanced-path="M 0 0 L 21600 0 21600 21600 0 21600 0 0 Z N"/>
          </draw:custom-shape>
          <draw:custom-shape draw:z-index="14" draw:style-name="gr3" draw:text-style-name="P2" svg:width="4.41mm" svg:height="1.09mm" svg:x="190.45mm" svg:y="333.46mm">
            <text:p/>
            <draw:enhanced-geometry svg:viewBox="0 0 21600 21600" draw:type="rectangle" draw:enhanced-path="M 0 0 L 21600 0 21600 21600 0 21600 0 0 Z N"/>
          </draw:custom-shape>
          <draw:custom-shape draw:z-index="15" draw:style-name="gr3" draw:text-style-name="P2" svg:width="4.41mm" svg:height="1.09mm" svg:x="190.39mm" svg:y="419.4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4.41mm" svg:height="1.09mm" svg:x="190.45mm" svg:y="421.09mm">
            <text:p/>
            <draw:enhanced-geometry svg:viewBox="0 0 21600 21600" draw:type="rectangle" draw:enhanced-path="M 0 0 L 21600 0 21600 21600 0 21600 0 0 Z N"/>
          </draw:custom-shape>
          <draw:custom-shape draw:z-index="17" draw:style-name="gr4" draw:text-style-name="P1" svg:width="4.68mm" svg:height="3.52mm" svg:x="190.33mm" svg:y="156.0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8" draw:style-name="gr4" draw:text-style-name="P1" svg:width="4.68mm" svg:height="3.52mm" svg:x="190.33mm" svg:y="185.2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9" draw:style-name="gr4" draw:text-style-name="P1" svg:width="4.68mm" svg:height="3.52mm" svg:x="190.33mm" svg:y="19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0" draw:style-name="gr4" draw:text-style-name="P1" svg:width="4.68mm" svg:height="3.52mm" svg:x="190.33mm" svg:y="29.4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1" draw:style-name="gr4" draw:text-style-name="P1" svg:width="4.68mm" svg:height="3.52mm" svg:x="190.33mm" svg:y="48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2" draw:style-name="gr1" svg:width="4.68mm" svg:height="3.52mm" svg:x="190.33mm" svg:y="58.69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3" draw:style-name="gr4" draw:text-style-name="P1" svg:width="4.68mm" svg:height="3.52mm" svg:x="190.33mm" svg:y="78.1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4" draw:style-name="gr3" draw:text-style-name="P2" svg:width="4.41mm" svg:height="1.09mm" svg:x="190.39mm" svg:y="88.39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2" svg:width="4.41mm" svg:height="1.09mm" svg:x="190.45mm" svg:y="90.05mm">
            <text:p/>
            <draw:enhanced-geometry svg:viewBox="0 0 21600 21600" draw:type="rectangle" draw:enhanced-path="M 0 0 L 21600 0 21600 21600 0 21600 0 0 Z N"/>
          </draw:custom-shape>
          <draw:custom-shape draw:z-index="26" draw:style-name="gr4" draw:text-style-name="P1" svg:width="4.68mm" svg:height="3.52mm" svg:x="190.33mm" svg:y="107.3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7" draw:style-name="gr3" draw:text-style-name="P2" svg:width="4.41mm" svg:height="1.09mm" svg:x="190.39mm" svg:y="117.6mm">
            <text:p/>
            <draw:enhanced-geometry svg:viewBox="0 0 21600 21600" draw:type="rectangle" draw:enhanced-path="M 0 0 L 21600 0 21600 21600 0 21600 0 0 Z N"/>
          </draw:custom-shape>
          <draw:custom-shape draw:z-index="28" draw:style-name="gr3" draw:text-style-name="P2" svg:width="4.41mm" svg:height="1.09mm" svg:x="190.45mm" svg:y="119.26mm">
            <text:p/>
            <draw:enhanced-geometry svg:viewBox="0 0 21600 21600" draw:type="rectangle" draw:enhanced-path="M 0 0 L 21600 0 21600 21600 0 21600 0 0 Z N"/>
          </draw:custom-shape>
          <draw:custom-shape draw:z-index="29" draw:style-name="gr4" draw:text-style-name="P1" svg:width="4.68mm" svg:height="3.52mm" svg:x="190.33mm" svg:y="136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0" draw:style-name="gr4" draw:text-style-name="P1" svg:width="4.68mm" svg:height="3.52mm" svg:x="190.33mm" svg:y="146.3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1" draw:style-name="gr4" draw:text-style-name="P1" svg:width="4.68mm" svg:height="3.52mm" svg:x="190.33mm" svg:y="165.79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2" draw:style-name="gr1" svg:width="4.68mm" svg:height="3.52mm" svg:x="190.33mm" svg:y="175.5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3" draw:style-name="gr1" svg:width="4.68mm" svg:height="3.52mm" svg:x="190.33mm" svg:y="19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4" draw:style-name="gr4" draw:text-style-name="P1" svg:width="4.68mm" svg:height="3.52mm" svg:x="190.33mm" svg:y="204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5" draw:style-name="gr4" draw:text-style-name="P1" svg:width="4.68mm" svg:height="3.52mm" svg:x="190.33mm" svg:y="224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6" draw:style-name="gr4" draw:text-style-name="P1" svg:width="4.68mm" svg:height="3.52mm" svg:x="190.33mm" svg:y="233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7" draw:style-name="gr3" draw:text-style-name="P2" svg:width="4.41mm" svg:height="1.09mm" svg:x="190.39mm" svg:y="253.91mm">
            <text:p/>
            <draw:enhanced-geometry svg:viewBox="0 0 21600 21600" draw:type="rectangle" draw:enhanced-path="M 0 0 L 21600 0 21600 21600 0 21600 0 0 Z N"/>
          </draw:custom-shape>
          <draw:custom-shape draw:z-index="38" draw:style-name="gr3" draw:text-style-name="P2" svg:width="4.41mm" svg:height="1.09mm" svg:x="190.45mm" svg:y="255.57mm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svg:width="4.68mm" svg:height="3.52mm" svg:x="190.33mm" svg:y="263.1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0" draw:style-name="gr1" svg:width="4.68mm" svg:height="3.52mm" svg:x="190.33mm" svg:y="282.6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1" draw:style-name="gr1" svg:width="4.68mm" svg:height="3.52mm" svg:x="190.33mm" svg:y="292.3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2" draw:style-name="gr1" svg:width="4.68mm" svg:height="3.52mm" svg:x="190.33mm" svg:y="311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3" draw:style-name="gr4" draw:text-style-name="P1" svg:width="4.68mm" svg:height="3.52mm" svg:x="190.33mm" svg:y="321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4" draw:style-name="gr1" svg:width="4.68mm" svg:height="3.52mm" svg:x="190.33mm" svg:y="341.0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5" draw:style-name="gr3" draw:text-style-name="P2" svg:width="4.41mm" svg:height="1.09mm" svg:x="190.39mm" svg:y="351.28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2" svg:width="4.41mm" svg:height="1.09mm" svg:x="190.45mm" svg:y="352.94mm">
            <text:p/>
            <draw:enhanced-geometry svg:viewBox="0 0 21600 21600" draw:type="rectangle" draw:enhanced-path="M 0 0 L 21600 0 21600 21600 0 21600 0 0 Z N"/>
          </draw:custom-shape>
          <draw:custom-shape draw:z-index="47" draw:style-name="gr1" svg:width="4.68mm" svg:height="3.52mm" svg:x="190.33mm" svg:y="370.2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8" draw:style-name="gr4" draw:text-style-name="P1" svg:width="4.68mm" svg:height="3.52mm" svg:x="190.33mm" svg:y="380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9" draw:style-name="gr4" draw:text-style-name="P1" svg:width="4.68mm" svg:height="3.52mm" svg:x="190.33mm" svg:y="399.4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0" draw:style-name="gr4" draw:text-style-name="P1" svg:width="4.68mm" svg:height="3.52mm" svg:x="190.33mm" svg:y="40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1" draw:style-name="gr4" draw:text-style-name="P1" svg:width="4.68mm" svg:height="3.52mm" svg:x="190.33mm" svg:y="428.6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2" draw:style-name="gr4" draw:text-style-name="P1" svg:width="4.68mm" svg:height="3.52mm" svg:x="190.33mm" svg:y="438.4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</table:shapes>
        <table:table-column table:style-name="co15" table:default-cell-style-name="ce5"/>
        <table:table-column table:style-name="co16" table:default-cell-style-name="ce5"/>
        <table:table-column table:style-name="co3" table:number-columns-repeated="3" table:default-cell-style-name="ce5"/>
        <table:table-column table:style-name="co17" table:default-cell-style-name="ce5"/>
        <table:table-column table:style-name="co3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4" table:default-cell-style-name="ce5"/>
        <table:table-row table:style-name="ro1">
          <table:table-cell table:style-name="ce82" table:number-columns-repeated="2"/>
          <table:table-cell table:style-name="ce88" office:value-type="string" calcext:value-type="string" table:number-columns-spanned="3" table:number-rows-spanned="1">
            <text:p>Média</text:p>
          </table:table-cell>
          <table:covered-table-cell table:number-columns-repeated="2" table:style-name="ce8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3" office:value-type="string" calcext:value-type="string">
            <text:p>Métrica</text:p>
          </table:table-cell>
          <table:table-cell table:style-name="ce83" office:value-type="string" calcext:value-type="string">
            <text:p>Dimensões</text:p>
          </table:table-cell>
          <table:table-cell table:style-name="ce89" office:value-type="percentage" office:value="0.75" calcext:value-type="percentage">
            <text:p>75%</text:p>
          </table:table-cell>
          <table:table-cell table:style-name="ce89" office:value-type="percentage" office:value="0.9" calcext:value-type="percentage">
            <text:p>90%</text:p>
          </table:table-cell>
          <table:table-cell table:style-name="ce89" office:value-type="percentage" office:value="0.95" calcext:value-type="percentage">
            <text:p>95%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4" office:value-type="string" calcext:value-type="string" table:number-columns-spanned="1" table:number-rows-spanned="6">
            <text:p>CBO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CBO.L100]" office:value-type="float" office:value="2.54545454545455" calcext:value-type="float">
            <text:p>3</text:p>
          </table:table-cell>
          <table:table-cell table:style-name="ce90" table:formula="of:=[CBO.M100]" office:value-type="float" office:value="4.475" calcext:value-type="float">
            <text:p>4</text:p>
          </table:table-cell>
          <table:table-cell table:style-name="ce90" table:formula="of:=[CBO.N100]" office:value-type="float" office:value="6.55" calcext:value-type="float">
            <text:p>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CBO.L112]" office:value-type="float" office:value="2.11111111111111" calcext:value-type="float">
            <text:p>2</text:p>
          </table:table-cell>
          <table:table-cell table:style-name="ce90" table:formula="of:=[CBO.M112]" office:value-type="float" office:value="3.82727272727273" calcext:value-type="float">
            <text:p>4</text:p>
          </table:table-cell>
          <table:table-cell table:style-name="ce90" table:formula="of:=[CBO.N112]" office:value-type="float" office:value="5.83181818181818" calcext:value-type="float">
            <text:p>6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CBO.L132]" office:value-type="float" office:value="2.33333333333333" calcext:value-type="float">
            <text:p>2</text:p>
          </table:table-cell>
          <table:table-cell table:style-name="ce91" table:formula="of:=[CBO.M132]" office:value-type="float" office:value="3.81176470588235" calcext:value-type="float">
            <text:p>4</text:p>
          </table:table-cell>
          <table:table-cell table:style-name="ce91" table:formula="of:=[CBO.N132]" office:value-type="float" office:value="5.44705882352941" calcext:value-type="float">
            <text:p>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CBO.L139]" office:value-type="float" office:value="2.4" calcext:value-type="float">
            <text:p>2</text:p>
          </table:table-cell>
          <table:table-cell table:style-name="ce91" table:formula="of:=[CBO.M139]" office:value-type="float" office:value="5.16666666666667" calcext:value-type="float">
            <text:p>5</text:p>
          </table:table-cell>
          <table:table-cell table:style-name="ce91" table:formula="of:=[CBO.N139]" office:value-type="float" office:value="8.35833333333333" calcext:value-type="float">
            <text:p>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CBO.L158]" office:value-type="float" office:value="2.2" calcext:value-type="float">
            <text:p>2</text:p>
          </table:table-cell>
          <table:table-cell table:style-name="ce92" table:formula="of:=[CBO.M158]" office:value-type="float" office:value="4.425" calcext:value-type="float">
            <text:p>4</text:p>
          </table:table-cell>
          <table:table-cell table:style-name="ce92" table:formula="of:=[CBO.N158]" office:value-type="float" office:value="6.4125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CBO.L166]" office:value-type="float" office:value="2.8" calcext:value-type="float">
            <text:p>3</text:p>
          </table:table-cell>
          <table:table-cell table:style-name="ce92" table:formula="of:=[CBO.M166]" office:value-type="float" office:value="3.57142857142857" calcext:value-type="float">
            <text:p>4</text:p>
          </table:table-cell>
          <table:table-cell table:style-name="ce92" table:formula="of:=[CBO.N166]" office:value-type="float" office:value="5.73571428571428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COM4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COM4.L99]" office:value-type="float" office:value="3.60416666666667" calcext:value-type="float">
            <text:p>4</text:p>
          </table:table-cell>
          <table:table-cell table:style-name="ce90" table:formula="of:=[LCOM4.M99]" office:value-type="float" office:value="7.00833333333334" calcext:value-type="float">
            <text:p>7</text:p>
          </table:table-cell>
          <table:table-cell table:style-name="ce90" table:formula="of:=[LCOM4.N99]" office:value-type="float" office:value="11.7708333333333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COM4.L111]" office:value-type="float" office:value="3.54545454545455" calcext:value-type="float">
            <text:p>4</text:p>
          </table:table-cell>
          <table:table-cell table:style-name="ce90" table:formula="of:=[LCOM4.M111]" office:value-type="float" office:value="7.68181818181818" calcext:value-type="float">
            <text:p>8</text:p>
          </table:table-cell>
          <table:table-cell table:style-name="ce90" table:formula="of:=[LCOM4.N111]" office:value-type="float" office:value="11.6363636363636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COM4.L131]" office:value-type="float" office:value="3.54411764705882" calcext:value-type="float">
            <text:p>4</text:p>
          </table:table-cell>
          <table:table-cell table:style-name="ce91" table:formula="of:=[LCOM4.M131]" office:value-type="float" office:value="7.55294117647059" calcext:value-type="float">
            <text:p>8</text:p>
          </table:table-cell>
          <table:table-cell table:style-name="ce91" table:formula="of:=[LCOM4.N131]" office:value-type="float" office:value="11.8352941176471" calcext:value-type="float">
            <text:p>1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COM4.L138]" office:value-type="float" office:value="3.66666666666667" calcext:value-type="float">
            <text:p>4</text:p>
          </table:table-cell>
          <table:table-cell table:style-name="ce91" table:formula="of:=[LCOM4.M138]" office:value-type="float" office:value="6.7" calcext:value-type="float">
            <text:p>7</text:p>
          </table:table-cell>
          <table:table-cell table:style-name="ce91" table:formula="of:=[LCOM4.N138]" office:value-type="float" office:value="11.3416666666666" calcext:value-type="float">
            <text:p>11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COM4.L157]" office:value-type="float" office:value="3.390625" calcext:value-type="float">
            <text:p>3</text:p>
          </table:table-cell>
          <table:table-cell table:style-name="ce92" table:formula="of:=[LCOM4.M157]" office:value-type="float" office:value="6.25625" calcext:value-type="float">
            <text:p>6</text:p>
          </table:table-cell>
          <table:table-cell table:style-name="ce92" table:formula="of:=[LCOM4.N157]" office:value-type="float" office:value="9.90625" calcext:value-type="float">
            <text:p>10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COM4.L165]" office:value-type="float" office:value="4" calcext:value-type="float">
            <text:p>4</text:p>
          </table:table-cell>
          <table:table-cell table:style-name="ce92" table:formula="of:=[LCOM4.M165]" office:value-type="float" office:value="9.78571428571429" calcext:value-type="float">
            <text:p>10</text:p>
          </table:table-cell>
          <table:table-cell table:style-name="ce92" table:formula="of:=[LCOM4.N165]" office:value-type="float" office:value="15.8214285714285" calcext:value-type="float">
            <text:p>1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O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OC.L99]" office:value-type="float" office:value="69.3333333333333" calcext:value-type="float">
            <text:p>69</text:p>
          </table:table-cell>
          <table:table-cell table:style-name="ce90" table:formula="of:=[LOC.M99]" office:value-type="float" office:value="176.25" calcext:value-type="float">
            <text:p>176</text:p>
          </table:table-cell>
          <table:table-cell table:style-name="ce90" table:formula="of:=[LOC.N99]" office:value-type="float" office:value="335.4375" calcext:value-type="float">
            <text:p>335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OC.L111]" office:value-type="float" office:value="51.75" calcext:value-type="float">
            <text:p>52</text:p>
          </table:table-cell>
          <table:table-cell table:style-name="ce90" table:formula="of:=[LOC.M111]" office:value-type="float" office:value="149.327272727273" calcext:value-type="float">
            <text:p>149</text:p>
          </table:table-cell>
          <table:table-cell table:style-name="ce90" table:formula="of:=[LOC.N111]" office:value-type="float" office:value="286.872727272727" calcext:value-type="float">
            <text:p>28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OC.L131]" office:value-type="float" office:value="59.4411764705882" calcext:value-type="float">
            <text:p>59</text:p>
          </table:table-cell>
          <table:table-cell table:style-name="ce91" table:formula="of:=[LOC.M131]" office:value-type="float" office:value="154.670588235294" calcext:value-type="float">
            <text:p>155</text:p>
          </table:table-cell>
          <table:table-cell table:style-name="ce91" table:formula="of:=[LOC.N131]" office:value-type="float" office:value="282.067647058823" calcext:value-type="float">
            <text:p>28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OC.L138]" office:value-type="float" office:value="65.125" calcext:value-type="float">
            <text:p>65</text:p>
          </table:table-cell>
          <table:table-cell table:style-name="ce91" table:formula="of:=[LOC.M138]" office:value-type="float" office:value="188.033333333333" calcext:value-type="float">
            <text:p>188</text:p>
          </table:table-cell>
          <table:table-cell table:style-name="ce91" table:formula="of:=[LOC.N138]" office:value-type="float" office:value="397.616666666666" calcext:value-type="float">
            <text:p>39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OC.L157]" office:value-type="float" office:value="63.671875" calcext:value-type="float">
            <text:p>64</text:p>
          </table:table-cell>
          <table:table-cell table:style-name="ce92" table:formula="of:=[LOC.M157]" office:value-type="float" office:value="151.00625" calcext:value-type="float">
            <text:p>151</text:p>
          </table:table-cell>
          <table:table-cell table:style-name="ce92" table:formula="of:=[LOC.N157]" office:value-type="float" office:value="281.3125" calcext:value-type="float">
            <text:p>281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OC.L165]" office:value-type="float" office:value="54.6428571428571" calcext:value-type="float">
            <text:p>55</text:p>
          </table:table-cell>
          <table:table-cell table:style-name="ce92" table:formula="of:=[LOC.M165]" office:value-type="float" office:value="191.642857142857" calcext:value-type="float">
            <text:p>192</text:p>
          </table:table-cell>
          <table:table-cell table:style-name="ce92" table:formula="of:=[LOC.N165]" office:value-type="float" office:value="382.835714285714" calcext:value-type="float">
            <text:p>383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S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SC.L99]" office:value-type="float" office:value="6.65909090909091" calcext:value-type="float">
            <text:p>7</text:p>
          </table:table-cell>
          <table:table-cell table:style-name="ce90" table:formula="of:=[SC.M99]" office:value-type="float" office:value="14.7916666666667" calcext:value-type="float">
            <text:p>15</text:p>
          </table:table-cell>
          <table:table-cell table:style-name="ce90" table:formula="of:=[SC.N99]" office:value-type="float" office:value="27.2875" calcext:value-type="float">
            <text:p>2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SC.L111]" office:value-type="float" office:value="5.5" calcext:value-type="float">
            <text:p>6</text:p>
          </table:table-cell>
          <table:table-cell table:style-name="ce90" table:formula="of:=[SC.M111]" office:value-type="float" office:value="14.0272727272727" calcext:value-type="float">
            <text:p>14</text:p>
          </table:table-cell>
          <table:table-cell table:style-name="ce90" table:formula="of:=[SC.N111]" office:value-type="float" office:value="32.1636363636364" calcext:value-type="float">
            <text:p>3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SC.L131]" office:value-type="float" office:value="6.05" calcext:value-type="float">
            <text:p>6</text:p>
          </table:table-cell>
          <table:table-cell table:style-name="ce91" table:formula="of:=[SC.M131]" office:value-type="float" office:value="13.0235294117647" calcext:value-type="float">
            <text:p>13</text:p>
          </table:table-cell>
          <table:table-cell table:style-name="ce91" table:formula="of:=[SC.N131]" office:value-type="float" office:value="25.0794117647059" calcext:value-type="float">
            <text:p>2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SC.L138]" office:value-type="float" office:value="6.4" calcext:value-type="float">
            <text:p>6</text:p>
          </table:table-cell>
          <table:table-cell table:style-name="ce91" table:formula="of:=[SC.M138]" office:value-type="float" office:value="18.4" calcext:value-type="float">
            <text:p>18</text:p>
          </table:table-cell>
          <table:table-cell table:style-name="ce91" table:formula="of:=[SC.N138]" office:value-type="float" office:value="42.4833333333333" calcext:value-type="float">
            <text:p>4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SC.L157]" office:value-type="float" office:value="5.18333333333333" calcext:value-type="float">
            <text:p>5</text:p>
          </table:table-cell>
          <table:table-cell table:style-name="ce92" table:formula="of:=[SC.M157]" office:value-type="float" office:value="12.91875" calcext:value-type="float">
            <text:p>13</text:p>
          </table:table-cell>
          <table:table-cell table:style-name="ce92" table:formula="of:=[SC.N157]" office:value-type="float" office:value="25.56875" calcext:value-type="float">
            <text:p>2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SC.L165]" office:value-type="float" office:value="9" calcext:value-type="float">
            <text:p>9</text:p>
          </table:table-cell>
          <table:table-cell table:style-name="ce92" table:formula="of:=[SC.M165]" office:value-type="float" office:value="17.8714285714286" calcext:value-type="float">
            <text:p>18</text:p>
          </table:table-cell>
          <table:table-cell table:style-name="ce92" table:formula="of:=[SC.N165]" office:value-type="float" office:value="38.8785714285714" calcext:value-type="float">
            <text:p>39</text:p>
          </table:table-cell>
          <table:table-cell table:style-name="ce92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4" table:number-rows-repeated="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GE_COST" table:style-name="ta1">
        <table:shapes>
          <draw:frame draw:z-index="0" draw:style-name="gr5" draw:text-style-name="P3" svg:width="209.33mm" svg:height="117.74mm" svg:x="136.31mm" svg:y="1mm">
            <loext:p draw:notify-on-update-of-ranges="CHANGE_COST.A2:CHANGE_COST.A12 CHANGE_COST.E1:CHANGE_COST.E1 CHANGE_COST.E2:CHANGE_COST.E12 CHANGE_COST.F1:CHANGE_COST.F1 CHANGE_COST.F2:CHANGE_COST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ce93"/>
        <table:table-column table:style-name="co21" table:default-cell-style-name="ce17"/>
        <table:table-column table:style-name="co22" table:default-cell-style-name="ce39"/>
        <table:table-column table:style-name="co23" table:default-cell-style-name="ce105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7" office:value-type="string" calcext:value-type="string">
            <text:p><text:s/>Nome da ferramenta</text:p>
          </table:table-cell>
          <table:table-cell office:value-type="string" calcext:value-type="string">
            <text:p>Nº CLASSES</text:p>
          </table:table-cell>
          <table:table-cell table:style-name="ce36" office:value-type="string" calcext:value-type="string">
            <text:p>SC 75%</text:p>
          </table:table-cell>
          <table:table-cell table:style-name="ce17" office:value-type="string" calcext:value-type="string">
            <text:p>CHANGE COST</text:p>
          </table:table-cell>
          <table:table-cell office:value-type="string" calcext:value-type="string">
            <text:p>CHANGE COST * 1000</text:p>
          </table:table-cell>
          <table:table-cell office:value-type="string" calcext:value-type="string">
            <text:p>SC 75% * 100</text:p>
          </table:table-cell>
        </table:table-row>
        <table:table-row table:style-name="ro3">
          <table:table-cell office:value-type="string" calcext:value-type="string">
            <text:p><text:s/>Closure Compiler <text:s text:c="8"/></text:p>
          </table:table-cell>
          <table:table-cell table:style-name="ce94"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table:formula="of:=[.D2]*10000" office:value-type="float" office:value="400" calcext:value-type="float">
            <text:p>400</text:p>
          </table:table-cell>
          <table:table-cell table:formula="of:=[.C2]*100"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<text:s/>FindBugs <text:s text:c="16"/></text:p>
          </table:table-cell>
          <table:table-cell table:style-name="ce95"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3]*10000" office:value-type="float" office:value="700" calcext:value-type="float">
            <text:p>700</text:p>
          </table:table-cell>
          <table:table-cell table:formula="of:=[.C3]*100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s/>Indus <text:s text:c="18"/></text:p>
          </table:table-cell>
          <table:table-cell table:style-name="ce96"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[.D4]*10000" office:value-type="float" office:value="200" calcext:value-type="float">
            <text:p>200</text:p>
          </table:table-cell>
          <table:table-cell table:formula="of:=[.C4]*100"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<text:s/>InputTracer <text:s text:c="12"/></text:p>
          </table:table-cell>
          <table:table-cell table:style-name="ce97"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[.D5]*10000" office:value-type="float" office:value="2300" calcext:value-type="float">
            <text:p>2300</text:p>
          </table:table-cell>
          <table:table-cell table:formula="of:=[.C5]*100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<text:s/>Kiasan/Bogor <text:s text:c="11"/></text:p>
          </table:table-cell>
          <table:table-cell table:style-name="ce98"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6]*10000" office:value-type="float" office:value="700" calcext:value-type="float">
            <text:p>700</text:p>
          </table:table-cell>
          <table:table-cell table:formula="of:=[.C6]*100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s/>Lotrack <text:s text:c="16"/></text:p>
          </table:table-cell>
          <table:table-cell table:style-name="ce99"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  <table:table-cell table:formula="of:=[.D7]*10000" office:value-type="float" office:value="300" calcext:value-type="float">
            <text:p>300</text:p>
          </table:table-cell>
          <table:table-cell table:formula="of:=[.C7]*100" office:value-type="float" office:value="700" calcext:value-type="float">
            <text:p>700</text:p>
          </table:table-cell>
        </table:table-row>
        <table:table-row table:style-name="ro3">
          <table:table-cell office:value-type="string" calcext:value-type="string">
            <text:p><text:s/>PMD <text:s text:c="21"/></text:p>
          </table:table-cell>
          <table:table-cell table:style-name="ce100"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formula="of:=[.D8]*10000" office:value-type="float" office:value="200" calcext:value-type="float">
            <text:p>200</text:p>
          </table:table-cell>
          <table:table-cell table:formula="of:=[.C8]*100"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<text:s/>PtYasm <text:s text:c="17"/></text:p>
          </table:table-cell>
          <table:table-cell table:style-name="ce101"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table:formula="of:=[.D9]*10000" office:value-type="float" office:value="200" calcext:value-type="float">
            <text:p>200</text:p>
          </table:table-cell>
          <table:table-cell table:formula="of:=[.C9]*100" office:value-type="float" office:value="1050" calcext:value-type="float">
            <text:p>1050</text:p>
          </table:table-cell>
        </table:table-row>
        <table:table-row table:style-name="ro3">
          <table:table-cell office:value-type="string" calcext:value-type="string">
            <text:p><text:s/>Splint <text:s text:c="18"/></text:p>
          </table:table-cell>
          <table:table-cell table:style-name="ce102"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0</text:p>
          </table:table-cell>
          <table:table-cell table:formula="of:=[.D10]*10000" office:value-type="float" office:value="2000" calcext:value-type="float">
            <text:p>2000</text:p>
          </table:table-cell>
          <table:table-cell table:formula="of:=[.C10]*100" office:value-type="float" office:value="2400" calcext:value-type="float">
            <text:p>2400</text:p>
          </table:table-cell>
        </table:table-row>
        <table:table-row table:style-name="ro3">
          <table:table-cell office:value-type="string" calcext:value-type="string">
            <text:p><text:s/>srcML <text:s text:c="18"/></text:p>
          </table:table-cell>
          <table:table-cell table:style-name="ce103"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formula="of:=[.D11]*10000" office:value-type="float" office:value="300" calcext:value-type="float">
            <text:p>300</text:p>
          </table:table-cell>
          <table:table-cell table:formula="of:=[.C11]*100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<text:s/>WALA <text:s text:c="19"/></text:p>
          </table:table-cell>
          <table:table-cell table:style-name="ce104"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table:formula="of:=[.D12]*10000" office:value-type="float" office:value="200" calcext:value-type="float">
            <text:p>200</text:p>
          </table:table-cell>
          <table:table-cell table:formula="of:=[.C12]*100" office:value-type="float" office:value="700" calcext:value-type="float">
            <text:p>700</text:p>
          </table:table-cell>
        </table:table-row>
        <calcext:conditional-formats>
          <calcext:conditional-format calcext:target-range-address="CHANGE_COST.B2:CHANGE_COST.B2">
            <calcext:condition calcext:apply-style-name="fonte vermelha" calcext:value="&lt;100" calcext:base-cell-address="CHANGE_COST.B2"/>
          </calcext:conditional-format>
          <calcext:conditional-format calcext:target-range-address="CHANGE_COST.B3:CHANGE_COST.B3">
            <calcext:condition calcext:apply-style-name="fonte vermelha" calcext:value="&lt;100" calcext:base-cell-address="CHANGE_COST.B3"/>
          </calcext:conditional-format>
          <calcext:conditional-format calcext:target-range-address="CHANGE_COST.B4:CHANGE_COST.B4">
            <calcext:condition calcext:apply-style-name="fonte vermelha" calcext:value="&lt;100" calcext:base-cell-address="CHANGE_COST.B4"/>
          </calcext:conditional-format>
          <calcext:conditional-format calcext:target-range-address="CHANGE_COST.B5:CHANGE_COST.B5">
            <calcext:condition calcext:apply-style-name="fonte vermelha" calcext:value="&lt;100" calcext:base-cell-address="CHANGE_COST.B5"/>
          </calcext:conditional-format>
          <calcext:conditional-format calcext:target-range-address="CHANGE_COST.B6:CHANGE_COST.B6">
            <calcext:condition calcext:apply-style-name="fonte vermelha" calcext:value="&lt;100" calcext:base-cell-address="CHANGE_COST.B6"/>
          </calcext:conditional-format>
          <calcext:conditional-format calcext:target-range-address="CHANGE_COST.B7:CHANGE_COST.B7">
            <calcext:condition calcext:apply-style-name="fonte vermelha" calcext:value="&lt;100" calcext:base-cell-address="CHANGE_COST.B7"/>
          </calcext:conditional-format>
          <calcext:conditional-format calcext:target-range-address="CHANGE_COST.B8:CHANGE_COST.B8">
            <calcext:condition calcext:apply-style-name="fonte vermelha" calcext:value="&lt;100" calcext:base-cell-address="CHANGE_COST.B8"/>
          </calcext:conditional-format>
          <calcext:conditional-format calcext:target-range-address="CHANGE_COST.B9:CHANGE_COST.B9">
            <calcext:condition calcext:apply-style-name="fonte vermelha" calcext:value="&lt;100" calcext:base-cell-address="CHANGE_COST.B9"/>
          </calcext:conditional-format>
          <calcext:conditional-format calcext:target-range-address="CHANGE_COST.B10:CHANGE_COST.B10">
            <calcext:condition calcext:apply-style-name="fonte vermelha" calcext:value="&lt;100" calcext:base-cell-address="CHANGE_COST.B10"/>
          </calcext:conditional-format>
          <calcext:conditional-format calcext:target-range-address="CHANGE_COST.B11:CHANGE_COST.B11">
            <calcext:condition calcext:apply-style-name="fonte vermelha" calcext:value="&lt;100" calcext:base-cell-address="CHANGE_COST.B11"/>
          </calcext:conditional-format>
          <calcext:conditional-format calcext:target-range-address="CHANGE_COST.B12:CHANGE_COST.B12">
            <calcext:condition calcext:apply-style-name="fonte vermelha" calcext:value="&lt;100" calcext:base-cell-address="CHANGE_COST.B12"/>
          </calcext:conditional-format>
        </calcext:conditional-formats>
      </table:table>
      <table:table table:name="closure-compiler" table:style-name="ta1">
        <office:forms form:automatic-focus="false" form:apply-design-mode="false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number-columns-repeated="3" table:default-cell-style-name="ce107"/>
        <table:table-column table:style-name="co3" table:default-cell-style-name="ce107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office:forms form:automatic-focus="false" form:apply-design-mode="false"/>
        <table:table-column table:style-name="co30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number-columns-repeated="3" table:default-cell-style-name="ce107"/>
        <table:table-column table:style-name="co3" table:number-columns-repeated="2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  <table:table-cell/>
        </table:table-row>
        <table:table-row table:style-name="ro4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4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4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4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4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4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4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4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4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office:forms form:automatic-focus="false" form:apply-design-mode="false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number-columns-repeated="3" table:default-cell-style-name="ce107"/>
        <table:table-column table:style-name="co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office:forms form:automatic-focus="false" form:apply-design-mode="false"/>
        <table:table-column table:style-name="co35" table:default-cell-style-name="ce107"/>
        <table:table-column table:style-name="co36" table:default-cell-style-name="ce107"/>
        <table:table-column table:style-name="co28" table:default-cell-style-name="ce107"/>
        <table:table-column table:style-name="co29" table:number-columns-repeated="3" table:default-cell-style-name="ce107"/>
        <table:table-column table:style-name="co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office:forms form:automatic-focus="false" form:apply-design-mode="false"/>
        <table:shapes>
          <draw:frame draw:z-index="0" draw:name="closure-compiler" draw:style-name="gr5" draw:text-style-name="P3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5" draw:text-style-name="P3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5" draw:text-style-name="P3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5" draw:text-style-name="P3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Planilha13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" table:number-columns-repeated="2" table:default-cell-style-name="Default"/>
        <table:table-row table:style-name="ro4">
          <table:table-cell table:style-name="ce108" office:value-type="string" calcext:value-type="string">
            <text:p>tool</text:p>
          </table:table-cell>
          <table:table-cell table:style-name="ce108" office:value-type="string" calcext:value-type="string">
            <text:p><text:s/>release</text:p>
          </table:table-cell>
          <table:table-cell table:style-name="ce108" office:value-type="string" calcext:value-type="string">
            <text:p><text:s/>total_modules</text:p>
          </table:table-cell>
          <table:table-cell table:style-name="ce108" office:value-type="string" calcext:value-type="string">
            <text:p><text:s/>change_cost</text:p>
          </table:table-cell>
          <table:table-cell table:style-name="ce108" office:value-type="string" calcext:value-type="string">
            <text:p><text:s/>sc_75</text:p>
          </table:table-cell>
          <table:table-cell table:style-name="ce108" office:value-type="string" calcext:value-type="string">
            <text:p><text:s/>sc_90</text:p>
          </table:table-cell>
          <table:table-cell table:style-name="ce108" office:value-type="string" calcext:value-type="string">
            <text:p><text:s/>sc_9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rats</text:p>
          </table:table-cell>
          <table:table-cell table:style-name="ce109" office:value-type="string" calcext:value-type="string">
            <text:p><text:s/>rats-2.4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21" calcext:value-type="float">
            <text:p>0,21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</table:table-row>
        <table:table-row table:style-name="ro4">
          <table:table-cell table:style-name="ce109" office:value-type="string" calcext:value-type="string">
            <text:p>uno</text:p>
          </table:table-cell>
          <table:table-cell table:style-name="ce109" office:value-type="string" calcext:value-type="string">
            <text:p><text:s/>uno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42" calcext:value-type="float">
            <text:p>0,4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4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4">
          <table:table-cell table:style-name="ce110" office:value-type="string" calcext:value-type="string">
            <text:p>accessanalysis</text:p>
          </table:table-cell>
          <table:table-cell table:style-name="ce110" office:value-type="string" calcext:value-type="string">
            <text:p><text:s/>AccessAnalysis-1.2-src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0" office:value-type="string" calcext:value-type="string">
            <text:p>findsecuritybugs</text:p>
          </table:table-cell>
          <table:table-cell table:style-name="ce110" office:value-type="string" calcext:value-type="string">
            <text:p><text:s/>findsecbugs-plugin-1.4.5-sources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3" calcext:value-type="float">
            <text:p>0,03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reassert</text:p>
          </table:table-cell>
          <table:table-cell table:style-name="ce111" office:value-type="string" calcext:value-type="string">
            <text:p><text:s/>ReAssert_0.4.1</text:p>
          </table:table-cell>
          <table:table-cell table:style-name="ce111" office:value-type="float" office:value="169" calcext:value-type="float">
            <text:p>169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11" office:value-type="string" calcext:value-type="string">
            <text:p>jflow</text:p>
          </table:table-cell>
          <table:table-cell table:style-name="ce111" office:value-type="string" calcext:value-type="string">
            <text:p><text:s/>vazexqi-JFlow-7cd7eaf</text:p>
          </table:table-cell>
          <table:table-cell table:style-name="ce111" office:value-type="float" office:value="177" calcext:value-type="float">
            <text:p>177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112" office:value-type="string" calcext:value-type="string">
            <text:p>pixy</text:p>
          </table:table-cell>
          <table:table-cell table:style-name="ce112" office:value-type="string" calcext:value-type="string">
            <text:p><text:s/>pixy-master</text:p>
          </table:table-cell>
          <table:table-cell table:style-name="ce112" office:value-type="float" office:value="229" calcext:value-type="float">
            <text:p>229</text:p>
          </table:table-cell>
          <table:table-cell table:style-name="ce112" office:value-type="float" office:value="0.1" calcext:value-type="float">
            <text:p>0,1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13" office:value-type="string" calcext:value-type="string">
            <text:p>mpanalyzer</text:p>
          </table:table-cell>
          <table:table-cell table:style-name="ce113" office:value-type="string" calcext:value-type="string">
            <text:p><text:s/>MPAnalyzer-master</text:p>
          </table:table-cell>
          <table:table-cell table:style-name="ce113" office:value-type="float" office:value="240" calcext:value-type="float">
            <text:p>240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3" office:value-type="string" calcext:value-type="string">
            <text:p>ejb</text:p>
          </table:table-cell>
          <table:table-cell table:style-name="ce113" office:value-type="string" calcext:value-type="string">
            <text:p><text:s/>EJB</text:p>
          </table:table-cell>
          <table:table-cell table:style-name="ce113" office:value-type="float" office:value="244" calcext:value-type="float">
            <text:p>244</text:p>
          </table:table-cell>
          <table:table-cell table:style-name="ce113" office:value-type="float" office:value="0.14" calcext:value-type="float">
            <text:p>0,14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style-name="ce114" office:value-type="string" calcext:value-type="string">
            <text:p>cppcheck</text:p>
          </table:table-cell>
          <table:table-cell table:style-name="ce114" office:value-type="string" calcext:value-type="string">
            <text:p><text:s/>cppcheck-1.72</text:p>
          </table:table-cell>
          <table:table-cell table:style-name="ce114" office:value-type="float" office:value="338" calcext:value-type="float">
            <text:p>338</text:p>
          </table:table-cell>
          <table:table-cell table:style-name="ce114" office:value-type="float" office:value="0.07" calcext:value-type="float">
            <text:p>0,07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</table:table-row>
        <table:table-row table:style-name="ro4">
          <table:table-cell table:style-name="ce114" office:value-type="string" calcext:value-type="string">
            <text:p>wap</text:p>
          </table:table-cell>
          <table:table-cell table:style-name="ce114" office:value-type="string" calcext:value-type="string">
            <text:p><text:s/>wap-2.1</text:p>
          </table:table-cell>
          <table:table-cell table:style-name="ce114" office:value-type="float" office:value="338" calcext:value-type="float">
            <text:p>338</text:p>
          </table:table-cell>
          <table:table-cell table:style-name="ce114" office:value-type="float" office:value="0.24" calcext:value-type="float">
            <text:p>0,24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indus</text:p>
          </table:table-cell>
          <table:table-cell table:style-name="ce111" office:value-type="string" calcext:value-type="string">
            <text:p><text:s/>indus</text:p>
          </table:table-cell>
          <table:table-cell table:style-name="ce111" office:value-type="float" office:value="524" calcext:value-type="float">
            <text:p>524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style-name="ce11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1" office:value-type="string" calcext:value-type="string">
            <text:p>bogor</text:p>
          </table:table-cell>
          <table:table-cell table:style-name="ce111" office:value-type="string" calcext:value-type="string">
            <text:p><text:s/>bogor-core</text:p>
          </table:table-cell>
          <table:table-cell table:style-name="ce111" office:value-type="float" office:value="545" calcext:value-type="float">
            <text:p>545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table:style-name="ce115" office:value-type="string" calcext:value-type="string">
            <text:p>pmd</text:p>
          </table:table-cell>
          <table:table-cell table:style-name="ce115" office:value-type="string" calcext:value-type="string">
            <text:p><text:s/>pmd-src-4.3</text:p>
          </table:table-cell>
          <table:table-cell table:style-name="ce115" office:value-type="float" office:value="852" calcext:value-type="float">
            <text:p>852</text:p>
          </table:table-cell>
          <table:table-cell table:style-name="ce115" office:value-type="float" office:value="0.06" calcext:value-type="float">
            <text:p>0,06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</table:table-row>
        <table:table-row table:style-name="ro4">
          <table:table-cell table:style-name="ce111" office:value-type="string" calcext:value-type="string">
            <text:p>srcml</text:p>
          </table:table-cell>
          <table:table-cell table:style-name="ce111" office:value-type="string" calcext:value-type="string">
            <text:p><text:s/>srcML-src</text:p>
          </table:table-cell>
          <table:table-cell table:style-name="ce111" office:value-type="float" office:value="871" calcext:value-type="float">
            <text:p>871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</table:table-row>
        <table:table-row table:style-name="ro4">
          <table:table-cell table:style-name="ce111" office:value-type="string" calcext:value-type="string">
            <text:p>ptyasm</text:p>
          </table:table-cell>
          <table:table-cell table:style-name="ce111" office:value-type="string" calcext:value-type="string">
            <text:p><text:s/>ptyasm</text:p>
          </table:table-cell>
          <table:table-cell table:style-name="ce111" office:value-type="float" office:value="883" calcext:value-type="float">
            <text:p>883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6" office:value-type="string" calcext:value-type="string">
            <text:p>pmd</text:p>
          </table:table-cell>
          <table:table-cell table:style-name="ce116" office:value-type="string" calcext:value-type="string">
            <text:p><text:s/>pmd-src-5.0.0</text:p>
          </table:table-cell>
          <table:table-cell table:style-name="ce116" office:value-type="float" office:value="1043" calcext:value-type="float">
            <text:p>1043</text:p>
          </table:table-cell>
          <table:table-cell table:style-name="ce116" office:value-type="float" office:value="0.03" calcext:value-type="float">
            <text:p>0,03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6" office:value-type="string" calcext:value-type="string">
            <text:p>findbugs</text:p>
          </table:table-cell>
          <table:table-cell table:style-name="ce116" office:value-type="string" calcext:value-type="string">
            <text:p><text:s/>findbugs-1.2.1-source</text:p>
          </table:table-cell>
          <table:table-cell table:style-name="ce116" office:value-type="float" office:value="1044" calcext:value-type="float">
            <text:p>1044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</table:table-row>
        <table:table-row table:style-name="ro4">
          <table:table-cell table:style-name="ce117" office:value-type="string" calcext:value-type="string">
            <text:p>pmd</text:p>
          </table:table-cell>
          <table:table-cell table:style-name="ce117" office:value-type="string" calcext:value-type="string">
            <text:p><text:s/>pmd-src-5.0.4</text:p>
          </table:table-cell>
          <table:table-cell table:style-name="ce117" office:value-type="float" office:value="1052" calcext:value-type="float">
            <text:p>1052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14" office:value-type="string" calcext:value-type="string">
            <text:p>findbugs</text:p>
          </table:table-cell>
          <table:table-cell table:style-name="ce114" office:value-type="string" calcext:value-type="string">
            <text:p><text:s/>findbugs-1.3.4-source</text:p>
          </table:table-cell>
          <table:table-cell table:style-name="ce114" office:value-type="float" office:value="1216" calcext:value-type="float">
            <text:p>1216</text:p>
          </table:table-cell>
          <table:table-cell table:style-name="ce114" office:value-type="float" office:value="0.06" calcext:value-type="float">
            <text:p>0,0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</table:table-row>
        <table:table-row table:style-name="ro4">
          <table:table-cell table:style-name="ce114" office:value-type="string" calcext:value-type="string">
            <text:p>wala</text:p>
          </table:table-cell>
          <table:table-cell table:style-name="ce114" office:value-type="string" calcext:value-type="string">
            <text:p><text:s/>wala-code-4607-tags-R_1.0</text:p>
          </table:table-cell>
          <table:table-cell table:style-name="ce114" office:value-type="float" office:value="1223" calcext:value-type="float">
            <text:p>1223</text:p>
          </table:table-cell>
          <table:table-cell table:style-name="ce114" office:value-type="float" office:value="0.02" calcext:value-type="float">
            <text:p>0,02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4">
          <table:table-cell table:style-name="ce118" office:value-type="string" calcext:value-type="string">
            <text:p>pmd</text:p>
          </table:table-cell>
          <table:table-cell table:style-name="ce118" office:value-type="string" calcext:value-type="string">
            <text:p><text:s/>pmd-src-5.1.0</text:p>
          </table:table-cell>
          <table:table-cell table:style-name="ce118" office:value-type="float" office:value="1238" calcext:value-type="float">
            <text:p>1238</text:p>
          </table:table-cell>
          <table:table-cell table:style-name="ce118" office:value-type="float" office:value="0.02" calcext:value-type="float">
            <text:p>0,02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1.3</text:p>
          </table:table-cell>
          <table:table-cell table:style-name="ce110" office:value-type="float" office:value="1254" calcext:value-type="float">
            <text:p>1254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0" office:value-type="string" calcext:value-type="string">
            <text:p>findbugs</text:p>
          </table:table-cell>
          <table:table-cell table:style-name="ce110" office:value-type="string" calcext:value-type="string">
            <text:p><text:s/>findbugs-1.3.5-source</text:p>
          </table:table-cell>
          <table:table-cell table:style-name="ce110" office:value-type="float" office:value="1257" calcext:value-type="float">
            <text:p>1257</text:p>
          </table:table-cell>
          <table:table-cell table:style-name="ce110" office:value-type="float" office:value="0.05" calcext:value-type="float">
            <text:p>0,05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19" office:value-type="string" calcext:value-type="string">
            <text:p>findbugs</text:p>
          </table:table-cell>
          <table:table-cell table:style-name="ce119" office:value-type="string" calcext:value-type="string">
            <text:p><text:s/>findbugs-1.3.8-source</text:p>
          </table:table-cell>
          <table:table-cell table:style-name="ce119" office:value-type="float" office:value="1275" calcext:value-type="float">
            <text:p>1275</text:p>
          </table:table-cell>
          <table:table-cell table:style-name="ce119" office:value-type="float" office:value="0.05" calcext:value-type="float">
            <text:p>0,05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</text:p>
          </table:table-cell>
        </table:table-row>
        <table:table-row table:style-name="ro4">
          <table:table-cell table:style-name="ce119" office:value-type="string" calcext:value-type="string">
            <text:p>pmd</text:p>
          </table:table-cell>
          <table:table-cell table:style-name="ce119" office:value-type="string" calcext:value-type="string">
            <text:p><text:s/>pmd-src-5.2.0</text:p>
          </table:table-cell>
          <table:table-cell table:style-name="ce119" office:value-type="float" office:value="1295" calcext:value-type="float">
            <text:p>1295</text:p>
          </table:table-cell>
          <table:table-cell table:style-name="ce119" office:value-type="float" office:value="0.02" calcext:value-type="float">
            <text:p>0,0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120" office:value-type="string" calcext:value-type="string">
            <text:p>pmd</text:p>
          </table:table-cell>
          <table:table-cell table:style-name="ce120" office:value-type="string" calcext:value-type="string">
            <text:p><text:s/>pmd-src-5.4.0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</table:table-row>
        <table:table-row table:style-name="ro4">
          <table:table-cell table:style-name="ce120" office:value-type="string" calcext:value-type="string">
            <text:p>pmd</text:p>
          </table:table-cell>
          <table:table-cell table:style-name="ce120" office:value-type="string" calcext:value-type="string">
            <text:p><text:s/>pmd-src-5.3.0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0" office:value-type="float" office:value="0.01" calcext:value-type="float">
            <text:p>0,01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1" office:value-type="string" calcext:value-type="string">
            <text:p>pmd</text:p>
          </table:table-cell>
          <table:table-cell table:style-name="ce121" office:value-type="string" calcext:value-type="string">
            <text:p><text:s/>pmd-src-5.3.3</text:p>
          </table:table-cell>
          <table:table-cell table:style-name="ce121" office:value-type="float" office:value="1342" calcext:value-type="float">
            <text:p>1342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121" office:value-type="string" calcext:value-type="string">
            <text:p>findbugs</text:p>
          </table:table-cell>
          <table:table-cell table:style-name="ce121" office:value-type="string" calcext:value-type="string">
            <text:p><text:s/>findbugs-1.3.9-source</text:p>
          </table:table-cell>
          <table:table-cell table:style-name="ce121" office:value-type="float" office:value="1354" calcext:value-type="float">
            <text:p>1354</text:p>
          </table:table-cell>
          <table:table-cell table:style-name="ce121" office:value-type="float" office:value="0.06" calcext:value-type="float">
            <text:p>0,06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4.2</text:p>
          </table:table-cell>
          <table:table-cell table:style-name="ce111" office:value-type="float" office:value="1366" calcext:value-type="float">
            <text:p>1366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</table:table-row>
        <table:table-row table:style-name="ro4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3.7</text:p>
          </table:table-cell>
          <table:table-cell table:style-name="ce111" office:value-type="float" office:value="1374" calcext:value-type="float">
            <text:p>1374</text:p>
          </table:table-cell>
          <table:table-cell table:style-name="ce111" office:value-type="float" office:value="0.01" calcext:value-type="float">
            <text:p>0,0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style-name="ce114" office:value-type="string" calcext:value-type="string">
            <text:p>findbugs</text:p>
          </table:table-cell>
          <table:table-cell table:style-name="ce114" office:value-type="string" calcext:value-type="string">
            <text:p><text:s/>findbugs-3.0.1</text:p>
          </table:table-cell>
          <table:table-cell table:style-name="ce114" office:value-type="float" office:value="1486" calcext:value-type="float">
            <text:p>1486</text:p>
          </table:table-cell>
          <table:table-cell table:style-name="ce114" office:value-type="float" office:value="0.07" calcext:value-type="float">
            <text:p>0,0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14" office:value-type="string" calcext:value-type="string">
            <text:p>findbugs</text:p>
          </table:table-cell>
          <table:table-cell table:style-name="ce114" office:value-type="string" calcext:value-type="string">
            <text:p><text:s/>findbugs-2.0.3-source</text:p>
          </table:table-cell>
          <table:table-cell table:style-name="ce114" office:value-type="float" office:value="1489" calcext:value-type="float">
            <text:p>1489</text:p>
          </table:table-cell>
          <table:table-cell table:style-name="ce114" office:value-type="float" office:value="0.06" calcext:value-type="float">
            <text:p>0,0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5.2</text:p>
          </table:table-cell>
          <table:table-cell table:style-name="ce110" office:value-type="float" office:value="1530" calcext:value-type="float">
            <text:p>1530</text:p>
          </table:table-cell>
          <table:table-cell table:style-name="ce110" office:value-type="float" office:value="0.01" calcext:value-type="float">
            <text:p>0,0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0" office:value-type="string" calcext:value-type="string">
            <text:p>closure-compiler</text:p>
          </table:table-cell>
          <table:table-cell table:style-name="ce110" office:value-type="string" calcext:value-type="string">
            <text:p><text:s/>closure-compiler-20140730</text:p>
          </table:table-cell>
          <table:table-cell table:style-name="ce110" office:value-type="float" office:value="1573" calcext:value-type="float">
            <text:p>1573</text:p>
          </table:table-cell>
          <table:table-cell table:style-name="ce110" office:value-type="float" office:value="0.04" calcext:value-type="float">
            <text:p>0,0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style-name="ce122" office:value-type="string" calcext:value-type="string">
            <text:p>closure-compiler</text:p>
          </table:table-cell>
          <table:table-cell table:style-name="ce122" office:value-type="string" calcext:value-type="string">
            <text:p><text:s/>closure-compiler-20150729</text:p>
          </table:table-cell>
          <table:table-cell table:style-name="ce122" office:value-type="float" office:value="1649" calcext:value-type="float">
            <text:p>1649</text:p>
          </table:table-cell>
          <table:table-cell table:style-name="ce122" office:value-type="float" office:value="0.04" calcext:value-type="float">
            <text:p>0,04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26" calcext:value-type="float">
            <text:p>26</text:p>
          </table:table-cell>
          <table:table-cell table:style-name="ce12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2" office:value-type="string" calcext:value-type="string">
            <text:p>wala</text:p>
          </table:table-cell>
          <table:table-cell table:style-name="ce122" office:value-type="string" calcext:value-type="string">
            <text:p><text:s/>wala-code-4607-tags-R_1.0.02</text:p>
          </table:table-cell>
          <table:table-cell table:style-name="ce122" office:value-type="float" office:value="1685" calcext:value-type="float">
            <text:p>1685</text:p>
          </table:table-cell>
          <table:table-cell table:style-name="ce122" office:value-type="float" office:value="0.02" calcext:value-type="float">
            <text:p>0,02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wala</text:p>
          </table:table-cell>
          <table:table-cell table:style-name="ce111" office:value-type="string" calcext:value-type="string">
            <text:p><text:s/>wala-code-4607-tags-R_1.1.2</text:p>
          </table:table-cell>
          <table:table-cell table:style-name="ce111" office:value-type="float" office:value="1720" calcext:value-type="float">
            <text:p>1720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diferente nos percentis</text:p>
          </table:table-cell>
        </table:table-row>
        <table:table-row table:style-name="ro4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60125</text:p>
          </table:table-cell>
          <table:table-cell table:style-name="ce111" office:value-type="float" office:value="1724" calcext:value-type="float">
            <text:p>1724</text:p>
          </table:table-cell>
          <table:table-cell table:style-name="ce111" office:value-type="float" office:value="0.04" calcext:value-type="float">
            <text:p>0,0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4" office:value-type="string" calcext:value-type="string">
            <text:p>closure-compiler</text:p>
          </table:table-cell>
          <table:table-cell table:style-name="ce114" office:value-type="string" calcext:value-type="string">
            <text:p><text:s/>closure-compiler-20110811</text:p>
          </table:table-cell>
          <table:table-cell table:style-name="ce114" office:value-type="float" office:value="1730" calcext:value-type="float">
            <text:p>1730</text:p>
          </table:table-cell>
          <table:table-cell table:style-name="ce114" office:value-type="float" office:value="0.1" calcext:value-type="float">
            <text:p>0,1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</table:table-row>
        <table:table-row table:style-name="ro4">
          <table:table-cell table:style-name="ce114" office:value-type="string" calcext:value-type="string">
            <text:p>wala</text:p>
          </table:table-cell>
          <table:table-cell table:style-name="ce114" office:value-type="string" calcext:value-type="string">
            <text:p><text:s/>wala-code-4607-tags-R_1.2</text:p>
          </table:table-cell>
          <table:table-cell table:style-name="ce114" office:value-type="float" office:value="1734" calcext:value-type="float">
            <text:p>1734</text:p>
          </table:table-cell>
          <table:table-cell table:style-name="ce114" office:value-type="float" office:value="0.02" calcext:value-type="float">
            <text:p>0,02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table:style-name="ce116" office:value-type="string" calcext:value-type="string">
            <text:p>closure-compiler</text:p>
          </table:table-cell>
          <table:table-cell table:style-name="ce116" office:value-type="string" calcext:value-type="string">
            <text:p><text:s/>closure-compiler-20160517</text:p>
          </table:table-cell>
          <table:table-cell table:style-name="ce116" office:value-type="float" office:value="1800" calcext:value-type="float">
            <text:p>1800</text:p>
          </table:table-cell>
          <table:table-cell table:style-name="ce116" office:value-type="float" office:value="0.04" calcext:value-type="float">
            <text:p>0,0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</table:table-row>
        <table:table-row table:style-name="ro4">
          <table:table-cell table:style-name="ce116" office:value-type="string" calcext:value-type="string">
            <text:p>closure-compiler</text:p>
          </table:table-cell>
          <table:table-cell table:style-name="ce116" office:value-type="string" calcext:value-type="string">
            <text:p><text:s/>closure-compiler-20120305</text:p>
          </table:table-cell>
          <table:table-cell table:style-name="ce116" office:value-type="float" office:value="1802" calcext:value-type="float">
            <text:p>1802</text:p>
          </table:table-cell>
          <table:table-cell table:style-name="ce116" office:value-type="float" office:value="0.1" calcext:value-type="float">
            <text:p>0,1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20" office:value-type="string" calcext:value-type="string">
            <text:p>closure-compiler</text:p>
          </table:table-cell>
          <table:table-cell table:style-name="ce120" office:value-type="string" calcext:value-type="string">
            <text:p><text:s/>closure-compiler-20160713</text:p>
          </table:table-cell>
          <table:table-cell table:style-name="ce120" office:value-type="float" office:value="1860" calcext:value-type="float">
            <text:p>1860</text:p>
          </table:table-cell>
          <table:table-cell table:style-name="ce120" office:value-type="float" office:value="0.04" calcext:value-type="float">
            <text:p>0,0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20" office:value-type="string" calcext:value-type="string">
            <text:p>wala</text:p>
          </table:table-cell>
          <table:table-cell table:style-name="ce120" office:value-type="string" calcext:value-type="string">
            <text:p><text:s/>wala-code-4607-tags-R_1.1</text:p>
          </table:table-cell>
          <table:table-cell table:style-name="ce120" office:value-type="float" office:value="1872" calcext:value-type="float">
            <text:p>1872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9" office:value-type="string" calcext:value-type="string">
            <text:p>wala</text:p>
          </table:table-cell>
          <table:table-cell table:style-name="ce119" office:value-type="string" calcext:value-type="string">
            <text:p><text:s/>wala-code-4607-tags-R_1.2.1.1</text:p>
          </table:table-cell>
          <table:table-cell table:style-name="ce119" office:value-type="float" office:value="1901" calcext:value-type="float">
            <text:p>1901</text:p>
          </table:table-cell>
          <table:table-cell table:style-name="ce119" office:value-type="float" office:value="0.02" calcext:value-type="float">
            <text:p>0,0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</table:table-row>
        <table:table-row table:style-name="ro4">
          <table:table-cell table:style-name="ce119" office:value-type="string" calcext:value-type="string">
            <text:p>wala</text:p>
          </table:table-cell>
          <table:table-cell table:style-name="ce119" office:value-type="string" calcext:value-type="string">
            <text:p><text:s/>wala-code-4607-tags-R_1.2.2</text:p>
          </table:table-cell>
          <table:table-cell table:style-name="ce119" office:value-type="float" office:value="1903" calcext:value-type="float">
            <text:p>1903</text:p>
          </table:table-cell>
          <table:table-cell table:style-name="ce119" office:value-type="float" office:value="0.02" calcext:value-type="float">
            <text:p>0,0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40110</text:p>
          </table:table-cell>
          <table:table-cell table:style-name="ce111" office:value-type="float" office:value="2004" calcext:value-type="float">
            <text:p>2004</text:p>
          </table:table-cell>
          <table:table-cell table:style-name="ce111" office:value-type="float" office:value="0.08" calcext:value-type="float">
            <text:p>0,0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</table:table-row>
        <table:table-row table:style-name="ro4">
          <table:table-cell table:style-name="ce111" office:value-type="string" calcext:value-type="string">
            <text:p>inputtracer</text:p>
          </table:table-cell>
          <table:table-cell table:style-name="ce111" office:value-type="string" calcext:value-type="string">
            <text:p><text:s/>valgrind-inputtracer</text:p>
          </table:table-cell>
          <table:table-cell table:style-name="ce111" office:value-type="float" office:value="2045" calcext:value-type="float">
            <text:p>2045</text:p>
          </table:table-cell>
          <table:table-cell table:style-name="ce111" office:value-type="float" office:value="0.23" calcext:value-type="float">
            <text:p>0,23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diferentes mas no percentil 95 tem SC maior também</text:p>
          </table:table-cell>
        </table:table-row>
        <table:table-row table:style-name="ro4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R_1.3.3</text:p>
          </table:table-cell>
          <table:table-cell table:style-name="ce115" office:value-type="float" office:value="2092" calcext:value-type="float">
            <text:p>2092</text:p>
          </table:table-cell>
          <table:table-cell table:style-name="ce115" office:value-type="float" office:value="0.01" calcext:value-type="float">
            <text:p>0,01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CBO.A141:CBO.Q165">
          <table:sort>
            <table:sort-by table:field-number="5" table:data-type="automatic"/>
          </table:sort>
        </table:database-range>
        <table:database-range table:name="__Anonymous_Sheet_DB__2" table:target-range-address="LCOM4.A140:LCOM4.Q164">
          <table:sort>
            <table:sort-by table:field-number="5" table:data-type="automatic"/>
          </table:sort>
        </table:database-range>
        <table:database-range table:name="__Anonymous_Sheet_DB__3" table:target-range-address="LOC.A140:LOC.Q164">
          <table:sort>
            <table:sort-by table:field-number="5" table:data-type="automatic"/>
          </table:sort>
        </table:database-range>
        <table:database-range table:name="__Anonymous_Sheet_DB__4" table:target-range-address="SC.A140:SC.T164">
          <table:sort>
            <table:sort-by table:field-number="5" table:data-type="automatic"/>
          </table:sort>
        </table:database-range>
        <table:database-range table:name="__Anonymous_Sheet_DB__5" table:target-range-address="SINTESE.A3:SINTESE.G3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CHANGE_COST.A1:CHANGE_COST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6:40:04.5672431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2-09T23:13:55.074385702</dc:date>
    <meta:editing-duration>P1DT9H10M39S</meta:editing-duration>
    <meta:editing-cycles>325</meta:editing-cycles>
    <meta:generator>LibreOffice/5.2.5.1$Linux_X86_64 LibreOffice_project/20m0$Build-1</meta:generator>
    <meta:document-statistic meta:table-count="13" meta:cell-count="12508"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34cm" svg:height="11.775cm" xlink:href=".." xlink:type="simple" chart:class="chart:line" chart:style-name="ch1">
        <chart:legend chart:legend-position="end" svg:x="16.018cm" svg:y="5.339cm" style:legend-expansion="high" chart:style-name="ch2"/>
        <chart:plot-area chart:style-name="ch3" table:cell-range-address="CHANGE_COST.A2:CHANGE_COST.A12 CHANGE_COST.E1:CHANGE_COST.F12" chart:data-source-has-labels="both" svg:x="0.418cm" svg:y="0.235cm" svg:width="15.182cm" svg:height="11.305cm">
          <chartooo:coordinate-region svg:x="2.257cm" svg:y="0.235cm" svg:width="12.3cm" svg:height="7.974cm"/>
          <chart:axis chart:dimension="x" chart:name="primary-x" chart:style-name="ch4" chartooo:axis-type="auto">
            <chartooo:date-scale/>
            <chart:categories table:cell-range-address="CHANGE_COST.A2:CHANGE_COST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NGE_COST.E2:CHANGE_COST.E12" chart:label-cell-address="CHANGE_COST.E1:CHANGE_COST.E1" chart:class="chart:line">
            <chart:data-point chart:repeated="11"/>
          </chart:series>
          <chart:series chart:style-name="ch7" chart:values-cell-range-address="CHANGE_COST.F2:CHANGE_COST.F12" chart:label-cell-address="CHANGE_COST.F1:CHANGE_COST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COST * 1000</text:p>
                <draw:g>
                  <svg:desc>CHANGE_COST.E1:CHANGE_COST.E1</svg:desc>
                </draw:g>
              </table:table-cell>
              <table:table-cell office:value-type="string">
                <text:p>SC 75% * 100</text:p>
                <draw:g>
                  <svg:desc>CHANGE_COST.F1:CHANGE_CO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Closure Compiler         </text:p>
                <draw:g>
                  <svg:desc>CHANGE_COST.A2:CHANGE_COST.A12</svg:desc>
                </draw:g>
              </table:table-cell>
              <table:table-cell office:value-type="float" office:value="400">
                <text:p>400</text:p>
                <draw:g>
                  <svg:desc>CHANGE_COST.E2:CHANGE_COST.E12</svg:desc>
                </draw:g>
              </table:table-cell>
              <table:table-cell office:value-type="float" office:value="600">
                <text:p>600</text:p>
                <draw:g>
                  <svg:desc>CHANGE_COST.F2:CHANGE_COST.F12</svg:desc>
                </draw:g>
              </table:table-cell>
            </table:table-row>
            <table:table-row>
              <table:table-cell office:value-type="string">
                <text:p> FindBugs     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Indus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InputTracer             </text:p>
              </table:table-cell>
              <table:table-cell office:value-type="float" office:value="2300">
                <text:p>2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Kiasan/Bogor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Lotrack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PMD  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PtYasm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 Splint                   </text:p>
              </table:table-cell>
              <table:table-cell office:value-type="float" office:value="2000">
                <text:p>20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 srcML  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WALA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